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6.png" manifest:media-type="image/png"/>
  <manifest:file-entry manifest:full-path="ObjectReplacements/Object 2" manifest:media-type=""/>
  <manifest:file-entry manifest:full-path="Object 2" manifest:media-type="application/octet-stream"/>
  <manifest:file-entry manifest:full-path="media/image5.png" manifest:media-type="image/png"/>
  <manifest:file-entry manifest:full-path="media/image3.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ru" fo:country="RU"/>
    </style:style>
    <style:style style:name="T68" style:parent-style-name="DefaultParagraphFont" style:family="text">
      <style:text-properties style:font-name="Times New Roman" fo:font-size="14pt" style:font-size-asian="14pt" style:font-size-complex="14pt" fo:language="bg" fo:country="BG"/>
    </style:style>
    <style:style style:name="T69" style:parent-style-name="DefaultParagraphFont" style:family="text">
      <style:text-properties style:font-name="Times New Roman" fo:font-size="14pt" style:font-size-asian="14pt" style:font-size-complex="14pt" fo:language="ru" fo:country="RU"/>
    </style:style>
    <style:style style:name="P70" style:parent-style-name="Normal" style:family="paragraph">
      <style:paragraph-properties fo:text-align="justify"/>
    </style:style>
    <style:style style:name="T71" style:parent-style-name="DefaultParagraphFont" style:family="text">
      <style:text-properties style:font-name="Times New Roman" fo:font-size="14pt" style:font-size-asian="14pt" style:font-size-complex="14pt" fo:language="ru" fo:country="RU"/>
    </style:style>
    <style:style style:name="T72" style:parent-style-name="DefaultParagraphFont" style:family="text">
      <style:text-properties style:font-name="Times New Roman" fo:font-size="14pt" style:font-size-asian="14pt" style:font-size-complex="14pt" fo:language="bg" fo:country="BG"/>
    </style:style>
    <style:style style:name="T73" style:parent-style-name="DefaultParagraphFont" style:family="text">
      <style:text-properties style:font-name="Times New Roman" fo:font-size="14pt" style:font-size-asian="14pt" style:font-size-complex="14pt" fo:language="ru" fo:country="RU"/>
    </style:style>
    <style:style style:name="T74" style:parent-style-name="DefaultParagraphFont" style:family="text">
      <style:text-properties style:font-name="Times New Roman" fo:font-size="14pt" style:font-size-asian="14pt" style:font-size-complex="14pt" fo:language="bg" fo:country="BG"/>
    </style:style>
    <style:style style:name="T75" style:parent-style-name="DefaultParagraphFont" style:family="text">
      <style:text-properties style:font-name="Times New Roman" fo:font-size="14pt" style:font-size-asian="14pt" style:font-size-complex="14pt"/>
    </style:style>
    <style:style style:name="P76" style:parent-style-name="Normal" style:family="paragraph">
      <style:paragraph-properties fo:text-align="justify"/>
      <style:text-properties style:font-name="Times New Roman" fo:font-size="14pt" style:font-size-asian="14pt" style:font-size-complex="14pt"/>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center"/>
      <style:text-properties style:font-name="Times New Roman" fo:font-size="14pt" style:font-size-asian="14pt" style:font-size-complex="14pt" fo:language="ru" fo:country="RU"/>
    </style:style>
    <style:style style:name="P81" style:parent-style-name="Normal" style:family="paragraph">
      <style:paragraph-properties fo:text-align="justify"/>
      <style:text-properties style:font-name="Times New Roman" fo:font-size="14pt" style:font-size-asian="14pt" style:font-size-complex="14pt"/>
    </style:style>
    <style:style style:name="P82" style:parent-style-name="ListParagraph" style:family="paragraph">
      <style:text-properties style:font-name="Times New Roman" fo:font-size="14pt" style:font-size-asian="14pt" style:font-size-complex="14pt" fo:language="bg" fo:country="BG"/>
    </style:style>
    <style:style style:name="T83" style:parent-style-name="DefaultParagraphFont" style:family="text">
      <style:text-properties style:font-name="Times New Roman" style:font-size-complex="12pt" fo:language="bg" fo:country="BG"/>
    </style:style>
    <style:style style:name="T84" style:parent-style-name="DefaultParagraphFont" style:family="text">
      <style:text-properties style:font-name="Times New Roman" style:font-size-complex="12pt"/>
    </style:style>
    <style:style style:name="T85" style:parent-style-name="DefaultParagraphFont" style:family="text">
      <style:text-properties style:font-name="Times New Roman" style:font-size-complex="12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text-properties style:font-name="Times New Roman" fo:font-size="14pt" style:font-size-asian="14pt" style:font-size-complex="14pt" fo:language="bg" fo:country="BG"/>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1"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2" style:parent-style-name="ListParagraph" style:family="paragraph"/>
    <style:style style:name="T93" style:parent-style-name="DefaultParagraphFont" style:family="text">
      <style:text-properties style:font-name="Times New Roman" fo:font-size="14pt" style:font-size-asian="14pt" style:font-size-complex="14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ListParagraph"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text-properties style:font-name="Times New Roman" style:font-size-complex="12pt" fo:language="bg" fo:country="BG"/>
    </style:style>
    <style:style style:name="P104" style:parent-style-name="Normal" style:family="paragraph">
      <style:paragraph-properties fo:text-align="end"/>
    </style:style>
    <style:style style:name="T105" style:parent-style-name="DefaultParagraphFont" style:family="text">
      <style:text-properties style:font-name="Times New Roman" fo:font-size="14pt" style:font-size-asian="14pt" style:font-size-complex="14pt" fo:language="bg" fo:country="BG"/>
    </style:style>
    <style:style style:name="T106" style:parent-style-name="DefaultParagraphFont" style:family="text">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text-properties style:font-name="Times New Roman" fo:font-size="14pt" style:font-size-asian="14pt" style:font-size-complex="14pt"/>
    </style:style>
    <style:style style:name="P109" style:parent-style-name="Normal" style:family="paragraph">
      <style:paragraph-properties fo:text-align="end"/>
    </style:style>
    <style:style style:name="T110" style:parent-style-name="DefaultParagraphFont" style:family="text">
      <style:text-properties style:font-name="Times New Roman" fo:font-size="14pt" style:font-size-asian="14pt" style:font-size-complex="14pt" fo:language="bg" fo:country="BG"/>
    </style:style>
    <style:style style:name="T111" style:parent-style-name="DefaultParagraphFont" style:family="text">
      <style:text-properties style:font-name="Times New Roman" fo:font-size="14pt" style:font-size-asian="14pt" style:font-size-complex="14pt"/>
    </style:style>
    <style:style style:name="P112" style:parent-style-name="Normal" style:family="paragraph">
      <style:paragraph-properties fo:text-align="end"/>
    </style:style>
    <style:style style:name="T113" style:parent-style-name="DefaultParagraphFont" style:family="text">
      <style:text-properties style:font-name="Times New Roman" style:font-size-complex="12pt"/>
    </style:style>
    <style:style style:name="T114" style:parent-style-name="DefaultParagraphFont" style:family="text">
      <style:text-properties style:font-name="Times New Roman" style:font-size-complex="12pt" fo:language="bg" fo:country="BG"/>
    </style:style>
    <style:style style:name="T115" style:parent-style-name="DefaultParagraphFont" style:family="text">
      <style:text-properties style:font-name="Times New Roman" style:font-size-complex="12pt"/>
    </style:style>
    <style:style style:name="P116" style:parent-style-name="Normal" style:family="paragraph">
      <style:paragraph-properties fo:text-align="end"/>
      <style:text-properties style:font-name="Times New Roman" fo:font-size="14pt" style:font-size-asian="14pt" style:font-size-complex="14pt" fo:language="bg" fo:country="BG"/>
    </style:style>
    <style:style style:name="P117" style:parent-style-name="Normal" style:family="paragraph">
      <style:paragraph-properties fo:text-align="end"/>
    </style:style>
    <style:style style:name="T118" style:parent-style-name="DefaultParagraphFont" style:family="text">
      <style:text-properties style:font-name="Times New Roman" fo:font-size="14pt" style:font-size-asian="14pt" style:font-size-complex="14pt" fo:language="bg" fo:country="BG"/>
    </style:style>
    <style:style style:name="T119" style:parent-style-name="DefaultParagraphFont" style:family="text">
      <style:text-properties style:font-name="Times New Roman" fo:font-size="14pt" style:font-size-asian="14pt" style:font-size-complex="14pt"/>
    </style:style>
    <style:style style:name="P120" style:parent-style-name="Normal" style:family="paragraph">
      <style:paragraph-properties fo:text-align="end"/>
    </style:style>
    <style:style style:name="T121" style:parent-style-name="DefaultParagraphFont" style:family="text">
      <style:text-properties style:font-name="Times New Roman" style:font-size-complex="12pt"/>
    </style:style>
    <style:style style:name="T122" style:parent-style-name="DefaultParagraphFont" style:family="text">
      <style:text-properties style:font-name="Times New Roman" style:font-size-complex="12pt" fo:language="bg" fo:country="BG"/>
    </style:style>
    <style:style style:name="T123" style:parent-style-name="DefaultParagraphFont" style:family="text">
      <style:text-properties style:font-name="Times New Roman" style:font-size-complex="12pt"/>
    </style:style>
    <style:style style:name="P124" style:parent-style-name="Normal" style:family="paragraph">
      <style:paragraph-properties fo:text-align="end"/>
      <style:text-properties style:font-name="Times New Roman" fo:font-size="14pt" style:font-size-asian="14pt" style:font-size-complex="14pt" fo:language="bg" fo:country="BG"/>
    </style:style>
    <style:style style:name="P125" style:parent-style-name="Normal" style:family="paragraph">
      <style:paragraph-properties fo:break-before="page" style:punctuation-wrap="hanging" style:text-autospace="ideograph-alpha" style:vertical-align="auto" fo:margin-bottom="0.1111in"/>
      <style:text-properties style:font-name="Times New Roman" fo:font-size="14pt" style:font-size-asian="14pt" style:font-size-complex="14pt" fo:language="bg" fo:country="BG"/>
    </style:style>
    <style:style style:name="P126" style:parent-style-name="Normal" style:family="paragraph">
      <style:text-properties style:font-name="Times New Roman" fo:font-weight="bold" style:font-weight-asian="bold" fo:font-size="14pt" style:font-size-asian="14pt" style:font-size-complex="14pt" fo:language="bg" fo:country="BG"/>
    </style:style>
    <style:style style:name="P127" style:parent-style-name="Normal" style:family="paragraph">
      <style:paragraph-properties fo:line-height="120%"/>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T133" style:parent-style-name="DefaultParagraphFont" style:family="text">
      <style:text-properties style:font-name="Times New Roman" style:font-size-complex="12pt" fo:language="bg" fo:country="BG"/>
    </style:style>
    <style:style style:name="T134" style:parent-style-name="DefaultParagraphFont" style:family="text">
      <style:text-properties style:font-name="Times New Roman" style:font-size-complex="12pt"/>
    </style:style>
    <style:style style:name="P135" style:parent-style-name="Normal" style:family="paragraph">
      <style:paragraph-properties fo:line-height="120%"/>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T139" style:parent-style-name="DefaultParagraphFont" style:family="text">
      <style:text-properties style:font-name="Times New Roman" style:font-size-complex="12pt"/>
    </style:style>
    <style:style style:name="T140" style:parent-style-name="DefaultParagraphFont" style:family="text">
      <style:text-properties style:font-name="Times New Roman" style:font-size-complex="12pt" fo:language="bg" fo:country="BG"/>
    </style:style>
    <style:style style:name="T141" style:parent-style-name="DefaultParagraphFont" style:family="text">
      <style:text-properties style:font-name="Times New Roman" style:font-size-complex="12pt" fo:language="bg" fo:country="BG"/>
    </style:style>
    <style:style style:name="P142" style:parent-style-name="Normal" style:family="paragraph">
      <style:paragraph-properties fo:line-height="120%"/>
    </style:style>
    <style:style style:name="T143" style:parent-style-name="DefaultParagraphFont" style:family="text">
      <style:text-properties style:font-name="Times New Roman" style:font-size-complex="12pt"/>
    </style:style>
    <style:style style:name="T144" style:parent-style-name="DefaultParagraphFont" style:family="text">
      <style:text-properties style:font-name="Times New Roman" style:font-size-complex="12pt" fo:language="bg" fo:country="BG"/>
    </style:style>
    <style:style style:name="T145" style:parent-style-name="DefaultParagraphFont" style:family="text">
      <style:text-properties style:font-name="Times New Roman" style:font-size-complex="12pt"/>
    </style:style>
    <style:style style:name="T146" style:parent-style-name="DefaultParagraphFont" style:family="text">
      <style:text-properties style:font-name="Times New Roman" style:font-size-complex="12pt" fo:language="bg" fo:country="BG"/>
    </style:style>
    <style:style style:name="T147" style:parent-style-name="DefaultParagraphFont" style:family="text">
      <style:text-properties style:font-name="Times New Roman" style:font-size-complex="12pt"/>
    </style:style>
    <style:style style:name="T148" style:parent-style-name="DefaultParagraphFont" style:family="text">
      <style:text-properties style:font-name="Times New Roman" style:font-size-complex="12pt" fo:language="bg" fo:country="BG"/>
    </style:style>
    <style:style style:name="T149" style:parent-style-name="DefaultParagraphFont" style:family="text">
      <style:text-properties style:font-name="Times New Roman" style:font-size-complex="12pt"/>
    </style:style>
    <style:style style:name="T150" style:parent-style-name="DefaultParagraphFont" style:family="text">
      <style:text-properties style:font-name="Times New Roman" style:font-size-complex="12pt" fo:language="bg" fo:country="BG"/>
    </style:style>
    <style:style style:name="T151" style:parent-style-name="DefaultParagraphFont" style:family="text">
      <style:text-properties style:font-name="Times New Roman" style:font-size-complex="12pt"/>
    </style:style>
    <style:style style:name="T152" style:parent-style-name="DefaultParagraphFont" style:family="text">
      <style:text-properties style:font-name="Times New Roman" style:font-size-complex="12pt" fo:language="bg" fo:country="BG"/>
    </style:style>
    <style:style style:name="T153" style:parent-style-name="DefaultParagraphFont" style:family="text">
      <style:text-properties style:font-name="Times New Roman" style:font-size-complex="12pt" fo:language="bg" fo:country="BG"/>
    </style:style>
    <style:style style:name="P154" style:parent-style-name="Normal" style:family="paragraph">
      <style:paragraph-properties fo:line-height="120%"/>
    </style:style>
    <style:style style:name="T155" style:parent-style-name="DefaultParagraphFont" style:family="text">
      <style:text-properties style:font-name="Times New Roman" style:font-size-complex="12pt" fo:language="bg" fo:country="BG"/>
    </style:style>
    <style:style style:name="T156" style:parent-style-name="DefaultParagraphFont" style:family="text">
      <style:text-properties style:font-name="Times New Roman" style:font-size-complex="12pt"/>
    </style:style>
    <style:style style:name="T157" style:parent-style-name="DefaultParagraphFont" style:family="text">
      <style:text-properties style:font-name="Times New Roman" style:font-size-complex="12pt" fo:language="bg" fo:country="BG"/>
    </style:style>
    <style:style style:name="T158" style:parent-style-name="DefaultParagraphFont" style:family="text">
      <style:text-properties style:font-name="Times New Roman" style:font-size-complex="12pt"/>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fo:language="bg" fo:country="BG"/>
    </style:style>
    <style:style style:name="P161" style:parent-style-name="Normal" style:family="paragraph">
      <style:text-properties style:font-name="Times New Roman" fo:font-size="14pt" style:font-size-asian="14pt" style:font-size-complex="14pt" fo:language="bg" fo:country="BG"/>
    </style:style>
    <style:style style:name="P162" style:parent-style-name="Normal" style:family="paragraph">
      <style:text-properties style:font-name="Times New Roman" fo:font-weight="bold" style:font-weight-asian="bold" fo:font-size="14pt" style:font-size-asian="14pt" style:font-size-complex="14pt" fo:language="bg" fo:country="BG"/>
    </style:style>
    <style:style style:name="P163" style:parent-style-name="Normal" style:family="paragraph">
      <style:paragraph-properties fo:line-height="120%"/>
    </style:style>
    <style:style style:name="T164" style:parent-style-name="DefaultParagraphFont" style:family="text">
      <style:text-properties style:font-name="Times New Roman" style:font-size-complex="12pt" fo:language="bg" fo:country="BG"/>
    </style:style>
    <style:style style:name="T165" style:parent-style-name="DefaultParagraphFont" style:family="text">
      <style:text-properties style:font-name="Times New Roman" style:font-size-complex="12pt"/>
    </style:style>
    <style:style style:name="T166" style:parent-style-name="DefaultParagraphFont" style:family="text">
      <style:text-properties style:font-name="Times New Roman" style:font-size-complex="12pt" fo:language="bg" fo:country="BG"/>
    </style:style>
    <style:style style:name="T167" style:parent-style-name="DefaultParagraphFont" style:family="text">
      <style:text-properties style:font-name="Times New Roman" style:font-size-complex="12pt" fo:language="bg" fo:country="BG"/>
    </style:style>
    <style:style style:name="T168" style:parent-style-name="DefaultParagraphFont" style:family="text">
      <style:text-properties style:font-name="Times New Roman" style:font-size-complex="12pt"/>
    </style:style>
    <style:style style:name="T169" style:parent-style-name="DefaultParagraphFont" style:family="text">
      <style:text-properties style:font-name="Times New Roman" style:font-size-complex="12pt" fo:language="bg" fo:country="BG"/>
    </style:style>
    <style:style style:name="P170" style:parent-style-name="Normal" style:family="paragraph">
      <style:paragraph-properties fo:break-before="page" style:punctuation-wrap="hanging" style:text-autospace="ideograph-alpha" style:vertical-align="auto" fo:margin-bottom="0.1111in"/>
      <style:text-properties style:font-name="Times New Roman" style:font-size-complex="12pt" fo:language="bg" fo:country="BG"/>
    </style:style>
    <style:style style:name="P17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72" style:parent-style-name="Normal" style:family="paragraph">
      <style:paragraph-properties fo:line-height="120%"/>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T174" style:parent-style-name="DefaultParagraphFont" style:family="text">
      <style:text-properties style:font-name="Times New Roman" fo:font-weight="bold" style:font-weight-asian="bold" fo:font-size="16pt" style:font-size-asian="16pt" style:font-size-complex="14pt"/>
    </style:style>
    <style:style style:name="T175" style:parent-style-name="DefaultParagraphFont" style:family="text">
      <style:text-properties style:font-name="Times New Roman" fo:font-weight="bold" style:font-weight-asian="bold" fo:font-size="16pt" style:font-size-asian="16pt" style:font-size-complex="14pt" fo:language="bg" fo:country="BG"/>
    </style:style>
    <style:style style:name="T176" style:parent-style-name="DefaultParagraphFont" style:family="text">
      <style:text-properties style:font-name="Times New Roman" fo:font-weight="bold" style:font-weight-asian="bold" fo:font-size="16pt" style:font-size-asian="16pt" style:font-size-complex="14pt"/>
    </style:style>
    <style:style style:name="T177" style:parent-style-name="DefaultParagraphFont" style:family="text">
      <style:text-properties style:font-name="Times New Roman" fo:font-weight="bold" style:font-weight-asian="bold" fo:font-size="16pt" style:font-size-asian="16pt" style:font-size-complex="14pt" fo:language="bg" fo:country="BG"/>
    </style:style>
    <style:style style:name="T178" style:parent-style-name="DefaultParagraphFont" style:family="text">
      <style:text-properties style:font-name="Times New Roman" fo:font-weight="bold" style:font-weight-asian="bold" fo:font-size="16pt" style:font-size-asian="16pt" style:font-size-complex="14pt"/>
    </style:style>
    <style:style style:name="T179" style:parent-style-name="DefaultParagraphFont" style:family="text">
      <style:text-properties style:font-name="Times New Roman" fo:font-weight="bold" style:font-weight-asian="bold" fo:font-size="16pt" style:font-size-asian="16pt" style:font-size-complex="14pt" fo:language="bg" fo:country="BG"/>
    </style:style>
    <style:style style:name="P180" style:parent-style-name="Normal" style:family="paragraph">
      <style:text-properties style:font-name="Times New Roman" style:font-size-complex="12pt" fo:language="bg" fo:country="BG"/>
    </style:style>
    <style:style style:name="T181" style:parent-style-name="DefaultParagraphFont" style:family="text">
      <style:text-properties style:font-name="Times New Roman" fo:font-weight="bold" style:font-weight-asian="bold" fo:font-size="14pt" style:font-size-asian="14pt" style:font-size-complex="14pt" fo:language="bg" fo:country="BG"/>
    </style:style>
    <style:style style:name="T182" style:parent-style-name="DefaultParagraphFont" style:family="text">
      <style:text-properties style:font-name="Times New Roman" fo:font-weight="bold" style:font-weight-asian="bold" fo:font-size="14pt" style:font-size-asian="14pt" style:font-size-complex="14pt"/>
    </style:style>
    <style:style style:name="T183" style:parent-style-name="DefaultParagraphFont" style:family="text">
      <style:text-properties style:font-name="Times New Roman" fo:font-weight="bold" style:font-weight-asian="bold" fo:font-size="14pt" style:font-size-asian="14pt" style:font-size-complex="14pt" fo:language="bg" fo:country="BG"/>
    </style:style>
    <style:style style:name="P184" style:parent-style-name="Normal" style:family="paragraph">
      <style:text-properties style:font-name="Times New Roman" fo:font-weight="bold" style:font-weight-asian="bold" fo:font-size="14pt" style:font-size-asian="14pt" style:font-size-complex="14pt" fo:language="bg" fo:country="BG"/>
    </style:style>
    <style:style style:name="P185" style:parent-style-name="Normal" style:family="paragraph">
      <style:text-properties style:font-name="Times New Roman" fo:font-size="14pt" style:font-size-asian="14pt" style:font-size-complex="14pt" fo:language="bg" fo:country="BG"/>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Paragraph" style:family="paragraph">
      <style:text-properties fo:font-size="14pt" style:font-size-asian="14pt"/>
    </style:style>
    <style:style style:name="P191" style:parent-style-name="Paragraph" style:family="paragraph">
      <style:text-properties fo:font-size="14pt" style:font-size-asian="14pt"/>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P197" style:parent-style-name="Paragraph" style:family="paragraph"/>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P202" style:parent-style-name="Paragraph" style:family="paragraph"/>
    <style:style style:name="T203" style:parent-style-name="DefaultParagraphFont" style:family="text">
      <style:text-properties fo:language="en" fo:country="U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P207" style:parent-style-name="Normal" style:family="paragraph">
      <style:text-properties style:font-name="Times New Roman" style:font-size-complex="14pt"/>
    </style:style>
    <style:style style:name="P208" style:parent-style-name="Normal" style:family="paragraph">
      <style:text-properties style:font-name="Times New Roman" fo:font-size="14pt" style:font-size-asian="14pt" style:font-size-complex="14pt" fo:language="bg" fo:country="BG"/>
    </style:style>
    <style:style style:name="P209" style:parent-style-name="Paragraph" style:family="paragraph">
      <style:paragraph-properties fo:margin-left="0.35in">
        <style:tab-stops/>
      </style:paragraph-properties>
    </style:style>
    <style:style style:name="T210" style:parent-style-name="DefaultParagraphFont" style:family="text">
      <style:text-properties fo:language="en" fo:country="US"/>
    </style:style>
    <style:style style:name="P211" style:parent-style-name="Paragraph" style:family="paragraph">
      <style:paragraph-properties fo:margin-left="0.35in">
        <style:tab-stops/>
      </style:paragraph-properties>
    </style:style>
    <style:style style:name="T212" style:parent-style-name="DefaultParagraphFont" style:family="text">
      <style:text-properties fo:language="en" fo:country="US"/>
    </style:style>
    <style:style style:name="P213" style:parent-style-name="Paragraph" style:family="paragraph"/>
    <style:style style:name="P214" style:parent-style-name="Paragraph" style:family="paragraph">
      <style:paragraph-properties fo:margin-left="0.6in">
        <style:tab-stops/>
      </style:paragraph-properties>
    </style:style>
    <style:style style:name="T215" style:parent-style-name="DefaultParagraphFont" style:family="text">
      <style:text-properties fo:font-style="italic" style:font-style-asian="italic" fo:language="en" fo:country="US"/>
    </style:style>
    <style:style style:name="T216" style:parent-style-name="DefaultParagraphFont" style:family="text">
      <style:text-properties fo:font-style="italic" style:font-style-asian="italic"/>
    </style:style>
    <style:style style:name="T217" style:parent-style-name="DefaultParagraphFont" style:family="text">
      <style:text-properties fo:font-style="italic" style:font-style-asian="italic" fo:language="en" fo:country="US"/>
    </style:style>
    <style:style style:name="T218" style:parent-style-name="DefaultParagraphFont" style:family="text">
      <style:text-properties fo:font-style="italic" style:font-style-asian="italic"/>
    </style:style>
    <style:style style:name="T219" style:parent-style-name="DefaultParagraphFont" style:family="text">
      <style:text-properties fo:font-style="italic" style:font-style-asian="italic" fo:language="en" fo:country="US"/>
    </style:style>
    <style:style style:name="P220" style:parent-style-name="Paragraph" style:family="paragraph">
      <style:paragraph-properties fo:margin-left="0.6in">
        <style:tab-stops/>
      </style:paragraph-properties>
    </style:style>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style:style>
    <style:style style:name="T223" style:parent-style-name="DefaultParagraphFont" style:family="text">
      <style:text-properties fo:font-style="italic" style:font-style-asian="italic"/>
    </style:style>
    <style:style style:name="T224" style:parent-style-name="DefaultParagraphFont" style:family="text">
      <style:text-properties fo:font-style="italic" style:font-style-asian="italic" fo:language="en" fo:country="US"/>
    </style:style>
    <style:style style:name="T225" style:parent-style-name="DefaultParagraphFont" style:family="text">
      <style:text-properties fo:language="en" fo:country="US"/>
    </style:style>
    <style:style style:name="P226" style:parent-style-name="Paragraph" style:family="paragraph"/>
    <style:style style:name="P227" style:parent-style-name="Paragraph" style:family="paragraph">
      <style:paragraph-properties fo:margin-left="0.6in">
        <style:tab-stops/>
      </style:paragraph-properties>
    </style:style>
    <style:style style:name="T228" style:parent-style-name="DefaultParagraphFont" style:family="text">
      <style:text-properties fo:font-weight="bold" style:font-weight-asian="bold" fo:language="en" fo:country="US"/>
    </style:style>
    <style:style style:name="T229" style:parent-style-name="DefaultParagraphFont" style:family="text">
      <style:text-properties fo:font-style="italic" style:font-style-asian="italic" fo:language="en" fo:country="US"/>
    </style:style>
    <style:style style:name="T230" style:parent-style-name="DefaultParagraphFont" style:family="text">
      <style:text-properties fo:font-style="italic" style:font-style-asian="italic"/>
    </style:style>
    <style:style style:name="T231" style:parent-style-name="DefaultParagraphFont" style:family="text">
      <style:text-properties fo:font-style="italic" style:font-style-asian="italic" fo:language="en" fo:country="US"/>
    </style:style>
    <style:style style:name="T232" style:parent-style-name="DefaultParagraphFont" style:family="text">
      <style:text-properties fo:font-style="italic" style:font-style-asian="italic"/>
    </style:style>
    <style:style style:name="T233" style:parent-style-name="DefaultParagraphFont" style:family="text">
      <style:text-properties fo:font-style="italic" style:font-style-asian="italic" fo:language="en" fo:country="US"/>
    </style:style>
    <style:style style:name="T234" style:parent-style-name="DefaultParagraphFont" style:family="text">
      <style:text-properties fo:font-weight="bold" style:font-weight-asian="bold" fo:language="en" fo:country="US"/>
    </style:style>
    <style:style style:name="P235" style:parent-style-name="Paragraph" style:family="paragraph">
      <style:paragraph-properties fo:margin-left="0.6in">
        <style:tab-stops/>
      </style:paragraph-properties>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weight="bold" style:font-weight-asian="bold"/>
    </style:style>
    <style:style style:name="T238" style:parent-style-name="DefaultParagraphFont" style:family="text">
      <style:text-properties fo:font-style="italic" style:font-style-asian="italic" fo:language="en" fo:country="US"/>
    </style:style>
    <style:style style:name="T239" style:parent-style-name="DefaultParagraphFont" style:family="text">
      <style:text-properties fo:language="en" fo:country="US"/>
    </style:style>
    <style:style style:name="T240" style:parent-style-name="DefaultParagraphFont" style:family="text">
      <style:text-properties fo:font-style="italic" style:font-style-asian="italic" fo:language="en" fo:country="US"/>
    </style:style>
    <style:style style:name="T241" style:parent-style-name="DefaultParagraphFont" style:family="text">
      <style:text-properties fo:font-style="italic" style:font-style-asian="italic"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fo:language="en" fo:country="US"/>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font-weight="bold" style:font-weight-asian="bold" fo:language="en" fo:country="US"/>
    </style:style>
    <style:style style:name="T247" style:parent-style-name="DefaultParagraphFont" style:family="text">
      <style:text-properties fo:language="en" fo:country="US"/>
    </style:style>
    <style:style style:name="P248" style:parent-style-name="Paragraph" style:family="paragraph">
      <style:paragraph-properties fo:margin-left="0.6in">
        <style:tab-stops/>
      </style:paragraph-properties>
    </style:style>
    <style:style style:name="T249" style:parent-style-name="DefaultParagraphFont" style:family="text">
      <style:text-properties fo:font-weight="bold" style:font-weight-asian="bold"/>
    </style:style>
    <style:style style:name="T250" style:parent-style-name="DefaultParagraphFont" style:family="text">
      <style:text-properties fo:language="en" fo:country="US"/>
    </style:style>
    <style:style style:name="T251" style:parent-style-name="DefaultParagraphFont" style:family="text">
      <style:text-properties fo:language="en" fo:country="US"/>
    </style:style>
    <style:style style:name="P252" style:parent-style-name="Paragraph" style:family="paragraph"/>
    <style:style style:name="P253" style:parent-style-name="Paragraph" style:family="paragraph">
      <style:paragraph-properties fo:margin-left="0.6in">
        <style:tab-stops/>
      </style:paragraph-propertie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font-style="italic" style:font-style-asian="italic" fo:language="en" fo:country="US"/>
    </style:style>
    <style:style style:name="T256" style:parent-style-name="DefaultParagraphFont" style:family="text">
      <style:text-properties fo:font-style="italic" style:font-style-asian="italic" fo:language="en" fo:country="US"/>
    </style:style>
    <style:style style:name="T257" style:parent-style-name="DefaultParagraphFont" style:family="text">
      <style:text-properties fo:font-style="italic" style:font-style-asian="italic"/>
    </style:style>
    <style:style style:name="T258" style:parent-style-name="DefaultParagraphFont" style:family="text">
      <style:text-properties fo:font-style="italic" style:font-style-asian="italic"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font-weight="bold" style:font-weight-asian="bold" fo:language="en" fo:country="US"/>
    </style:style>
    <style:style style:name="T262" style:parent-style-name="DefaultParagraphFont" style:family="text">
      <style:text-properties fo:language="en" fo:country="US"/>
    </style:style>
    <style:style style:name="P263" style:parent-style-name="Paragraph" style:family="paragraph">
      <style:paragraph-properties fo:margin-left="0.6in">
        <style:tab-stops/>
      </style:paragraph-properties>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weight="bold" style:font-weight-asian="bold"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P270" style:parent-style-name="Paragraph" style:family="paragraph"/>
    <style:style style:name="P271" style:parent-style-name="Paragraph" style:family="paragraph">
      <style:paragraph-properties fo:margin-left="0.6in">
        <style:tab-stops/>
      </style:paragraph-properties>
    </style:style>
    <style:style style:name="T272" style:parent-style-name="DefaultParagraphFont" style:family="text">
      <style:text-properties fo:font-weight="bold" style:font-weight-asian="bold" fo:language="en" fo:country="US"/>
    </style:style>
    <style:style style:name="T273" style:parent-style-name="DefaultParagraphFont" style:family="text">
      <style:text-properties fo:font-style="italic" style:font-style-asian="italic" fo:language="en" fo:country="US"/>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fo:language="en" fo:country="US"/>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fo:language="en" fo:country="US"/>
    </style:style>
    <style:style style:name="T278" style:parent-style-name="DefaultParagraphFont" style:family="text">
      <style:text-properties fo:font-weight="bold" style:font-weight-asian="bold" fo:language="en" fo:country="US"/>
    </style:style>
    <style:style style:name="T279" style:parent-style-name="DefaultParagraphFont" style:family="text">
      <style:text-properties fo:language="en" fo:country="US"/>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language="en" fo:country="US"/>
    </style:style>
    <style:style style:name="P284" style:parent-style-name="Paragraph" style:family="paragraph">
      <style:paragraph-properties fo:margin-left="0.6in">
        <style:tab-stops/>
      </style:paragraph-properties>
    </style:style>
    <style:style style:name="P285" style:parent-style-name="Paragraph" style:family="paragraph">
      <style:paragraph-properties fo:margin-left="0.6in">
        <style:tab-stops/>
      </style:paragraph-properties>
    </style:style>
    <style:style style:name="T286" style:parent-style-name="DefaultParagraphFont" style:family="text">
      <style:text-properties fo:font-weight="bold" style:font-weight-asian="bold"/>
    </style:style>
    <style:style style:name="T287" style:parent-style-name="DefaultParagraphFont" style:family="text">
      <style:text-properties fo:font-weight="bold" style:font-weight-asian="bold" fo:language="en" fo:country="US"/>
    </style:style>
    <style:style style:name="T288" style:parent-style-name="DefaultParagraphFont" style:family="text">
      <style:text-properties fo:font-style="italic" style:font-style-asian="italic" fo:language="en" fo:country="US"/>
    </style:style>
    <style:style style:name="T289" style:parent-style-name="DefaultParagraphFont" style:family="text">
      <style:text-properties fo:font-weight="bold" style:font-weight-asian="bold" fo:language="en" fo:country="US"/>
    </style:style>
    <style:style style:name="T290" style:parent-style-name="DefaultParagraphFont" style:family="text">
      <style:text-properties fo:font-style="italic" style:font-style-asian="italic" fo:language="en" fo:country="US"/>
    </style:style>
    <style:style style:name="T291" style:parent-style-name="DefaultParagraphFont" style:family="text">
      <style:text-properties fo:language="en" fo:country="US"/>
    </style:style>
    <style:style style:name="T292" style:parent-style-name="DefaultParagraphFont" style:family="text">
      <style:text-properties style:font-name="Wingdings" style:font-name-asian="Wingdings" style:font-name-complex="Wingdings" fo:language="en" fo:country="US"/>
    </style:style>
    <style:style style:name="T293" style:parent-style-name="DefaultParagraphFont" style:family="text">
      <style:text-properties fo:language="en" fo:country="US"/>
    </style:style>
    <style:style style:name="T294" style:parent-style-name="DefaultParagraphFont" style:family="text">
      <style:text-properties style:font-name="Wingdings" style:font-name-asian="Wingdings" style:font-name-complex="Wingdings" fo:language="en" fo:country="US"/>
    </style:style>
    <style:style style:name="T295" style:parent-style-name="DefaultParagraphFont" style:family="text">
      <style:text-properties fo:language="en" fo:country="US"/>
    </style:style>
    <style:style style:name="P296" style:parent-style-name="Paragraph" style:family="paragraph"/>
    <style:style style:name="P297" style:parent-style-name="Paragraph" style:family="paragraph">
      <style:paragraph-properties fo:margin-left="0.25in">
        <style:tab-stops/>
      </style:paragraph-propertie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P301" style:parent-style-name="Paragraph" style:family="paragraph">
      <style:paragraph-properties fo:margin-left="0.25in">
        <style:tab-stops/>
      </style:paragraph-properties>
    </style:style>
    <style:style style:name="P302" style:parent-style-name="Paragraph" style:family="paragraph">
      <style:paragraph-properties fo:margin-left="0.25in">
        <style:tab-stops/>
      </style:paragraph-properties>
    </style:style>
    <style:style style:name="P303" style:parent-style-name="Paragraph" style:family="paragraph">
      <style:paragraph-properties fo:margin-left="0.25in">
        <style:tab-stops/>
      </style:paragraph-properties>
    </style:style>
    <style:style style:name="P304" style:parent-style-name="Paragraph" style:family="paragraph">
      <style:paragraph-properties fo:margin-left="0.25in">
        <style:tab-stops/>
      </style:paragraph-properties>
    </style:style>
    <style:style style:name="P305" style:parent-style-name="Paragraph" style:family="paragraph"/>
    <style:style style:name="T306" style:parent-style-name="DefaultParagraphFont" style:family="text">
      <style:text-properties fo:language="en" fo:country="US"/>
    </style:style>
    <style:style style:name="P307" style:parent-style-name="Paragraph" style:family="paragraph">
      <style:paragraph-properties fo:margin-left="0.75in">
        <style:tab-stops/>
      </style:paragraph-properties>
    </style:style>
    <style:style style:name="P308" style:parent-style-name="Paragraph" style:family="paragraph">
      <style:text-properties fo:language="en" fo:country="US"/>
    </style:style>
    <style:style style:name="P309" style:parent-style-name="Paragraph" style:family="paragraph">
      <style:paragraph-properties fo:margin-left="0.75in">
        <style:tab-stops/>
      </style:paragraph-propertie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T312" style:parent-style-name="DefaultParagraphFont" style:family="text">
      <style:text-properties fo:language="en" fo:country="US"/>
    </style:style>
    <style:style style:name="P313" style:parent-style-name="Paragraph" style:family="paragraph">
      <style:text-properties fo:language="en" fo:country="US"/>
    </style:style>
    <style:style style:name="P314" style:parent-style-name="Paragraph" style:family="paragraph">
      <style:paragraph-properties fo:margin-left="0.75in">
        <style:tab-stops/>
      </style:paragraph-propertie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T317" style:parent-style-name="DefaultParagraphFont" style:family="text">
      <style:text-properties fo:language="en" fo:country="US"/>
    </style:style>
    <style:style style:name="T318" style:parent-style-name="DefaultParagraphFont" style:family="text">
      <style:text-properties fo:language="en" fo:country="US"/>
    </style:style>
    <style:style style:name="P319" style:parent-style-name="Paragraph" style:family="paragraph">
      <style:text-properties fo:language="en" fo:country="US"/>
    </style:style>
    <style:style style:name="P320" style:parent-style-name="Paragraph" style:family="paragraph">
      <style:paragraph-properties fo:margin-left="0.75in">
        <style:tab-stops/>
      </style:paragraph-propertie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P324" style:parent-style-name="Paragraph" style:family="paragraph">
      <style:text-properties fo:language="en" fo:country="US"/>
    </style:style>
    <style:style style:name="P325" style:parent-style-name="Paragraph" style:family="paragraph">
      <style:paragraph-properties fo:margin-left="0.75in">
        <style:tab-stops/>
      </style:paragraph-propertie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text-properties fo:language="en" fo:country="U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T335" style:parent-style-name="DefaultParagraphFont" style:family="text">
      <style:text-properties fo:language="en" fo:country="US"/>
    </style:style>
    <style:style style:name="P336" style:parent-style-name="Paragraph" style:family="paragraph">
      <style:text-properties fo:language="en" fo:country="US"/>
    </style:style>
    <style:style style:name="P337" style:parent-style-name="Paragraph" style:family="paragraph">
      <style:paragraph-properties fo:margin-left="0.75in">
        <style:tab-stops/>
      </style:paragraph-properties>
    </style:style>
    <style:style style:name="T338" style:parent-style-name="DefaultParagraphFont" style:family="text">
      <style:text-properties fo:language="en" fo:country="US"/>
    </style:style>
    <style:style style:name="T339" style:parent-style-name="DefaultParagraphFont" style:family="text">
      <style:text-properties fo:language="en" fo:country="US"/>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fo:language="en" fo:country="US"/>
    </style:style>
    <style:style style:name="T342" style:parent-style-name="DefaultParagraphFont" style:family="text">
      <style:text-properties fo:language="en" fo:country="US"/>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Paragraph" style:family="paragraph">
      <style:paragraph-properties fo:margin-left="0.75in">
        <style:tab-stops/>
      </style:paragraph-properties>
      <style:text-properties fo:language="en" fo:country="US"/>
    </style:style>
    <style:style style:name="P346" style:parent-style-name="Paragraph" style:family="paragraph">
      <style:paragraph-properties fo:text-indent="0.5in"/>
    </style:style>
    <style:style style:name="T347" style:parent-style-name="DefaultParagraphFont" style:family="text">
      <style:text-properties fo:font-weight="bold" style:font-weight-asian="bold" fo:language="en" fo:country="US"/>
    </style:style>
    <style:style style:name="T348" style:parent-style-name="DefaultParagraphFont" style:family="text">
      <style:text-properties fo:font-weight="bold" style:font-weight-asian="bold"/>
    </style:style>
    <style:style style:name="P349" style:parent-style-name="Paragraph" style:family="paragraph">
      <style:paragraph-properties fo:text-indent="0.5in"/>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P354" style:parent-style-name="Paragraph" style:family="paragraph"/>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Paragraph" style:family="paragraph"/>
    <style:style style:name="T359" style:parent-style-name="DefaultParagraphFont" style:family="text">
      <style:text-properties fo:language="en" fo:country="US"/>
    </style:style>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P362" style:parent-style-name="Paragraph" style:family="paragraph">
      <style:text-properties fo:language="en" fo:country="US"/>
    </style:style>
    <style:style style:name="P363" style:parent-style-name="Paragraph" style:family="paragraph">
      <style:paragraph-properties fo:margin-left="0.75in">
        <style:tab-stops/>
      </style:paragraph-propertie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Paragraph" style:family="paragraph">
      <style:paragraph-properties fo:margin-left="0.75in">
        <style:tab-stops/>
      </style:paragraph-properties>
    </style:style>
    <style:style style:name="P368" style:parent-style-name="Paragraph" style:family="paragraph">
      <style:paragraph-properties fo:margin-left="0.75in">
        <style:tab-stops/>
      </style:paragraph-properties>
    </style:style>
    <style:style style:name="T369" style:parent-style-name="DefaultParagraphFont" style:family="text">
      <style:text-properties fo:language="en" fo:country="US"/>
    </style:style>
    <style:style style:name="P370" style:parent-style-name="Paragraph" style:family="paragraph">
      <style:paragraph-properties fo:margin-left="0.5in">
        <style:tab-stops/>
      </style:paragraph-properties>
    </style:style>
    <style:style style:name="P371" style:parent-style-name="Paragraph" style:family="paragraph"/>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P379" style:parent-style-name="Paragraph" style:family="paragraph"/>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P383" style:parent-style-name="Paragraph" style:family="paragraph">
      <style:paragraph-properties fo:margin-left="0.5in">
        <style:tab-stops/>
      </style:paragraph-properties>
    </style:style>
    <style:style style:name="T384" style:parent-style-name="DefaultParagraphFont" style:family="text">
      <style:text-properties fo:language="en" fo:country="US"/>
    </style:style>
    <style:style style:name="P385" style:parent-style-name="Paragraph" style:family="paragraph">
      <style:paragraph-properties fo:margin-left="0.5in">
        <style:tab-stops/>
      </style:paragraph-properties>
    </style:style>
    <style:style style:name="P386" style:parent-style-name="Paragraph" style:family="paragraph"/>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style style:name="T391" style:parent-style-name="DefaultParagraphFont" style:family="text">
      <style:text-properties fo:language="en" fo:country="US"/>
    </style:style>
    <style:style style:name="P392" style:parent-style-name="Paragraph" style:family="paragraph"/>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T395" style:parent-style-name="DefaultParagraphFont" style:family="text">
      <style:text-properties fo:language="en" fo:country="US"/>
    </style:style>
    <style:style style:name="P396" style:parent-style-name="Paragraph" style:family="paragraph"/>
    <style:style style:name="T397" style:parent-style-name="DefaultParagraphFont" style:family="text">
      <style:text-properties fo:language="en" fo:country="US"/>
    </style:style>
    <style:style style:name="P398" style:parent-style-name="Paragraph" style:family="paragraph">
      <style:paragraph-properties fo:margin-left="0.5in">
        <style:tab-stops/>
      </style:paragraph-properties>
    </style:style>
    <style:style style:name="T399" style:parent-style-name="DefaultParagraphFont" style:family="text">
      <style:text-properties fo:font-style="italic" style:font-style-asian="italic"/>
    </style:style>
    <style:style style:name="P400" style:parent-style-name="Paragraph" style:family="paragraph"/>
    <style:style style:name="T401" style:parent-style-name="DefaultParagraphFont" style:family="text">
      <style:text-properties fo:language="en" fo:country="US"/>
    </style:style>
    <style:style style:name="P402" style:parent-style-name="Paragraph" style:family="paragraph">
      <style:paragraph-properties fo:margin-left="0.75in">
        <style:tab-stops/>
      </style:paragraph-propertie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P405" style:parent-style-name="Paragraph" style:family="paragraph">
      <style:paragraph-properties fo:margin-left="0.75in">
        <style:tab-stops/>
      </style:paragraph-properties>
    </style:style>
    <style:style style:name="P406" style:parent-style-name="Paragraph" style:family="paragraph">
      <style:paragraph-properties fo:margin-left="0.75in">
        <style:tab-stops/>
      </style:paragraph-properties>
    </style:style>
    <style:style style:name="T407" style:parent-style-name="DefaultParagraphFont" style:family="text">
      <style:text-properties fo:font-weight="bold" style:font-weight-asian="bold" fo:language="en" fo:country="US"/>
    </style:style>
    <style:style style:name="P408" style:parent-style-name="Paragraph" style:family="paragraph">
      <style:paragraph-properties fo:margin-left="0.75in">
        <style:tab-stops/>
      </style:paragraph-properties>
    </style:style>
    <style:style style:name="P409" style:parent-style-name="Paragraph" style:family="paragraph"/>
    <style:style style:name="T410" style:parent-style-name="DefaultParagraphFont" style:family="text">
      <style:text-properties fo:language="en" fo:country="US"/>
    </style:style>
    <style:style style:name="P411" style:parent-style-name="Paragraph" style:family="paragraph">
      <style:paragraph-properties fo:margin-left="0.3125in">
        <style:tab-stops/>
      </style:paragraph-propertie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P421" style:parent-style-name="Paragraph" style:family="paragraph">
      <style:paragraph-properties fo:margin-left="0.3125in">
        <style:tab-stops/>
      </style:paragraph-propertie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P427" style:parent-style-name="Paragraph" style:family="paragraph">
      <style:paragraph-properties fo:margin-left="0.3125in">
        <style:tab-stops/>
      </style:paragraph-properties>
    </style:style>
    <style:style style:name="T428" style:parent-style-name="DefaultParagraphFont" style:family="text">
      <style:text-properties fo:language="en" fo:country="US"/>
    </style:style>
    <style:style style:name="T429" style:parent-style-name="DefaultParagraphFont" style:family="text">
      <style:text-properties fo:language="en" fo:country="US"/>
    </style:style>
    <style:style style:name="P430" style:parent-style-name="Paragraph" style:family="paragraph">
      <style:paragraph-properties fo:margin-left="0.3125in">
        <style:tab-stops/>
      </style:paragraph-properties>
      <style:text-properties fo:font-weight="bold" style:font-weight-asian="bold"/>
    </style:style>
    <style:style style:name="P431" style:parent-style-name="Paragraph" style:family="paragraph">
      <style:paragraph-properties fo:margin-left="0.3125in">
        <style:tab-stops/>
      </style:paragraph-properties>
    </style:style>
    <style:style style:name="P432" style:parent-style-name="Paragraph" style:family="paragraph">
      <style:paragraph-properties fo:margin-left="0.5625in">
        <style:tab-stops/>
      </style:paragraph-propertie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T435" style:parent-style-name="DefaultParagraphFont" style:family="text">
      <style:text-properties fo:language="en" fo:country="US"/>
    </style:style>
    <style:style style:name="P436" style:parent-style-name="Paragraph" style:family="paragraph">
      <style:paragraph-properties fo:margin-left="0.5625in">
        <style:tab-stops/>
      </style:paragraph-propertie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P439" style:parent-style-name="Paragraph" style:family="paragraph">
      <style:paragraph-properties fo:margin-left="0.5625in">
        <style:tab-stops/>
      </style:paragraph-propertie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Paragraph" style:family="paragraph">
      <style:paragraph-properties fo:margin-left="0.5625in">
        <style:tab-stops/>
      </style:paragraph-properties>
    </style:style>
    <style:style style:name="T447" style:parent-style-name="DefaultParagraphFont" style:family="text">
      <style:text-properties fo:language="en" fo:country="US"/>
    </style:style>
    <style:style style:name="P448" style:parent-style-name="Paragraph" style:family="paragraph">
      <style:paragraph-properties fo:margin-left="0.5625in">
        <style:tab-stops/>
      </style:paragraph-propertie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Paragraph" style:family="paragraph">
      <style:paragraph-properties fo:margin-left="0.562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P457" style:parent-style-name="Paragraph" style:family="paragraph">
      <style:paragraph-properties fo:margin-left="0.5625in">
        <style:tab-stops/>
      </style:paragraph-propertie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language="en" fo:country="US"/>
    </style:style>
    <style:style style:name="P461" style:parent-style-name="Paragraph" style:family="paragraph">
      <style:paragraph-properties fo:margin-left="0.5625in">
        <style:tab-stops/>
      </style:paragraph-propertie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P464" style:parent-style-name="Paragraph" style:family="paragraph">
      <style:paragraph-properties fo:margin-left="0.5625in">
        <style:tab-stops/>
      </style:paragraph-properties>
    </style:style>
    <style:style style:name="T465" style:parent-style-name="DefaultParagraphFont" style:family="text">
      <style:text-properties fo:language="en" fo:country="US"/>
    </style:style>
    <style:style style:name="P466" style:parent-style-name="Paragraph" style:family="paragraph">
      <style:paragraph-properties fo:margin-left="0.5625in">
        <style:tab-stops/>
      </style:paragraph-propertie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P469" style:parent-style-name="Paragraph" style:family="paragraph">
      <style:paragraph-properties fo:margin-left="0.5625in">
        <style:tab-stops/>
      </style:paragraph-properties>
    </style:style>
    <style:style style:name="T470" style:parent-style-name="DefaultParagraphFont" style:family="text">
      <style:text-properties fo:language="en" fo:country="US"/>
    </style:style>
    <style:style style:name="P471" style:parent-style-name="Paragraph" style:family="paragraph">
      <style:paragraph-properties fo:margin-left="0.5625in">
        <style:tab-stops/>
      </style:paragraph-propertie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P477" style:parent-style-name="Paragraph" style:family="paragraph">
      <style:paragraph-properties fo:margin-left="0.5625in">
        <style:tab-stops/>
      </style:paragraph-propertie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P480" style:parent-style-name="Paragraph" style:family="paragraph">
      <style:paragraph-properties fo:margin-left="0.562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T483" style:parent-style-name="DefaultParagraphFont" style:family="text">
      <style:text-properties fo:language="en" fo:country="US"/>
    </style:style>
    <style:style style:name="P484" style:parent-style-name="Paragraph" style:family="paragraph">
      <style:paragraph-properties fo:margin-left="0.5625in">
        <style:tab-stops/>
      </style:paragraph-propertie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P488" style:parent-style-name="Paragraph" style:family="paragraph">
      <style:paragraph-properties fo:margin-left="0.1875in" fo:text-indent="0.1875in">
        <style:tab-stops/>
      </style:paragraph-properties>
      <style:text-properties fo:font-weight="bold" style:font-weight-asian="bold"/>
    </style:style>
    <style:style style:name="P489" style:parent-style-name="Paragraph" style:family="paragraph">
      <style:paragraph-properties fo:margin-left="0.375in">
        <style:tab-stops/>
      </style:paragraph-properties>
    </style:style>
    <style:style style:name="T490" style:parent-style-name="DefaultParagraphFont" style:family="text">
      <style:text-properties fo:language="en" fo:country="US"/>
    </style:style>
    <style:style style:name="T491" style:parent-style-name="DefaultParagraphFont" style:family="text">
      <style:text-properties fo:language="en" fo:country="US"/>
    </style:style>
    <style:style style:name="P492" style:parent-style-name="Paragraph" style:family="paragraph">
      <style:paragraph-properties fo:margin-left="0.625in">
        <style:tab-stops/>
      </style:paragraph-properties>
    </style:style>
    <style:style style:name="T493" style:parent-style-name="DefaultParagraphFont" style:family="text">
      <style:text-properties fo:language="en" fo:country="US"/>
    </style:style>
    <style:style style:name="P494" style:parent-style-name="Paragraph" style:family="paragraph">
      <style:paragraph-properties fo:margin-left="0.625in">
        <style:tab-stops/>
      </style:paragraph-propertie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625in">
        <style:tab-stops/>
      </style:paragraph-properties>
    </style:style>
    <style:style style:name="T499" style:parent-style-name="DefaultParagraphFont" style:family="text">
      <style:text-properties fo:language="en" fo:country="US"/>
    </style:style>
    <style:style style:name="P500" style:parent-style-name="Paragraph" style:family="paragraph">
      <style:paragraph-properties fo:margin-left="0.625in">
        <style:tab-stops/>
      </style:paragraph-propertie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P503" style:parent-style-name="Paragraph" style:family="paragraph">
      <style:paragraph-properties fo:margin-left="0.625in">
        <style:tab-stops/>
      </style:paragraph-propertie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P507" style:parent-style-name="Paragraph" style:family="paragraph">
      <style:paragraph-properties fo:margin-left="0.625in">
        <style:tab-stops/>
      </style:paragraph-propertie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P511" style:parent-style-name="Paragraph" style:family="paragraph">
      <style:paragraph-properties fo:margin-left="0.6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625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P518" style:parent-style-name="Paragraph" style:family="paragraph">
      <style:paragraph-properties fo:margin-left="1.125in">
        <style:tab-stops/>
      </style:paragraph-properties>
    </style:style>
    <style:style style:name="T519" style:parent-style-name="DefaultParagraphFont" style:family="text">
      <style:text-properties fo:language="en" fo:country="US"/>
    </style:style>
    <style:style style:name="P520" style:parent-style-name="Paragraph" style:family="paragraph">
      <style:paragraph-properties fo:margin-left="1.125in">
        <style:tab-stops/>
      </style:paragraph-propertie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language="en" fo:country="US"/>
    </style:style>
    <style:style style:name="T525" style:parent-style-name="DefaultParagraphFont" style:family="text">
      <style:text-properties fo:language="en" fo:country="US"/>
    </style:style>
    <style:style style:name="P526" style:parent-style-name="Paragraph" style:family="paragraph">
      <style:paragraph-properties fo:margin-left="1.125in">
        <style:tab-stops/>
      </style:paragraph-properties>
    </style:style>
    <style:style style:name="T527" style:parent-style-name="DefaultParagraphFont" style:family="text">
      <style:text-properties fo:language="en" fo:country="US"/>
    </style:style>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P530" style:parent-style-name="Paragraph" style:family="paragraph">
      <style:paragraph-properties fo:margin-left="0.62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font-weight="bold" style:font-weight-asian="bold" fo:language="en" fo:country="US"/>
    </style:style>
    <style:style style:name="T534" style:parent-style-name="DefaultParagraphFont" style:family="text">
      <style:text-properties fo:language="en" fo:country="US"/>
    </style:style>
    <style:style style:name="T535" style:parent-style-name="DefaultParagraphFont" style:family="text">
      <style:text-properties fo:language="en" fo:country="US"/>
    </style:style>
    <style:style style:name="P536" style:parent-style-name="Paragraph" style:family="paragraph">
      <style:paragraph-properties fo:margin-left="0.375in">
        <style:tab-stops/>
      </style:paragraph-properties>
    </style:style>
    <style:style style:name="T537" style:parent-style-name="DefaultParagraphFont" style:family="text">
      <style:text-properties fo:font-weight="bold" style:font-weight-asian="bold" fo:language="en" fo:country="US"/>
    </style:style>
    <style:style style:name="T538" style:parent-style-name="DefaultParagraphFont" style:family="text">
      <style:text-properties fo:font-weight="bold" style:font-weight-asian="bold"/>
    </style:style>
    <style:style style:name="P539" style:parent-style-name="Paragraph" style:family="paragraph">
      <style:paragraph-properties fo:margin-left="0.375in">
        <style:tab-stops/>
      </style:paragraph-properties>
    </style:style>
    <style:style style:name="T540" style:parent-style-name="DefaultParagraphFont" style:family="text">
      <style:text-properties fo:language="en" fo:country="US"/>
    </style:style>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P543" style:parent-style-name="Paragraph" style:family="paragraph">
      <style:paragraph-properties fo:margin-left="0.375in">
        <style:tab-stops/>
      </style:paragraph-properties>
    </style:style>
    <style:style style:name="T544" style:parent-style-name="DefaultParagraphFont" style:family="text">
      <style:text-propertie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T547" style:parent-style-name="DefaultParagraphFont" style:family="text">
      <style:text-properties fo:language="en" fo:country="U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P550" style:parent-style-name="Paragraph" style:family="paragraph">
      <style:paragraph-properties fo:margin-left="0.65in">
        <style:tab-stops/>
      </style:paragraph-properties>
    </style:style>
    <style:style style:name="T551" style:parent-style-name="DefaultParagraphFont" style:family="text">
      <style:text-properties fo:language="en" fo:country="US"/>
    </style:style>
    <style:style style:name="T552" style:parent-style-name="DefaultParagraphFont" style:family="text">
      <style:text-properties fo:language="en" fo:country="US"/>
    </style:style>
    <style:style style:name="P553" style:parent-style-name="Paragraph" style:family="paragraph">
      <style:paragraph-properties fo:margin-left="0.65in">
        <style:tab-stops/>
      </style:paragraph-propertie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P556" style:parent-style-name="Paragraph" style:family="paragraph">
      <style:paragraph-properties fo:margin-left="0.65in">
        <style:tab-stops/>
      </style:paragraph-propertie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P561" style:parent-style-name="Paragraph" style:family="paragraph">
      <style:paragraph-properties fo:margin-left="0.4in">
        <style:tab-stops/>
      </style:paragraph-propertie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P565" style:parent-style-name="Paragraph" style:family="paragraph">
      <style:paragraph-properties fo:margin-left="0.4in">
        <style:tab-stops/>
      </style:paragraph-propertie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T568" style:parent-style-name="DefaultParagraphFont" style:family="text">
      <style:text-properties fo:language="en" fo:country="US"/>
    </style:style>
    <style:style style:name="T569" style:parent-style-name="DefaultParagraphFont" style:family="text">
      <style:text-properties fo:language="en" fo:country="US"/>
    </style:style>
    <style:style style:name="P570" style:parent-style-name="Paragraph" style:family="paragraph">
      <style:paragraph-properties fo:margin-left="0.65in">
        <style:tab-stops/>
      </style:paragraph-properties>
    </style:style>
    <style:style style:name="T571" style:parent-style-name="DefaultParagraphFont" style:family="text">
      <style:text-properties fo:language="en" fo:country="US"/>
    </style:style>
    <style:style style:name="T572" style:parent-style-name="DefaultParagraphFont" style:family="text">
      <style:text-properties fo:language="en" fo:country="US"/>
    </style:style>
    <style:style style:name="T573" style:parent-style-name="DefaultParagraphFont" style:family="text">
      <style:text-properties fo:language="en" fo:country="US"/>
    </style:style>
    <style:style style:name="P574" style:parent-style-name="Paragraph" style:family="paragraph"/>
    <style:style style:name="T575" style:parent-style-name="DefaultParagraphFont" style:family="text">
      <style:text-properties fo:language="en" fo:country="US"/>
    </style:style>
    <style:style style:name="T576" style:parent-style-name="DefaultParagraphFont" style:family="text">
      <style:text-properties fo:language="en" fo:country="US"/>
    </style:style>
    <style:style style:name="T577" style:parent-style-name="DefaultParagraphFont" style:family="text">
      <style:text-properties fo:language="en" fo:country="US"/>
    </style:style>
    <style:style style:name="P578" style:parent-style-name="Paragraph" style:family="paragraph"/>
    <style:style style:name="T579" style:parent-style-name="DefaultParagraphFont" style:family="text">
      <style:text-properties fo:language="en" fo:country="US"/>
    </style:style>
    <style:style style:name="P580" style:parent-style-name="Paragraph" style:family="paragraph"/>
    <style:style style:name="T581" style:parent-style-name="DefaultParagraphFont" style:family="text">
      <style:text-properties fo:language="en" fo:country="U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paragraph-properties fo:margin-left="1.25in">
        <style:tab-stops/>
      </style:paragraph-properties>
    </style:style>
    <style:style style:name="P587" style:parent-style-name="Paragraph" style:family="paragraph">
      <style:paragraph-properties fo:margin-left="0.3097in">
        <style:tab-stops/>
      </style:paragraph-properties>
    </style:style>
    <style:style style:name="T588" style:parent-style-name="DefaultParagraphFont" style:family="text">
      <style:text-properties fo:language="en" fo:country="US"/>
    </style:style>
    <style:style style:name="P589" style:parent-style-name="Paragraph" style:family="paragraph">
      <style:paragraph-properties fo:margin-left="0.3097in">
        <style:tab-stops/>
      </style:paragraph-properties>
    </style:style>
    <style:style style:name="P590" style:parent-style-name="Paragraph" style:family="paragraph">
      <style:paragraph-properties fo:margin-left="0.3097in">
        <style:tab-stops/>
      </style:paragraph-properties>
    </style:style>
    <style:style style:name="P591" style:parent-style-name="Paragraph" style:family="paragraph">
      <style:paragraph-properties fo:margin-left="0.3097in">
        <style:tab-stops/>
      </style:paragraph-properties>
    </style:style>
    <style:style style:name="P592" style:parent-style-name="Paragraph" style:family="paragraph"/>
    <style:style style:name="T593" style:parent-style-name="DefaultParagraphFont" style:family="text">
      <style:text-properties fo:language="en" fo:country="US"/>
    </style:style>
    <style:style style:name="T594" style:parent-style-name="DefaultParagraphFont" style:family="text">
      <style:text-properties fo:language="en" fo:country="US"/>
    </style:style>
    <style:style style:name="T595" style:parent-style-name="DefaultParagraphFont" style:family="text">
      <style:text-properties fo:language="en" fo:country="US"/>
    </style:style>
    <style:style style:name="P596" style:parent-style-name="Paragraph" style:family="paragraph"/>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P599" style:parent-style-name="Paragraph" style:family="paragraph">
      <style:paragraph-properties fo:margin-left="0.3097in">
        <style:tab-stops/>
      </style:paragraph-properties>
    </style:style>
    <style:style style:name="P600" style:parent-style-name="Paragraph" style:family="paragraph"/>
    <style:style style:name="P601" style:parent-style-name="Paragraph" style:family="paragraph"/>
    <style:style style:name="P602" style:parent-style-name="Paragraph" style:family="paragraph"/>
    <style:style style:name="P603" style:parent-style-name="Paragraph" style:family="paragraph"/>
    <style:style style:name="P604" style:parent-style-name="Paragraph" style:family="paragraph">
      <style:paragraph-properties fo:margin-left="0.3097in">
        <style:tab-stops/>
      </style:paragraph-properties>
    </style:style>
    <style:style style:name="P605" style:parent-style-name="Paragraph" style:family="paragraph">
      <style:paragraph-properties fo:margin-left="0.3097in">
        <style:tab-stops/>
      </style:paragraph-properties>
    </style:style>
    <style:style style:name="P606" style:parent-style-name="Paragraph" style:family="paragraph">
      <style:paragraph-properties fo:margin-left="0.3097in">
        <style:tab-stops/>
      </style:paragraph-properties>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Paragraph" style:family="paragraph">
      <style:paragraph-properties fo:margin-left="0.3097in">
        <style:tab-stops/>
      </style:paragraph-properties>
      <style:text-properties fo:language="en" fo:country="US"/>
    </style:style>
    <style:style style:name="TableColumn611" style:family="table-column">
      <style:table-column-properties style:column-width="6.2152in"/>
    </style:style>
    <style:style style:name="Table610" style:family="table">
      <style:table-properties style:width="6.2152in" fo:margin-left="0.3097in" table:align="left"/>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T614" style:parent-style-name="DefaultParagraphFont" style:family="text">
      <style:text-properties fo:font-weight="bold" style:font-weight-asian="bold" fo:font-size="11pt" style:font-size-asian="11p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T617" style:parent-style-name="DefaultParagraphFont" style:family="text">
      <style:text-properties fo:font-size="11pt" style:font-size-asian="11pt"/>
    </style:style>
    <style:style style:name="T618" style:parent-style-name="DefaultParagraphFont" style:family="text">
      <style:text-properties fo:font-size="11pt" style:font-size-asian="11pt" fo:language="en" fo:country="US"/>
    </style:style>
    <style:style style:name="T619" style:parent-style-name="DefaultParagraphFont" style:family="text">
      <style:text-properties fo:font-size="11pt" style:font-size-asian="11pt"/>
    </style:style>
    <style:style style:name="T620" style:parent-style-name="DefaultParagraphFont" style:family="text">
      <style:text-properties fo:font-size="11pt" style:font-size-asian="11pt"/>
    </style:style>
    <style:style style:name="P621" style:parent-style-name="Paragraph" style:family="paragraph">
      <style:paragraph-properties fo:margin-left="0.3097in">
        <style:tab-stops/>
      </style:paragraph-properties>
      <style:text-properties fo:language="en" fo:country="US"/>
    </style:style>
    <style:style style:name="TableColumn623" style:family="table-column">
      <style:table-column-properties style:column-width="6.2152in"/>
    </style:style>
    <style:style style:name="Table622" style:family="table">
      <style:table-properties style:width="6.2152in" fo:margin-left="0.3097in" table:align="left"/>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T626" style:parent-style-name="DefaultParagraphFont" style:family="text">
      <style:text-properties fo:font-weight="bold" style:font-weight-asian="bold" fo:font-size="11pt" style:font-size-asian="11pt"/>
    </style:style>
    <style:style style:name="TableRow627" style:family="table-row">
      <style:table-row-properties/>
    </style:style>
    <style:style style:name="TableCell628" style:family="table-cell">
      <style:table-cell-properties fo:border="0.0069in solid #000000" style:writing-mode="lr-tb" fo:padding-top="0in" fo:padding-left="0.075in" fo:padding-bottom="0in" fo:padding-right="0.075in"/>
    </style:style>
    <style:style style:name="T629" style:parent-style-name="DefaultParagraphFont" style:family="text">
      <style:text-properties fo:font-size="11pt" style:font-size-asian="11pt"/>
    </style:style>
    <style:style style:name="T630" style:parent-style-name="DefaultParagraphFont" style:family="text">
      <style:text-properties fo:font-size="11pt" style:font-size-asian="11pt"/>
    </style:style>
    <style:style style:name="P631" style:parent-style-name="Paragraph" style:family="paragraph">
      <style:paragraph-properties fo:margin-left="0.3097in">
        <style:tab-stops/>
      </style:paragraph-properties>
      <style:text-properties fo:language="en" fo:country="US"/>
    </style:style>
    <style:style style:name="P632" style:parent-style-name="Paragraph" style:family="paragraph">
      <style:paragraph-properties fo:margin-left="0.3097in">
        <style:tab-stops/>
      </style:paragraph-properties>
      <style:text-properties fo:font-weight="bold" style:font-weight-asian="bold"/>
    </style:style>
    <style:style style:name="P633" style:parent-style-name="Paragraph" style:family="paragraph">
      <style:paragraph-properties fo:margin-left="0.3097in">
        <style:tab-stops/>
      </style:paragraph-properties>
    </style:style>
    <style:style style:name="T634" style:parent-style-name="DefaultParagraphFont" style:family="text">
      <style:text-properties fo:language="en" fo:country="US"/>
    </style:style>
    <style:style style:name="T635" style:parent-style-name="DefaultParagraphFont" style:family="text">
      <style:text-properties fo:font-style="italic" style:font-style-asian="italic" fo:language="en" fo:country="US"/>
    </style:style>
    <style:style style:name="T636" style:parent-style-name="DefaultParagraphFont" style:family="text">
      <style:text-properties fo:font-style="italic" style:font-style-asian="italic"/>
    </style:style>
    <style:style style:name="P637" style:parent-style-name="Paragraph" style:family="paragraph">
      <style:paragraph-properties fo:margin-left="0.3097in">
        <style:tab-stops/>
      </style:paragraph-properties>
    </style:style>
    <style:style style:name="T638" style:parent-style-name="DefaultParagraphFont" style:family="text">
      <style:text-properties fo:font-style="italic" style:font-style-asian="italic" fo:language="en" fo:country="US"/>
    </style:style>
    <style:style style:name="T639" style:parent-style-name="DefaultParagraphFont" style:family="text">
      <style:text-properties fo:font-style="italic" style:font-style-asian="italic"/>
    </style:style>
    <style:style style:name="T640" style:parent-style-name="DefaultParagraphFont" style:family="text">
      <style:text-properties fo:font-style="italic" style:font-style-asian="italic" fo:language="en" fo:country="US"/>
    </style:style>
    <style:style style:name="T641" style:parent-style-name="DefaultParagraphFont" style:family="text">
      <style:text-properties fo:font-style="italic" style:font-style-asian="italic"/>
    </style:style>
    <style:style style:name="T642" style:parent-style-name="DefaultParagraphFont" style:family="text">
      <style:text-properties fo:font-style="italic" style:font-style-asian="italic" fo:language="en" fo:country="US"/>
    </style:style>
    <style:style style:name="T643" style:parent-style-name="DefaultParagraphFont" style:family="text">
      <style:text-properties fo:font-style="italic" style:font-style-asian="italic"/>
    </style:style>
    <style:style style:name="T644" style:parent-style-name="DefaultParagraphFont" style:family="text">
      <style:text-properties fo:font-style="italic" style:font-style-asian="italic" fo:language="en" fo:country="US"/>
    </style:style>
    <style:style style:name="T645" style:parent-style-name="DefaultParagraphFont" style:family="text">
      <style:text-properties fo:font-style="italic" style:font-style-asian="italic"/>
    </style:style>
    <style:style style:name="T646" style:parent-style-name="DefaultParagraphFont" style:family="text">
      <style:text-properties fo:font-style="italic" style:font-style-asian="italic" fo:language="en" fo:country="US"/>
    </style:style>
    <style:style style:name="T647" style:parent-style-name="DefaultParagraphFont" style:family="text">
      <style:text-properties fo:font-style="italic" style:font-style-asian="italic"/>
    </style:style>
    <style:style style:name="T648" style:parent-style-name="DefaultParagraphFont" style:family="text">
      <style:text-properties fo:font-style="italic" style:font-style-asian="italic" fo:language="en" fo:country="US"/>
    </style:style>
    <style:style style:name="P649" style:parent-style-name="Paragraph" style:family="paragraph"/>
    <style:style style:name="P650" style:parent-style-name="Paragraph" style:family="paragraph"/>
    <style:style style:name="P651" style:parent-style-name="Paragraph" style:family="paragraph"/>
    <style:style style:name="T652" style:parent-style-name="DefaultParagraphFont" style:family="text">
      <style:text-properties fo:language="en" fo:country="US"/>
    </style:style>
    <style:style style:name="P653" style:parent-style-name="Paragraph" style:family="paragraph"/>
    <style:style style:name="T654" style:parent-style-name="DefaultParagraphFont" style:family="text">
      <style:text-properties fo:language="en" fo:country="US"/>
    </style:style>
    <style:style style:name="T655" style:parent-style-name="DefaultParagraphFont" style:family="text">
      <style:text-properties fo:language="en" fo:country="US"/>
    </style:style>
    <style:style style:name="P656" style:parent-style-name="Paragraph" style:family="paragraph"/>
    <style:style style:name="T657" style:parent-style-name="DefaultParagraphFont" style:family="text">
      <style:text-properties fo:language="en" fo:country="US"/>
    </style:style>
    <style:style style:name="P658" style:parent-style-name="Paragraph" style:family="paragraph">
      <style:paragraph-properties fo:margin-left="0.75in">
        <style:tab-stops/>
      </style:paragraph-properties>
    </style:style>
    <style:style style:name="T659" style:parent-style-name="DefaultParagraphFont" style:family="text">
      <style:text-properties fo:language="en" fo:country="US"/>
    </style:style>
    <style:style style:name="T660" style:parent-style-name="DefaultParagraphFont" style:family="text">
      <style:text-properties fo:language="en" fo:country="US"/>
    </style:style>
    <style:style style:name="P661" style:parent-style-name="Paragraph" style:family="paragraph">
      <style:paragraph-properties fo:margin-left="0.3097in">
        <style:tab-stops/>
      </style:paragraph-properties>
    </style:style>
    <style:style style:name="P662" style:parent-style-name="Paragraph" style:family="paragraph">
      <style:paragraph-properties fo:margin-left="0.3097in">
        <style:tab-stops/>
      </style:paragraph-properties>
    </style:style>
    <style:style style:name="P663" style:parent-style-name="Paragraph" style:family="paragraph">
      <style:paragraph-properties fo:margin-left="0.3097in">
        <style:tab-stops/>
      </style:paragraph-properties>
    </style:style>
    <style:style style:name="T664" style:parent-style-name="DefaultParagraphFont" style:family="text">
      <style:text-properties fo:language="en" fo:country="US"/>
    </style:style>
    <style:style style:name="T665" style:parent-style-name="DefaultParagraphFont" style:family="text">
      <style:text-properties fo:language="en" fo:country="US"/>
    </style:style>
    <style:style style:name="P666" style:parent-style-name="Paragraph" style:family="paragraph">
      <style:paragraph-properties fo:margin-left="0.3097in">
        <style:tab-stops/>
      </style:paragraph-properties>
    </style:style>
    <style:style style:name="TableColumn668" style:family="table-column">
      <style:table-column-properties style:column-width="6.2152in"/>
    </style:style>
    <style:style style:name="Table667" style:family="table">
      <style:table-properties style:width="6.2152in" fo:margin-left="0.3097in" table:align="left"/>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T671" style:parent-style-name="DefaultParagraphFont" style:family="text">
      <style:text-properties fo:font-weight="bold" style:font-weight-asian="bold" fo:font-size="11pt" style:font-size-asian="11pt"/>
    </style:style>
    <style:style style:name="T672" style:parent-style-name="DefaultParagraphFont" style:family="text">
      <style:text-properties fo:font-weight="bold" style:font-weight-asian="bold" fo:font-size="11pt" style:font-size-asian="11pt" fo:language="en" fo:country="US"/>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T675" style:parent-style-name="DefaultParagraphFont" style:family="text">
      <style:text-properties fo:font-size="11pt" style:font-size-asian="11pt"/>
    </style:style>
    <style:style style:name="T676" style:parent-style-name="DefaultParagraphFont" style:family="text">
      <style:text-properties fo:font-size="11pt" style:font-size-asian="11pt" fo:language="en" fo:country="US"/>
    </style:style>
    <style:style style:name="T677" style:parent-style-name="DefaultParagraphFont" style:family="text">
      <style:text-properties fo:font-size="11pt" style:font-size-asian="11pt"/>
    </style:style>
    <style:style style:name="T678" style:parent-style-name="DefaultParagraphFont" style:family="text">
      <style:text-properties fo:font-size="11pt" style:font-size-asian="11pt"/>
    </style:style>
    <style:style style:name="T679" style:parent-style-name="DefaultParagraphFont" style:family="text">
      <style:text-properties fo:font-size="11pt" style:font-size-asian="11pt" fo:language="en" fo:country="US"/>
    </style:style>
    <style:style style:name="T680" style:parent-style-name="DefaultParagraphFont" style:family="text">
      <style:text-properties fo:font-size="11pt" style:font-size-asian="11pt"/>
    </style:style>
    <style:style style:name="T681" style:parent-style-name="DefaultParagraphFont" style:family="text">
      <style:text-properties fo:font-size="11pt" style:font-size-asian="11pt" fo:language="en" fo:country="US"/>
    </style:style>
    <style:style style:name="T682" style:parent-style-name="DefaultParagraphFont" style:family="text">
      <style:text-properties fo:font-size="11pt" style:font-size-asian="11pt"/>
    </style:style>
    <style:style style:name="T683" style:parent-style-name="DefaultParagraphFont" style:family="text">
      <style:text-properties fo:font-size="11pt" style:font-size-asian="11pt" fo:language="en" fo:country="US"/>
    </style:style>
    <style:style style:name="T684" style:parent-style-name="DefaultParagraphFont" style:family="text">
      <style:text-properties fo:font-size="11pt" style:font-size-asian="11pt"/>
    </style:style>
    <style:style style:name="T685" style:parent-style-name="DefaultParagraphFont" style:family="text">
      <style:text-properties fo:font-size="11pt" style:font-size-asian="11pt" fo:language="en" fo:country="US"/>
    </style:style>
    <style:style style:name="T686" style:parent-style-name="DefaultParagraphFont" style:family="text">
      <style:text-properties fo:font-size="11pt" style:font-size-asian="11pt"/>
    </style:style>
    <style:style style:name="T687" style:parent-style-name="DefaultParagraphFont" style:family="text">
      <style:text-properties fo:font-size="11pt" style:font-size-asian="11pt" fo:language="en" fo:country="US"/>
    </style:style>
    <style:style style:name="T688" style:parent-style-name="DefaultParagraphFont" style:family="text">
      <style:text-properties fo:font-size="11pt" style:font-size-asian="11pt"/>
    </style:style>
    <style:style style:name="T689" style:parent-style-name="DefaultParagraphFont" style:family="text">
      <style:text-properties fo:font-size="11pt" style:font-size-asian="11pt" fo:language="en" fo:country="US"/>
    </style:style>
    <style:style style:name="T690" style:parent-style-name="DefaultParagraphFont" style:family="text">
      <style:text-properties fo:font-size="11pt" style:font-size-asian="11pt"/>
    </style:style>
    <style:style style:name="T691" style:parent-style-name="DefaultParagraphFont" style:family="text">
      <style:text-properties fo:font-size="11pt" style:font-size-asian="11pt"/>
    </style:style>
    <style:style style:name="T692" style:parent-style-name="DefaultParagraphFont" style:family="text">
      <style:text-properties fo:font-size="11pt" style:font-size-asian="11pt" fo:language="en" fo:country="US"/>
    </style:style>
    <style:style style:name="T693" style:parent-style-name="DefaultParagraphFont" style:family="text">
      <style:text-properties fo:font-size="11pt" style:font-size-asian="11pt"/>
    </style:style>
    <style:style style:name="T694" style:parent-style-name="DefaultParagraphFont" style:family="text">
      <style:text-properties fo:font-size="11pt" style:font-size-asian="11pt"/>
    </style:style>
    <style:style style:name="P695" style:parent-style-name="Paragraph" style:family="paragraph">
      <style:paragraph-properties fo:margin-left="0.3097in">
        <style:tab-stops/>
      </style:paragraph-properties>
    </style:style>
    <style:style style:name="P696" style:parent-style-name="Paragraph" style:family="paragraph">
      <style:paragraph-properties fo:margin-left="0.3097in">
        <style:tab-stops/>
      </style:paragraph-properties>
      <style:text-properties fo:font-weight="bold" style:font-weight-asian="bold"/>
    </style:style>
    <style:style style:name="P697" style:parent-style-name="Paragraph" style:family="paragraph">
      <style:paragraph-properties fo:margin-left="0.3097in">
        <style:tab-stops/>
      </style:paragraph-properties>
    </style:style>
    <style:style style:name="T698" style:parent-style-name="DefaultParagraphFont" style:family="text">
      <style:text-properties fo:font-style="italic" style:font-style-asian="italic" fo:language="en" fo:country="US"/>
    </style:style>
    <style:style style:name="T699" style:parent-style-name="DefaultParagraphFont" style:family="text">
      <style:text-properties fo:font-style="italic" style:font-style-asian="italic"/>
    </style:style>
    <style:style style:name="T700" style:parent-style-name="DefaultParagraphFont" style:family="text">
      <style:text-properties fo:font-style="italic" style:font-style-asian="italic" fo:language="en" fo:country="US"/>
    </style:style>
    <style:style style:name="T701" style:parent-style-name="DefaultParagraphFont" style:family="text">
      <style:text-properties fo:font-style="italic" style:font-style-asian="italic"/>
    </style:style>
    <style:style style:name="T702" style:parent-style-name="DefaultParagraphFont" style:family="text">
      <style:text-properties fo:font-style="italic" style:font-style-asian="italic" fo:language="en" fo:country="US"/>
    </style:style>
    <style:style style:name="T703" style:parent-style-name="DefaultParagraphFont" style:family="text">
      <style:text-properties fo:language="en" fo:country="US"/>
    </style:style>
    <style:style style:name="P704" style:parent-style-name="Paragraph" style:family="paragraph"/>
    <style:style style:name="T705" style:parent-style-name="DefaultParagraphFont" style:family="text">
      <style:text-properties fo:language="en" fo:country="US"/>
    </style:style>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T708" style:parent-style-name="DefaultParagraphFont" style:family="text">
      <style:text-properties fo:language="en" fo:country="US"/>
    </style:style>
    <style:style style:name="P709" style:parent-style-name="Paragraph" style:family="paragraph"/>
    <style:style style:name="T710" style:parent-style-name="DefaultParagraphFont" style:family="text">
      <style:text-properties fo:language="en" fo:country="US"/>
    </style:style>
    <style:style style:name="T711" style:parent-style-name="DefaultParagraphFont" style:family="text">
      <style:text-properties fo:language="en" fo:country="US"/>
    </style:style>
    <style:style style:name="P712" style:parent-style-name="Paragraph" style:family="paragraph"/>
    <style:style style:name="T713" style:parent-style-name="DefaultParagraphFont" style:family="text">
      <style:text-properties fo:language="en" fo:country="US"/>
    </style:style>
    <style:style style:name="T714" style:parent-style-name="DefaultParagraphFont" style:family="text">
      <style:text-properties fo:language="en" fo:country="US"/>
    </style:style>
    <style:style style:name="P715" style:parent-style-name="Paragraph" style:family="paragraph"/>
    <style:style style:name="T716" style:parent-style-name="DefaultParagraphFont" style:family="text">
      <style:text-properties fo:language="en" fo:country="US"/>
    </style:style>
    <style:style style:name="T717" style:parent-style-name="DefaultParagraphFont" style:family="text">
      <style:text-properties fo:language="en" fo:country="US"/>
    </style:style>
    <style:style style:name="P718" style:parent-style-name="Paragraph" style:family="paragraph"/>
    <style:style style:name="T719" style:parent-style-name="DefaultParagraphFont" style:family="text">
      <style:text-properties fo:language="en" fo:country="US"/>
    </style:style>
    <style:style style:name="T720" style:parent-style-name="DefaultParagraphFont" style:family="text">
      <style:text-properties fo:language="en" fo:country="US"/>
    </style:style>
    <style:style style:name="T721" style:parent-style-name="DefaultParagraphFont" style:family="text">
      <style:text-properties fo:language="en" fo:country="US"/>
    </style:style>
    <style:style style:name="P722" style:parent-style-name="Paragraph" style:family="paragraph"/>
    <style:style style:name="T723" style:parent-style-name="DefaultParagraphFont" style:family="text">
      <style:text-properties fo:language="en" fo:country="US"/>
    </style:style>
    <style:style style:name="T724" style:parent-style-name="DefaultParagraphFont" style:family="text">
      <style:text-properties fo:language="en" fo:country="US"/>
    </style:style>
    <style:style style:name="P725" style:parent-style-name="Paragraph" style:family="paragraph"/>
    <style:style style:name="T726" style:parent-style-name="DefaultParagraphFont" style:family="text">
      <style:text-properties fo:language="en" fo:country="US"/>
    </style:style>
    <style:style style:name="T727" style:parent-style-name="DefaultParagraphFont" style:family="text">
      <style:text-properties fo:language="en" fo:country="US"/>
    </style:style>
    <style:style style:name="P728" style:parent-style-name="Paragraph" style:family="paragraph">
      <style:paragraph-properties fo:margin-left="0.75in">
        <style:tab-stops/>
      </style:paragraph-properties>
    </style:style>
    <style:style style:name="P729" style:parent-style-name="Paragraph" style:family="paragraph">
      <style:paragraph-properties fo:margin-left="0.75in">
        <style:tab-stops/>
      </style:paragraph-properties>
    </style:style>
    <style:style style:name="P730" style:parent-style-name="Paragraph" style:family="paragraph"/>
    <style:style style:name="T731" style:parent-style-name="DefaultParagraphFont" style:family="text">
      <style:text-properties fo:language="en" fo:country="US"/>
    </style:style>
    <style:style style:name="T732" style:parent-style-name="DefaultParagraphFont" style:family="text">
      <style:text-properties fo:language="en" fo:country="US"/>
    </style:style>
    <style:style style:name="P733" style:parent-style-name="Paragraph" style:family="paragraph">
      <style:paragraph-properties fo:margin-left="0.75in">
        <style:tab-stops/>
      </style:paragraph-properties>
    </style:style>
    <style:style style:name="T734" style:parent-style-name="DefaultParagraphFont" style:family="text">
      <style:text-properties fo:language="en" fo:country="US"/>
    </style:style>
    <style:style style:name="P735" style:parent-style-name="Paragraph" style:family="paragraph"/>
    <style:style style:name="P736" style:parent-style-name="Paragraph" style:family="paragraph"/>
    <style:style style:name="P737" style:parent-style-name="Paragraph" style:family="paragraph"/>
    <style:style style:name="P738" style:parent-style-name="Paragraph" style:family="paragraph">
      <style:paragraph-properties fo:margin-left="0.75in">
        <style:tab-stops/>
      </style:paragraph-properties>
    </style:style>
    <style:style style:name="T739" style:parent-style-name="DefaultParagraphFont" style:family="text">
      <style:text-properties fo:language="en" fo:country="US"/>
    </style:style>
    <style:style style:name="P740" style:parent-style-name="Paragraph" style:family="paragraph"/>
    <style:style style:name="T741" style:parent-style-name="DefaultParagraphFont" style:family="text">
      <style:text-properties fo:language="en" fo:country="US"/>
    </style:style>
    <style:style style:name="T742" style:parent-style-name="DefaultParagraphFont" style:family="text">
      <style:text-properties fo:language="en" fo:country="US"/>
    </style:style>
    <style:style style:name="P743" style:parent-style-name="Paragraph" style:family="paragraph">
      <style:paragraph-properties fo:margin-left="0.75in">
        <style:tab-stops/>
      </style:paragraph-properties>
    </style:style>
    <style:style style:name="T744" style:parent-style-name="DefaultParagraphFont" style:family="text">
      <style:text-properties fo:language="en" fo:country="US"/>
    </style:style>
    <style:style style:name="P745" style:parent-style-name="Paragraph" style:family="paragraph"/>
    <style:style style:name="P746" style:parent-style-name="Paragraph" style:family="paragraph"/>
    <style:style style:name="P747" style:parent-style-name="Paragraph" style:family="paragraph"/>
    <style:style style:name="P748" style:parent-style-name="Paragraph" style:family="paragraph"/>
    <style:style style:name="T749" style:parent-style-name="DefaultParagraphFont" style:family="text">
      <style:text-properties fo:language="en" fo:country="US"/>
    </style:style>
    <style:style style:name="T750" style:parent-style-name="DefaultParagraphFont" style:family="text">
      <style:text-properties fo:language="en" fo:country="US"/>
    </style:style>
    <style:style style:name="P751" style:parent-style-name="Paragraph" style:family="paragraph">
      <style:paragraph-properties fo:margin-left="0.75in">
        <style:tab-stops/>
      </style:paragraph-properties>
    </style:style>
    <style:style style:name="T752" style:parent-style-name="DefaultParagraphFont" style:family="text">
      <style:text-properties fo:language="en" fo:country="US"/>
    </style:style>
    <style:style style:name="P753" style:parent-style-name="Paragraph" style:family="paragraph"/>
    <style:style style:name="T754" style:parent-style-name="DefaultParagraphFont" style:family="text">
      <style:text-properties fo:language="en" fo:country="US"/>
    </style:style>
    <style:style style:name="T755" style:parent-style-name="DefaultParagraphFont" style:family="text">
      <style:text-properties fo:language="en" fo:country="US"/>
    </style:style>
    <style:style style:name="T756" style:parent-style-name="DefaultParagraphFont" style:family="text">
      <style:text-properties fo:language="en" fo:country="US"/>
    </style:style>
    <style:style style:name="T757" style:parent-style-name="DefaultParagraphFont" style:family="text">
      <style:text-properties fo:language="en" fo:country="US"/>
    </style:style>
    <style:style style:name="T758" style:parent-style-name="DefaultParagraphFont" style:family="text">
      <style:text-properties fo:language="en" fo:country="US"/>
    </style:style>
    <style:style style:name="T759" style:parent-style-name="DefaultParagraphFont" style:family="text">
      <style:text-properties fo:language="en" fo:country="US"/>
    </style:style>
    <style:style style:name="P760" style:parent-style-name="Paragraph" style:family="paragraph">
      <style:paragraph-properties fo:margin-left="0.75in">
        <style:tab-stops/>
      </style:paragraph-properties>
      <style:text-properties fo:language="en" fo:country="US"/>
    </style:style>
    <style:style style:name="P761" style:parent-style-name="Paragraph" style:family="paragraph">
      <style:paragraph-properties fo:margin-left="0.3097in">
        <style:tab-stops/>
      </style:paragraph-properties>
      <style:text-properties fo:font-weight="bold" style:font-weight-asian="bold"/>
    </style:style>
    <style:style style:name="P762" style:parent-style-name="Paragraph" style:family="paragraph">
      <style:text-properties fo:font-weight="bold" style:font-weight-asian="bold" fo:language="en" fo:country="US"/>
    </style:style>
    <style:style style:name="P763" style:parent-style-name="Paragraph" style:family="paragraph">
      <style:paragraph-properties fo:margin-left="0.75in">
        <style:tab-stops/>
      </style:paragraph-properties>
    </style:style>
    <style:style style:name="P764" style:parent-style-name="Paragraph" style:family="paragraph">
      <style:paragraph-properties fo:margin-left="0.75in">
        <style:tab-stops/>
      </style:paragraph-properties>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P767" style:parent-style-name="Paragraph" style:family="paragraph"/>
    <style:style style:name="T768" style:parent-style-name="DefaultParagraphFont" style:family="text">
      <style:text-properties fo:font-weight="bold" style:font-weight-asian="bold" fo:language="en" fo:country="US"/>
    </style:style>
    <style:style style:name="P769" style:parent-style-name="Paragraph" style:family="paragraph">
      <style:paragraph-properties fo:margin-left="0.75in">
        <style:tab-stops/>
      </style:paragraph-properties>
    </style:style>
    <style:style style:name="P770" style:parent-style-name="Paragraph" style:family="paragraph">
      <style:paragraph-properties fo:margin-left="0.75in">
        <style:tab-stops/>
      </style:paragraph-properties>
    </style:style>
    <style:style style:name="P771" style:parent-style-name="Normal" style:family="paragraph">
      <style:paragraph-properties fo:break-before="page" style:punctuation-wrap="hanging" style:text-autospace="ideograph-alpha" fo:margin-bottom="0.1111in"/>
      <style:text-properties fo:hyphenate="true"/>
    </style:style>
    <style:style style:name="T772" style:parent-style-name="DefaultParagraphFont" style:family="text">
      <style:text-properties fo:font-weight="bold" style:font-weight-asian="bold" fo:font-size="14pt" style:font-size-asian="14pt"/>
    </style:style>
    <style:style style:name="T773" style:parent-style-name="DefaultParagraphFont" style:family="text">
      <style:text-properties fo:font-weight="bold" style:font-weight-asian="bold" fo:font-size="14pt" style:font-size-asian="14pt"/>
    </style:style>
    <style:style style:name="T774" style:parent-style-name="DefaultParagraphFont" style:family="text">
      <style:text-properties fo:font-weight="bold" style:font-weight-asian="bold" fo:font-size="14pt" style:font-size-asian="14pt" fo:language="en" fo:country="US"/>
    </style:style>
    <style:style style:name="T775" style:parent-style-name="DefaultParagraphFont" style:family="text">
      <style:text-properties fo:font-weight="bold" style:font-weight-asian="bold" fo:font-size="14pt" style:font-size-asian="14pt"/>
    </style:style>
    <style:style style:name="T776" style:parent-style-name="DefaultParagraphFont" style:family="text">
      <style:text-properties fo:language="en" fo:country="US"/>
    </style:style>
    <style:style style:name="P777" style:parent-style-name="Paragraph" style:family="paragraph">
      <style:text-properties fo:font-weight="bold" style:font-weight-asian="bold"/>
    </style:style>
    <style:style style:name="P778" style:parent-style-name="Paragraph" style:family="paragraph">
      <style:paragraph-properties fo:margin-left="0.75in">
        <style:tab-stops/>
      </style:paragraph-properties>
    </style:style>
    <style:style style:name="T779" style:parent-style-name="DefaultParagraphFont" style:family="text">
      <style:text-properties style:language-asian="bg" style:country-asian="BG"/>
    </style:style>
    <style:style style:name="T780" style:parent-style-name="DefaultParagraphFont" style:family="text">
      <style:text-properties fo:language="en" fo:country="US"/>
    </style:style>
    <style:style style:name="T781" style:parent-style-name="DefaultParagraphFont" style:family="text">
      <style:text-properties fo:language="en" fo:country="US"/>
    </style:style>
    <style:style style:name="T782" style:parent-style-name="DefaultParagraphFont" style:family="text">
      <style:text-properties fo:font-weight="bold" style:font-weight-asian="bold"/>
    </style:style>
    <style:style style:name="T783" style:parent-style-name="DefaultParagraphFont" style:family="text">
      <style:text-properties fo:language="en" fo:country="US"/>
    </style:style>
    <style:style style:name="P784" style:parent-style-name="Paragraph" style:family="paragraph">
      <style:paragraph-properties fo:margin-left="0.75in">
        <style:tab-stops/>
      </style:paragraph-properties>
    </style:style>
    <style:style style:name="T785" style:parent-style-name="DefaultParagraphFont" style:family="text">
      <style:text-properties fo:language="en" fo:country="US"/>
    </style:style>
    <style:style style:name="T786" style:parent-style-name="DefaultParagraphFont" style:family="text">
      <style:text-properties fo:language="en" fo:country="US"/>
    </style:style>
    <style:style style:name="P787" style:parent-style-name="Paragraph" style:family="paragraph">
      <style:paragraph-properties fo:margin-left="0.75in">
        <style:tab-stops/>
      </style:paragraph-properties>
    </style:style>
    <style:style style:name="T788" style:parent-style-name="DefaultParagraphFont" style:family="text">
      <style:text-properties fo:language="en" fo:country="US"/>
    </style:style>
    <style:style style:name="T789" style:parent-style-name="DefaultParagraphFont" style:family="text">
      <style:text-properties fo:language="en" fo:country="US"/>
    </style:style>
    <style:style style:name="T790" style:parent-style-name="DefaultParagraphFont" style:family="text">
      <style:text-properties fo:language="en" fo:country="US"/>
    </style:style>
    <style:style style:name="T791" style:parent-style-name="DefaultParagraphFont" style:family="text">
      <style:text-properties fo:language="en" fo:country="US"/>
    </style:style>
    <style:style style:name="P792" style:parent-style-name="Paragraph" style:family="paragraph">
      <style:paragraph-properties fo:margin-left="0.75in">
        <style:tab-stops/>
      </style:paragraph-properties>
    </style:style>
    <style:style style:name="P793" style:parent-style-name="Paragraph" style:family="paragraph"/>
    <style:style style:name="P794" style:parent-style-name="Paragraph" style:family="paragraph"/>
    <style:style style:name="T795" style:parent-style-name="DefaultParagraphFont" style:family="text">
      <style:text-properties fo:language="en" fo:country="US"/>
    </style:style>
    <style:style style:name="T796" style:parent-style-name="DefaultParagraphFont" style:family="text">
      <style:text-properties fo:language="en" fo:country="US"/>
    </style:style>
    <style:style style:name="P797" style:parent-style-name="Paragraph" style:family="paragraph"/>
    <style:style style:name="T798" style:parent-style-name="DefaultParagraphFont" style:family="text">
      <style:text-properties fo:language="en" fo:country="US"/>
    </style:style>
    <style:style style:name="P799" style:parent-style-name="Paragraph" style:family="paragraph"/>
    <style:style style:name="T800" style:parent-style-name="DefaultParagraphFont" style:family="text">
      <style:text-properties fo:language="en" fo:country="US"/>
    </style:style>
    <style:style style:name="T801" style:parent-style-name="DefaultParagraphFont" style:family="text">
      <style:text-properties fo:language="en" fo:country="US"/>
    </style:style>
    <style:style style:name="P802" style:parent-style-name="Paragraph" style:family="paragraph"/>
    <style:style style:name="P803" style:parent-style-name="Paragraph" style:family="paragraph"/>
    <style:style style:name="T804" style:parent-style-name="DefaultParagraphFont" style:family="text">
      <style:text-properties fo:language="en" fo:country="US"/>
    </style:style>
    <style:style style:name="P805" style:parent-style-name="Paragraph" style:family="paragraph"/>
    <style:style style:name="T806" style:parent-style-name="DefaultParagraphFont" style:family="text">
      <style:text-properties fo:language="en" fo:country="US"/>
    </style:style>
    <style:style style:name="P807" style:parent-style-name="Paragraph" style:family="paragraph"/>
    <style:style style:name="T808" style:parent-style-name="DefaultParagraphFont" style:family="text">
      <style:text-properties fo:language="en" fo:country="US"/>
    </style:style>
    <style:style style:name="P809" style:parent-style-name="Paragraph" style:family="paragraph"/>
    <style:style style:name="P810" style:parent-style-name="Paragraph" style:family="paragraph"/>
    <style:style style:name="P811" style:parent-style-name="Paragraph" style:family="paragraph"/>
    <style:style style:name="T812" style:parent-style-name="DefaultParagraphFont" style:family="text">
      <style:text-properties fo:language="en" fo:country="US"/>
    </style:style>
    <style:style style:name="P813" style:parent-style-name="Paragraph" style:family="paragraph"/>
    <style:style style:name="P814" style:parent-style-name="Paragraph" style:family="paragraph"/>
    <style:style style:name="P815" style:parent-style-name="Paragraph" style:family="paragraph"/>
    <style:style style:name="P816" style:parent-style-name="Paragraph" style:family="paragraph"/>
    <style:style style:name="P817" style:parent-style-name="ListParagraph" style:family="paragraph">
      <style:paragraph-properties fo:break-before="page" style:punctuation-wrap="hanging" style:text-autospace="ideograph-alpha" fo:margin-bottom="0.1111in"/>
      <style:text-properties fo:hyphenate="true"/>
    </style:style>
    <style:style style:name="T818" style:parent-style-name="DefaultParagraphFont" style:family="text">
      <style:text-properties style:font-name="Times New Roman" fo:font-weight="bold" style:font-weight-asian="bold"/>
    </style:style>
    <style:style style:name="T819" style:parent-style-name="DefaultParagraphFont" style:family="text">
      <style:text-properties style:font-name="Times New Roman" fo:font-weight="bold" style:font-weight-asian="bold"/>
    </style:style>
    <style:style style:name="P820" style:parent-style-name="Paragraph" style:family="paragraph">
      <style:paragraph-properties fo:margin-left="0.75in">
        <style:tab-stops/>
      </style:paragraph-properties>
    </style:style>
    <style:style style:name="T821" style:parent-style-name="DefaultParagraphFont" style:family="text">
      <style:text-properties style:language-asian="bg" style:country-asian="BG"/>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T824" style:parent-style-name="DefaultParagraphFont" style:family="text">
      <style:text-properties fo:language="en" fo:country="US"/>
    </style:style>
    <style:style style:name="T825" style:parent-style-name="DefaultParagraphFont" style:family="text">
      <style:text-properties fo:language="en" fo:country="US"/>
    </style:style>
    <style:style style:name="T826" style:parent-style-name="DefaultParagraphFont" style:family="text">
      <style:text-properties fo:language="en" fo:country="US"/>
    </style:style>
    <style:style style:name="T827" style:parent-style-name="DefaultParagraphFont" style:family="text">
      <style:text-properties fo:language="en" fo:country="US"/>
    </style:style>
    <style:style style:name="T828" style:parent-style-name="DefaultParagraphFont" style:family="text">
      <style:text-properties fo:language="en" fo:country="US"/>
    </style:style>
    <style:style style:name="T829" style:parent-style-name="DefaultParagraphFont" style:family="text">
      <style:text-properties fo:language="en" fo:country="US"/>
    </style:style>
    <style:style style:name="T830" style:parent-style-name="DefaultParagraphFont" style:family="text">
      <style:text-properties fo:language="en" fo:country="US"/>
    </style:style>
    <style:style style:name="P831" style:parent-style-name="Paragraph" style:family="paragraph">
      <style:paragraph-properties fo:margin-left="0.75in">
        <style:tab-stops/>
      </style:paragraph-properties>
    </style:style>
    <style:style style:name="T832" style:parent-style-name="DefaultParagraphFont" style:family="text">
      <style:text-properties fo:language="en" fo:country="US"/>
    </style:style>
    <style:style style:name="T833" style:parent-style-name="DefaultParagraphFont" style:family="text">
      <style:text-properties fo:language="en" fo:country="US"/>
    </style:style>
    <style:style style:name="T834" style:parent-style-name="DefaultParagraphFont" style:family="text">
      <style:text-properties fo:language="en" fo:country="US"/>
    </style:style>
    <style:style style:name="T835" style:parent-style-name="DefaultParagraphFont" style:family="text">
      <style:text-properties fo:language="en" fo:country="US"/>
    </style:style>
    <style:style style:name="T836" style:parent-style-name="DefaultParagraphFont" style:family="text">
      <style:text-properties fo:language="en" fo:country="US"/>
    </style:style>
    <style:style style:name="P837" style:parent-style-name="Paragraph" style:family="paragraph">
      <style:paragraph-properties fo:margin-left="0.75in">
        <style:tab-stops/>
      </style:paragraph-properties>
    </style:style>
    <style:style style:name="T838" style:parent-style-name="DefaultParagraphFont" style:family="text">
      <style:text-properties fo:language="en" fo:country="US"/>
    </style:style>
    <style:style style:name="T839" style:parent-style-name="DefaultParagraphFont" style:family="text">
      <style:text-properties fo:language="en" fo:country="US"/>
    </style:style>
    <style:style style:name="T840" style:parent-style-name="DefaultParagraphFont" style:family="text">
      <style:text-properties fo:language="en" fo:country="US"/>
    </style:style>
    <style:style style:name="P841" style:parent-style-name="Paragraph" style:family="paragraph">
      <style:paragraph-properties fo:margin-left="0.75in">
        <style:tab-stops/>
      </style:paragraph-properties>
    </style:style>
    <style:style style:name="P842" style:parent-style-name="Paragraph" style:family="paragraph"/>
    <style:style style:name="T843" style:parent-style-name="DefaultParagraphFont" style:family="text">
      <style:text-properties fo:language="en" fo:country="US"/>
    </style:style>
    <style:style style:name="P844" style:parent-style-name="Paragraph" style:family="paragraph"/>
    <style:style style:name="P845" style:parent-style-name="Paragraph" style:family="paragraph"/>
    <style:style style:name="P846" style:parent-style-name="Paragraph" style:family="paragraph"/>
    <style:style style:name="T847" style:parent-style-name="DefaultParagraphFont" style:family="text">
      <style:text-properties fo:language="en" fo:country="US"/>
    </style:style>
    <style:style style:name="P848" style:parent-style-name="Paragraph" style:family="paragraph"/>
    <style:style style:name="P849" style:parent-style-name="Paragraph" style:family="paragraph"/>
    <style:style style:name="P850" style:parent-style-name="Paragraph" style:family="paragraph"/>
    <style:style style:name="P851" style:parent-style-name="Paragraph" style:family="paragraph"/>
    <style:style style:name="P852" style:parent-style-name="Paragraph" style:family="paragraph"/>
    <style:style style:name="T853" style:parent-style-name="DefaultParagraphFont" style:family="text">
      <style:text-properties fo:language="en" fo:country="US"/>
    </style:style>
    <style:style style:name="T854" style:parent-style-name="DefaultParagraphFont" style:family="text">
      <style:text-properties fo:language="en" fo:country="US"/>
    </style:style>
    <style:style style:name="P855" style:parent-style-name="Paragraph" style:family="paragraph"/>
    <style:style style:name="P856" style:parent-style-name="Paragraph" style:family="paragraph"/>
    <style:style style:name="P857" style:parent-style-name="Paragraph" style:family="paragraph"/>
    <style:style style:name="P858" style:parent-style-name="Normal" style:family="paragraph">
      <style:paragraph-properties fo:break-before="page" style:punctuation-wrap="hanging" style:text-autospace="ideograph-alpha" fo:margin-bottom="0.1111in"/>
      <style:text-properties fo:hyphenate="true"/>
    </style:style>
    <style:style style:name="P859" style:parent-style-name="Paragraph" style:family="paragraph">
      <style:text-properties fo:font-weight="bold" style:font-weight-asian="bold" fo:language="en" fo:country="US"/>
    </style:style>
    <style:style style:name="P860" style:parent-style-name="Paragraph" style:family="paragraph">
      <style:paragraph-properties fo:margin-left="0.75in">
        <style:tab-stops/>
      </style:paragraph-properties>
    </style:style>
    <style:style style:name="T861" style:parent-style-name="DefaultParagraphFont" style:family="text">
      <style:text-properties style:language-asian="bg" style:country-asian="BG"/>
    </style:style>
    <style:style style:name="T862" style:parent-style-name="DefaultParagraphFont" style:family="text">
      <style:text-properties fo:language="en" fo:country="US"/>
    </style:style>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T865" style:parent-style-name="DefaultParagraphFont" style:family="text">
      <style:text-properties fo:language="en" fo:country="US"/>
    </style:style>
    <style:style style:name="T866" style:parent-style-name="DefaultParagraphFont" style:family="text">
      <style:text-properties fo:language="en" fo:country="US"/>
    </style:style>
    <style:style style:name="T867" style:parent-style-name="DefaultParagraphFont" style:family="text">
      <style:text-properties fo:language="en" fo:country="US"/>
    </style:style>
    <style:style style:name="P868" style:parent-style-name="Paragraph" style:family="paragraph">
      <style:paragraph-properties fo:margin-left="0.75in">
        <style:tab-stops/>
      </style:paragraph-properties>
    </style:style>
    <style:style style:name="T869" style:parent-style-name="DefaultParagraphFont" style:family="text">
      <style:text-properties fo:language="en" fo:country="US"/>
    </style:style>
    <style:style style:name="T870" style:parent-style-name="DefaultParagraphFont" style:family="text">
      <style:text-properties fo:language="en" fo:country="US"/>
    </style:style>
    <style:style style:name="P871" style:parent-style-name="Paragraph" style:family="paragraph">
      <style:paragraph-properties fo:margin-left="0.75in">
        <style:tab-stops/>
      </style:paragraph-properties>
    </style:style>
    <style:style style:name="T872" style:parent-style-name="DefaultParagraphFont" style:family="text">
      <style:text-properties fo:language="en" fo:country="US"/>
    </style:style>
    <style:style style:name="P873" style:parent-style-name="Paragraph" style:family="paragraph">
      <style:text-properties fo:font-weight="bold" style:font-weight-asian="bold" fo:language="en" fo:country="US"/>
    </style:style>
    <style:style style:name="P874" style:parent-style-name="Paragraph" style:family="paragraph">
      <style:paragraph-properties fo:margin-left="0.75in">
        <style:tab-stops/>
      </style:paragraph-propertie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T877" style:parent-style-name="DefaultParagraphFont" style:family="text">
      <style:text-properties fo:language="en" fo:country="US"/>
    </style:style>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T880" style:parent-style-name="DefaultParagraphFont" style:family="text">
      <style:text-properties fo:language="en" fo:country="US"/>
    </style:style>
    <style:style style:name="P881" style:parent-style-name="Paragraph" style:family="paragraph">
      <style:paragraph-properties fo:margin-left="0.75in">
        <style:tab-stops/>
      </style:paragraph-properties>
    </style:style>
    <style:style style:name="T882" style:parent-style-name="DefaultParagraphFont" style:family="text">
      <style:text-properties fo:language="en" fo:country="US"/>
    </style:style>
    <style:style style:name="T883" style:parent-style-name="DefaultParagraphFont" style:family="text">
      <style:text-properties fo:language="en" fo:country="US"/>
    </style:style>
    <style:style style:name="T884" style:parent-style-name="DefaultParagraphFont" style:family="text">
      <style:text-properties fo:language="en" fo:country="US"/>
    </style:style>
    <style:style style:name="P885" style:parent-style-name="Paragraph" style:family="paragraph">
      <style:text-properties fo:font-weight="bold" style:font-weight-asian="bold" fo:language="en" fo:country="US"/>
    </style:style>
    <style:style style:name="P886" style:parent-style-name="Paragraph" style:family="paragraph">
      <style:paragraph-properties fo:margin-left="0.75in">
        <style:tab-stops/>
      </style:paragraph-properties>
    </style:style>
    <style:style style:name="T887" style:parent-style-name="DefaultParagraphFont" style:family="text">
      <style:text-properties fo:language="en" fo:country="US"/>
    </style:style>
    <style:style style:name="T888" style:parent-style-name="DefaultParagraphFont" style:family="text">
      <style:text-properties fo:language="en" fo:country="US"/>
    </style:style>
    <style:style style:name="T889" style:parent-style-name="DefaultParagraphFont" style:family="text">
      <style:text-properties fo:language="en" fo:country="US"/>
    </style:style>
    <style:style style:name="T890" style:parent-style-name="DefaultParagraphFont" style:family="text">
      <style:text-properties fo:language="en" fo:country="US"/>
    </style:style>
    <style:style style:name="T891" style:parent-style-name="DefaultParagraphFont" style:family="text">
      <style:text-properties fo:language="en" fo:country="US"/>
    </style:style>
    <style:style style:name="T892" style:parent-style-name="DefaultParagraphFont" style:family="text">
      <style:text-properties fo:language="en" fo:country="US"/>
    </style:style>
    <style:style style:name="P893" style:parent-style-name="Paragraph" style:family="paragraph">
      <style:paragraph-properties fo:margin-left="0.75in">
        <style:tab-stops/>
      </style:paragraph-properties>
    </style:style>
    <style:style style:name="T894" style:parent-style-name="DefaultParagraphFont" style:family="text">
      <style:text-properties fo:language="en" fo:country="US"/>
    </style:style>
    <style:style style:name="T895" style:parent-style-name="DefaultParagraphFont" style:family="text">
      <style:text-properties fo:language="en" fo:country="US"/>
    </style:style>
    <style:style style:name="T896" style:parent-style-name="DefaultParagraphFont" style:family="text">
      <style:text-properties fo:language="en" fo:country="US"/>
    </style:style>
    <style:style style:name="T897" style:parent-style-name="DefaultParagraphFont" style:family="text">
      <style:text-properties fo:language="en" fo:country="US"/>
    </style:style>
    <style:style style:name="T898" style:parent-style-name="DefaultParagraphFont" style:family="text">
      <style:text-properties fo:language="en" fo:country="US"/>
    </style:style>
    <style:style style:name="P899" style:parent-style-name="Paragraph" style:family="paragraph">
      <style:paragraph-properties fo:margin-left="0.75in">
        <style:tab-stops/>
      </style:paragraph-properties>
    </style:style>
    <style:style style:name="T900" style:parent-style-name="DefaultParagraphFont" style:family="text">
      <style:text-properties fo:language="en" fo:country="US"/>
    </style:style>
    <style:style style:name="P901" style:parent-style-name="Normal" style:family="paragraph">
      <style:paragraph-properties fo:break-before="page" style:punctuation-wrap="hanging" style:text-autospace="ideograph-alpha" fo:margin-bottom="0.1111in"/>
      <style:text-properties fo:hyphenate="true"/>
    </style:style>
    <style:style style:name="P902" style:parent-style-name="Paragraph" style:family="paragraph">
      <style:text-properties fo:font-weight="bold" style:font-weight-asian="bold" fo:font-size="14pt" style:font-size-asian="14pt" fo:language="en" fo:country="US"/>
    </style:style>
    <style:style style:name="T903" style:parent-style-name="DefaultParagraphFont" style:family="text">
      <style:text-properties style:language-asian="bg" style:country-asian="BG"/>
    </style:style>
    <style:style style:name="T904" style:parent-style-name="DefaultParagraphFont" style:family="text">
      <style:text-properties fo:language="en" fo:country="US"/>
    </style:style>
    <style:style style:name="P905" style:parent-style-name="Paragraph" style:family="paragraph">
      <style:text-properties fo:language="en" fo:country="US"/>
    </style:style>
    <style:style style:name="T906" style:parent-style-name="DefaultParagraphFont" style:family="text">
      <style:text-properties fo:language="en" fo:country="US"/>
    </style:style>
    <style:style style:name="T907" style:parent-style-name="DefaultParagraphFont" style:family="text">
      <style:text-properties fo:language="en" fo:country="US"/>
    </style:style>
    <style:style style:name="P908" style:parent-style-name="Paragraph" style:family="paragraph">
      <style:text-properties fo:language="en" fo:country="US"/>
    </style:style>
    <style:style style:name="P909" style:parent-style-name="Paragraph" style:family="paragraph"/>
    <style:style style:name="T910" style:parent-style-name="DefaultParagraphFont" style:family="text">
      <style:text-properties fo:font-weight="bold" style:font-weight-asian="bold"/>
    </style:style>
    <style:style style:name="P911" style:parent-style-name="Paragraph" style:family="paragraph">
      <style:paragraph-properties fo:margin-left="0.25in">
        <style:tab-stops/>
      </style:paragraph-properties>
    </style:style>
    <style:style style:name="T912" style:parent-style-name="DefaultParagraphFont" style:family="text">
      <style:text-properties fo:language="en" fo:country="US"/>
    </style:style>
    <style:style style:name="T913" style:parent-style-name="DefaultParagraphFont" style:family="text">
      <style:text-properties fo:language="en" fo:country="US"/>
    </style:style>
    <style:style style:name="T914" style:parent-style-name="DefaultParagraphFont" style:family="text">
      <style:text-properties fo:language="en" fo:country="US"/>
    </style:style>
    <style:style style:name="T915" style:parent-style-name="DefaultParagraphFont" style:family="text">
      <style:text-properties fo:language="en" fo:country="US"/>
    </style:style>
    <style:style style:name="P916" style:parent-style-name="Paragraph" style:family="paragraph"/>
    <style:style style:name="T917" style:parent-style-name="DefaultParagraphFont" style:family="text">
      <style:text-properties fo:language="en" fo:country="US"/>
    </style:style>
    <style:style style:name="T918" style:parent-style-name="DefaultParagraphFont" style:family="text">
      <style:text-properties fo:language="en" fo:country="US"/>
    </style:style>
    <style:style style:name="T919" style:parent-style-name="DefaultParagraphFont" style:family="text">
      <style:text-properties fo:language="en" fo:country="US"/>
    </style:style>
    <style:style style:name="T920" style:parent-style-name="DefaultParagraphFont" style:family="text">
      <style:text-properties fo:language="en" fo:country="US"/>
    </style:style>
    <style:style style:name="P921" style:parent-style-name="Paragraph" style:family="paragraph"/>
    <style:style style:name="T922" style:parent-style-name="DefaultParagraphFont" style:family="text">
      <style:text-properties fo:language="en" fo:country="US"/>
    </style:style>
    <style:style style:name="T923" style:parent-style-name="DefaultParagraphFont" style:family="text">
      <style:text-properties fo:language="en" fo:country="US"/>
    </style:style>
    <style:style style:name="T924" style:parent-style-name="DefaultParagraphFont" style:family="text">
      <style:text-properties fo:language="en" fo:country="US"/>
    </style:style>
    <style:style style:name="T925" style:parent-style-name="DefaultParagraphFont" style:family="text">
      <style:text-properties fo:language="en" fo:country="US"/>
    </style:style>
    <style:style style:name="P926" style:parent-style-name="Paragraph" style:family="paragraph"/>
    <style:style style:name="T927" style:parent-style-name="DefaultParagraphFont" style:family="text">
      <style:text-properties fo:language="en" fo:country="US"/>
    </style:style>
    <style:style style:name="T928" style:parent-style-name="DefaultParagraphFont" style:family="text">
      <style:text-properties fo:language="en" fo:country="US"/>
    </style:style>
    <style:style style:name="T929" style:parent-style-name="DefaultParagraphFont" style:family="text">
      <style:text-properties fo:language="en" fo:country="US"/>
    </style:style>
    <style:style style:name="T930" style:parent-style-name="DefaultParagraphFont" style:family="text">
      <style:text-properties fo:language="en" fo:country="US"/>
    </style:style>
    <style:style style:name="T931" style:parent-style-name="DefaultParagraphFont" style:family="text">
      <style:text-properties fo:language="en" fo:country="US"/>
    </style:style>
    <style:style style:name="T932" style:parent-style-name="DefaultParagraphFont" style:family="text">
      <style:text-properties fo:language="en" fo:country="US"/>
    </style:style>
    <style:style style:name="T933" style:parent-style-name="DefaultParagraphFont" style:family="text">
      <style:text-properties fo:language="en" fo:country="US"/>
    </style:style>
    <style:style style:name="P934" style:parent-style-name="Paragraph" style:family="paragraph"/>
    <style:style style:name="T935" style:parent-style-name="DefaultParagraphFont" style:family="text">
      <style:text-properties fo:language="en" fo:country="US"/>
    </style:style>
    <style:style style:name="T936" style:parent-style-name="DefaultParagraphFont" style:family="text">
      <style:text-properties fo:language="en" fo:country="US"/>
    </style:style>
    <style:style style:name="T937" style:parent-style-name="DefaultParagraphFont" style:family="text">
      <style:text-properties fo:language="en" fo:country="US"/>
    </style:style>
    <style:style style:name="P938" style:parent-style-name="Paragraph" style:family="paragraph"/>
    <style:style style:name="T939" style:parent-style-name="DefaultParagraphFont" style:family="text">
      <style:text-properties fo:language="en" fo:country="US"/>
    </style:style>
    <style:style style:name="T940" style:parent-style-name="DefaultParagraphFont" style:family="text">
      <style:text-properties fo:language="en" fo:country="US"/>
    </style:style>
    <style:style style:name="T941" style:parent-style-name="DefaultParagraphFont" style:family="text">
      <style:text-properties fo:language="en" fo:country="US"/>
    </style:style>
    <style:style style:name="T942" style:parent-style-name="DefaultParagraphFont" style:family="text">
      <style:text-properties fo:language="en" fo:country="US"/>
    </style:style>
    <style:style style:name="T943" style:parent-style-name="DefaultParagraphFont" style:family="text">
      <style:text-properties fo:language="en" fo:country="US"/>
    </style:style>
    <style:style style:name="P944" style:parent-style-name="Paragraph" style:family="paragraph"/>
    <style:style style:name="T945" style:parent-style-name="DefaultParagraphFont" style:family="text">
      <style:text-properties fo:language="en" fo:country="US"/>
    </style:style>
    <style:style style:name="T946" style:parent-style-name="DefaultParagraphFont" style:family="text">
      <style:text-properties fo:language="en" fo:country="US"/>
    </style:style>
    <style:style style:name="T947" style:parent-style-name="DefaultParagraphFont" style:family="text">
      <style:text-properties fo:language="en" fo:country="US"/>
    </style:style>
    <style:style style:name="T948" style:parent-style-name="DefaultParagraphFont" style:family="text">
      <style:text-properties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T951" style:parent-style-name="DefaultParagraphFont" style:family="text">
      <style:text-properties fo:language="en" fo:country="US"/>
    </style:style>
    <style:style style:name="T952" style:parent-style-name="DefaultParagraphFont" style:family="text">
      <style:text-properties fo:language="en" fo:country="US"/>
    </style:style>
    <style:style style:name="T953" style:parent-style-name="DefaultParagraphFont" style:family="text">
      <style:text-properties fo:language="en" fo:country="US"/>
    </style:style>
    <style:style style:name="P954" style:parent-style-name="Paragraph" style:family="paragraph"/>
    <style:style style:name="T955" style:parent-style-name="DefaultParagraphFont" style:family="text">
      <style:text-properties fo:language="en" fo:country="US"/>
    </style:style>
    <style:style style:name="T956" style:parent-style-name="DefaultParagraphFont" style:family="text">
      <style:text-properties fo:language="en" fo:country="US"/>
    </style:style>
    <style:style style:name="T957" style:parent-style-name="DefaultParagraphFont" style:family="text">
      <style:text-properties fo:language="en" fo:country="US"/>
    </style:style>
    <style:style style:name="T958" style:parent-style-name="DefaultParagraphFont" style:family="text">
      <style:text-properties fo:language="en" fo:country="US"/>
    </style:style>
    <style:style style:name="T959" style:parent-style-name="DefaultParagraphFont" style:family="text">
      <style:text-properties fo:language="en" fo:country="US"/>
    </style:style>
    <style:style style:name="T960" style:parent-style-name="DefaultParagraphFont" style:family="text">
      <style:text-properties fo:language="en" fo:country="US"/>
    </style:style>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P963" style:parent-style-name="Paragraph" style:family="paragraph"/>
    <style:style style:name="T964" style:parent-style-name="DefaultParagraphFont" style:family="text">
      <style:text-properties fo:font-weight="bold" style:font-weight-asian="bold"/>
    </style:style>
    <style:style style:name="P965" style:parent-style-name="Paragraph" style:family="paragraph">
      <style:paragraph-properties fo:margin-left="0.25in">
        <style:tab-stops/>
      </style:paragraph-properties>
    </style:style>
    <style:style style:name="T966" style:parent-style-name="DefaultParagraphFont" style:family="text">
      <style:text-properties style:language-asian="bg" style:country-asian="BG"/>
    </style:style>
    <style:style style:name="T967" style:parent-style-name="DefaultParagraphFont" style:family="text">
      <style:text-properties fo:language="en" fo:country="US"/>
    </style:style>
    <style:style style:name="P968" style:parent-style-name="Paragraph" style:family="paragraph">
      <style:paragraph-properties fo:margin-left="0.25in">
        <style:tab-stops/>
      </style:paragraph-properties>
    </style:style>
    <style:style style:name="T969" style:parent-style-name="DefaultParagraphFont" style:family="text">
      <style:text-properties fo:font-weight="bold" style:font-weight-asian="bold" fo:language="en" fo:country="US"/>
    </style:style>
    <style:style style:name="T970" style:parent-style-name="DefaultParagraphFont" style:family="text">
      <style:text-properties fo:language="en" fo:country="US"/>
    </style:style>
    <style:style style:name="T971" style:parent-style-name="DefaultParagraphFont" style:family="text">
      <style:text-properties fo:language="en" fo:country="US"/>
    </style:style>
    <style:style style:name="T972" style:parent-style-name="DefaultParagraphFont" style:family="text">
      <style:text-properties fo:language="en" fo:country="US"/>
    </style:style>
    <style:style style:name="T973" style:parent-style-name="DefaultParagraphFont" style:family="text">
      <style:text-properties fo:language="en" fo:country="US"/>
    </style:style>
    <style:style style:name="T974" style:parent-style-name="DefaultParagraphFont" style:family="text">
      <style:text-properties fo:language="en" fo:country="US"/>
    </style:style>
    <style:style style:name="T975" style:parent-style-name="DefaultParagraphFont" style:family="text">
      <style:text-properties fo:language="en" fo:country="US"/>
    </style:style>
    <style:style style:name="T976" style:parent-style-name="DefaultParagraphFont" style:family="text">
      <style:text-properties fo:language="en" fo:country="US"/>
    </style:style>
    <style:style style:name="P977" style:parent-style-name="Paragraph" style:family="paragraph">
      <style:paragraph-properties fo:margin-left="0.25in">
        <style:tab-stops/>
      </style:paragraph-properties>
    </style:style>
    <style:style style:name="T978" style:parent-style-name="DefaultParagraphFont" style:family="text">
      <style:text-properties fo:font-weight="bold" style:font-weight-asian="bold" fo:language="en" fo:country="US"/>
    </style:style>
    <style:style style:name="T979" style:parent-style-name="DefaultParagraphFont" style:family="text">
      <style:text-properties fo:language="en" fo:country="US"/>
    </style:style>
    <style:style style:name="T980" style:parent-style-name="DefaultParagraphFont" style:family="text">
      <style:text-properties fo:language="en" fo:country="US"/>
    </style:style>
    <style:style style:name="T981" style:parent-style-name="DefaultParagraphFont" style:family="text">
      <style:text-properties fo:language="en" fo:country="US"/>
    </style:style>
    <style:style style:name="T982" style:parent-style-name="DefaultParagraphFont" style:family="text">
      <style:text-properties fo:language="en" fo:country="US"/>
    </style:style>
    <style:style style:name="T983" style:parent-style-name="DefaultParagraphFont" style:family="text">
      <style:text-properties fo:language="en" fo:country="US"/>
    </style:style>
    <style:style style:name="T984" style:parent-style-name="DefaultParagraphFont" style:family="text">
      <style:text-properties fo:language="en" fo:country="US"/>
    </style:style>
    <style:style style:name="T985" style:parent-style-name="DefaultParagraphFont" style:family="text">
      <style:text-properties fo:language="en" fo:country="US"/>
    </style:style>
    <style:style style:name="T986" style:parent-style-name="DefaultParagraphFont" style:family="text">
      <style:text-properties fo:language="en" fo:country="US"/>
    </style:style>
    <style:style style:name="P987" style:parent-style-name="Paragraph" style:family="paragraph"/>
    <style:style style:name="P988" style:parent-style-name="Paragraph" style:family="paragraph"/>
    <style:style style:name="P989" style:parent-style-name="Paragraph" style:family="paragraph"/>
    <style:style style:name="P990" style:parent-style-name="Paragraph" style:family="paragraph"/>
    <style:style style:name="P991" style:parent-style-name="Paragraph" style:family="paragraph"/>
    <style:style style:name="P992" style:parent-style-name="Paragraph" style:family="paragraph"/>
    <style:style style:name="P993" style:parent-style-name="Paragraph" style:family="paragraph"/>
    <style:style style:name="P994" style:parent-style-name="Paragraph" style:family="paragraph"/>
    <style:style style:name="P995" style:parent-style-name="Paragraph" style:family="paragraph"/>
    <style:style style:name="P996" style:parent-style-name="Paragraph" style:family="paragraph"/>
    <style:style style:name="P997" style:parent-style-name="Paragraph" style:family="paragraph"/>
    <style:style style:name="P998" style:parent-style-name="Paragraph" style:family="paragraph"/>
    <style:style style:name="P999" style:parent-style-name="Paragraph" style:family="paragraph"/>
    <style:style style:name="P1000" style:parent-style-name="Paragraph" style:family="paragraph"/>
    <style:style style:name="P1001" style:parent-style-name="Paragraph" style:family="paragraph"/>
    <style:style style:name="P1002" style:parent-style-name="Paragraph" style:family="paragraph"/>
    <style:style style:name="P1003" style:parent-style-name="Paragraph" style:family="paragraph"/>
    <style:style style:name="T1004" style:parent-style-name="DefaultParagraphFont" style:family="text">
      <style:text-properties fo:language="en" fo:country="US"/>
    </style:style>
    <style:style style:name="T1005" style:parent-style-name="DefaultParagraphFont" style:family="text">
      <style:text-properties fo:font-weight="bold" style:font-weight-asian="bold" fo:language="en" fo:country="US"/>
    </style:style>
    <style:style style:name="T1006" style:parent-style-name="DefaultParagraphFont" style:family="text">
      <style:text-properties fo:language="en" fo:country="US"/>
    </style:style>
    <style:style style:name="T1007" style:parent-style-name="DefaultParagraphFont" style:family="text">
      <style:text-properties fo:font-weight="bold" style:font-weight-asian="bold" fo:language="en" fo:country="US"/>
    </style:style>
    <style:style style:name="T1008" style:parent-style-name="DefaultParagraphFont" style:family="text">
      <style:text-properties fo:language="en" fo:country="US"/>
    </style:style>
    <style:style style:name="T1009" style:parent-style-name="DefaultParagraphFont" style:family="text">
      <style:text-properties fo:font-weight="bold" style:font-weight-asian="bold" fo:language="en" fo:country="US"/>
    </style:style>
    <style:style style:name="T1010" style:parent-style-name="DefaultParagraphFont" style:family="text">
      <style:text-properties fo:font-weight="bold" style:font-weight-asian="bold" fo:language="en" fo:country="US"/>
    </style:style>
    <style:style style:name="T1011" style:parent-style-name="DefaultParagraphFont" style:family="text">
      <style:text-properties fo:language="en" fo:country="US"/>
    </style:style>
    <style:style style:name="T1012" style:parent-style-name="DefaultParagraphFont" style:family="text">
      <style:text-properties fo:font-weight="bold" style:font-weight-asian="bold"/>
    </style:style>
    <style:style style:name="T1013" style:parent-style-name="DefaultParagraphFont" style:family="text">
      <style:text-properties fo:language="en" fo:country="US"/>
    </style:style>
    <style:style style:name="T1014" style:parent-style-name="DefaultParagraphFont" style:family="text">
      <style:text-properties fo:font-weight="bold" style:font-weight-asian="bold" fo:language="en" fo:country="US"/>
    </style:style>
    <style:style style:name="T1015" style:parent-style-name="DefaultParagraphFont" style:family="text">
      <style:text-properties fo:language="en" fo:country="US"/>
    </style:style>
    <style:style style:name="T1016" style:parent-style-name="DefaultParagraphFont" style:family="text">
      <style:text-properties fo:font-weight="bold" style:font-weight-asian="bold" fo:language="en" fo:country="US"/>
    </style:style>
    <style:style style:name="T1017" style:parent-style-name="DefaultParagraphFont" style:family="text">
      <style:text-properties fo:language="en" fo:country="US"/>
    </style:style>
    <style:style style:name="T1018" style:parent-style-name="DefaultParagraphFont" style:family="text">
      <style:text-properties fo:font-weight="bold" style:font-weight-asian="bold" fo:language="en" fo:country="US"/>
    </style:style>
    <style:style style:name="T1019" style:parent-style-name="DefaultParagraphFont" style:family="text">
      <style:text-properties fo:language="en" fo:country="US"/>
    </style:style>
    <style:style style:name="T1020" style:parent-style-name="DefaultParagraphFont" style:family="text">
      <style:text-properties fo:font-weight="bold" style:font-weight-asian="bold" fo:language="en" fo:country="US"/>
    </style:style>
    <style:style style:name="T1021" style:parent-style-name="DefaultParagraphFont" style:family="text">
      <style:text-properties fo:language="en" fo:country="US"/>
    </style:style>
    <style:style style:name="T1022" style:parent-style-name="DefaultParagraphFont" style:family="text">
      <style:text-properties fo:language="en" fo:country="US"/>
    </style:style>
    <style:style style:name="T1023" style:parent-style-name="DefaultParagraphFont" style:family="text">
      <style:text-properties fo:font-weight="bold" style:font-weight-asian="bold" fo:language="en" fo:country="US"/>
    </style:style>
    <style:style style:name="T1024" style:parent-style-name="DefaultParagraphFont" style:family="text">
      <style:text-properties fo:language="en" fo:country="US"/>
    </style:style>
    <style:style style:name="T1025" style:parent-style-name="DefaultParagraphFont" style:family="text">
      <style:text-properties fo:font-weight="bold" style:font-weight-asian="bold" fo:language="en" fo:country="US"/>
    </style:style>
    <style:style style:name="T1026" style:parent-style-name="DefaultParagraphFont" style:family="text">
      <style:text-properties fo:language="en" fo:country="US"/>
    </style:style>
    <style:style style:name="T1027" style:parent-style-name="DefaultParagraphFont" style:family="text">
      <style:text-properties fo:font-weight="bold" style:font-weight-asian="bold" fo:language="en" fo:country="US"/>
    </style:style>
    <style:style style:name="T1028" style:parent-style-name="DefaultParagraphFont" style:family="text">
      <style:text-properties fo:language="en" fo:country="US"/>
    </style:style>
    <style:style style:name="T1029" style:parent-style-name="DefaultParagraphFont" style:family="text">
      <style:text-properties fo:language="en" fo:country="US"/>
    </style:style>
    <style:style style:name="T1030" style:parent-style-name="DefaultParagraphFont" style:family="text">
      <style:text-properties fo:language="en" fo:country="US"/>
    </style:style>
    <style:style style:name="P1031" style:parent-style-name="Normal" style:family="paragraph">
      <style:paragraph-properties fo:break-before="page" style:punctuation-wrap="hanging" style:text-autospace="ideograph-alpha" fo:margin-bottom="0.1111in"/>
      <style:text-properties fo:hyphenate="true"/>
    </style:style>
    <style:style style:name="T1032" style:parent-style-name="DefaultParagraphFont" style:family="text">
      <style:text-properties fo:font-weight="bold" style:font-weight-asian="bold" fo:font-size="14pt" style:font-size-asian="14pt" fo:language="en" fo:country="US"/>
    </style:style>
    <style:style style:name="T1033" style:parent-style-name="DefaultParagraphFont" style:family="text">
      <style:text-properties fo:font-weight="bold" style:font-weight-asian="bold" fo:font-size="14pt" style:font-size-asian="14pt"/>
    </style:style>
    <style:style style:name="T1034" style:parent-style-name="DefaultParagraphFont" style:family="text">
      <style:text-properties fo:font-size="14pt" style:font-size-asian="14pt"/>
    </style:style>
    <style:style style:name="T1035" style:parent-style-name="DefaultParagraphFont" style:family="text">
      <style:text-properties fo:font-weight="bold" style:font-weight-asian="bold" fo:font-size="14pt" style:font-size-asian="14pt"/>
    </style:style>
    <style:style style:name="T1036" style:parent-style-name="DefaultParagraphFont" style:family="text">
      <style:text-properties style:language-asian="bg" style:country-asian="BG"/>
    </style:style>
    <style:style style:name="T1037" style:parent-style-name="DefaultParagraphFont" style:family="text">
      <style:text-properties fo:language="en" fo:country="US"/>
    </style:style>
    <style:style style:name="T1038" style:parent-style-name="DefaultParagraphFont" style:family="text">
      <style:text-properties fo:language="en" fo:country="US"/>
    </style:style>
    <style:style style:name="T1039" style:parent-style-name="DefaultParagraphFont" style:family="text">
      <style:text-properties fo:language="en" fo:country="US"/>
    </style:style>
    <style:style style:name="T1040" style:parent-style-name="DefaultParagraphFont" style:family="text">
      <style:text-properties fo:language="en" fo:country="US"/>
    </style:style>
    <style:style style:name="T1041" style:parent-style-name="DefaultParagraphFont" style:family="text">
      <style:text-properties fo:language="en" fo:country="US"/>
    </style:style>
    <style:style style:name="T1042" style:parent-style-name="DefaultParagraphFont" style:family="text">
      <style:text-properties fo:language="en" fo:country="US"/>
    </style:style>
    <style:style style:name="T1043" style:parent-style-name="DefaultParagraphFont" style:family="text">
      <style:text-properties fo:language="en" fo:country="US"/>
    </style:style>
    <style:style style:name="T1044" style:parent-style-name="DefaultParagraphFont" style:family="text">
      <style:text-properties fo:language="en" fo:country="US"/>
    </style:style>
    <style:style style:name="T1045" style:parent-style-name="DefaultParagraphFont" style:family="text">
      <style:text-properties fo:language="en" fo:country="US"/>
    </style:style>
    <style:style style:name="T1046" style:parent-style-name="DefaultParagraphFont" style:family="text">
      <style:text-properties fo:language="en" fo:country="US"/>
    </style:style>
    <style:style style:name="T1047" style:parent-style-name="DefaultParagraphFont" style:family="text">
      <style:text-properties fo:language="en" fo:country="US"/>
    </style:style>
    <style:style style:name="T1048" style:parent-style-name="DefaultParagraphFont" style:family="text">
      <style:text-properties fo:language="en" fo:country="US"/>
    </style:style>
    <style:style style:name="T1049" style:parent-style-name="DefaultParagraphFont" style:family="text">
      <style:text-properties fo:language="en" fo:country="US"/>
    </style:style>
    <style:style style:name="T1050" style:parent-style-name="DefaultParagraphFont" style:family="text">
      <style:text-properties fo:language="en" fo:country="US"/>
    </style:style>
    <style:style style:name="T1051" style:parent-style-name="DefaultParagraphFont" style:family="text">
      <style:text-properties fo:language="en" fo:country="US"/>
    </style:style>
    <style:style style:name="T1052" style:parent-style-name="DefaultParagraphFont" style:family="text">
      <style:text-properties fo:language="en" fo:country="US"/>
    </style:style>
    <style:style style:name="T1053" style:parent-style-name="DefaultParagraphFont" style:family="text">
      <style:text-properties fo:language="en" fo:country="US"/>
    </style:style>
    <style:style style:name="T1054" style:parent-style-name="DefaultParagraphFont" style:family="text">
      <style:text-properties fo:language="en" fo:country="US"/>
    </style:style>
    <style:style style:name="T1055" style:parent-style-name="DefaultParagraphFont" style:family="text">
      <style:text-properties fo:language="en" fo:country="US"/>
    </style:style>
    <style:style style:name="T1056" style:parent-style-name="DefaultParagraphFont" style:family="text">
      <style:text-properties fo:language="en" fo:country="US"/>
    </style:style>
    <style:style style:name="T1057" style:parent-style-name="DefaultParagraphFont" style:family="text">
      <style:text-properties fo:language="en" fo:country="US"/>
    </style:style>
    <style:style style:name="T1058" style:parent-style-name="DefaultParagraphFont" style:family="text">
      <style:text-properties fo:language="en" fo:country="US"/>
    </style:style>
    <style:style style:name="T1059" style:parent-style-name="DefaultParagraphFont" style:family="text">
      <style:text-properties fo:language="en" fo:country="US"/>
    </style:style>
    <style:style style:name="T1060" style:parent-style-name="DefaultParagraphFont" style:family="text">
      <style:text-properties fo:language="en" fo:country="US"/>
    </style:style>
    <style:style style:name="T1061" style:parent-style-name="DefaultParagraphFont" style:family="text">
      <style:text-properties fo:language="en" fo:country="US"/>
    </style:style>
    <style:style style:name="P1062" style:parent-style-name="Normal" style:family="paragraph">
      <style:paragraph-properties fo:break-before="page" style:punctuation-wrap="hanging" style:text-autospace="ideograph-alpha" fo:margin-bottom="0.1111in"/>
      <style:text-properties fo:hyphenate="true"/>
    </style:style>
    <style:style style:name="P1063" style:parent-style-name="Normal" style:family="paragraph">
      <style:paragraph-properties fo:line-height="120%"/>
    </style:style>
    <style:style style:name="T1064" style:parent-style-name="DefaultParagraphFont" style:family="text">
      <style:text-properties style:font-name="Times New Roman" fo:font-weight="bold" style:font-weight-asian="bold" fo:font-size="16pt" style:font-size-asian="16pt" style:font-size-complex="14pt" fo:language="bg" fo:country="BG"/>
    </style:style>
    <style:style style:name="T1065" style:parent-style-name="DefaultParagraphFont" style:family="text">
      <style:text-properties style:font-name="Times New Roman" fo:font-weight="bold" style:font-weight-asian="bold" fo:font-size="16pt" style:font-size-asian="16pt" style:font-size-complex="14pt"/>
    </style:style>
    <style:style style:name="T1066" style:parent-style-name="DefaultParagraphFont" style:family="text">
      <style:text-properties style:font-name="Times New Roman" fo:font-weight="bold" style:font-weight-asian="bold" fo:font-size="16pt" style:font-size-asian="16pt" style:font-size-complex="14pt" fo:language="bg" fo:country="BG"/>
    </style:style>
    <style:style style:name="P1067"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68" style:parent-style-name="Normal" style:family="paragraph">
      <style:paragraph-properties fo:line-height="120%"/>
    </style:style>
    <style:style style:name="T1069" style:parent-style-name="DefaultParagraphFont" style:family="text">
      <style:text-properties style:font-name="Times New Roman" style:font-size-complex="12pt" fo:language="bg" fo:country="BG"/>
    </style:style>
    <style:style style:name="T1070" style:parent-style-name="DefaultParagraphFont" style:family="text">
      <style:text-properties style:font-name="Times New Roman" style:font-size-complex="12pt" fo:language="bg" fo:country="BG"/>
    </style:style>
    <style:style style:name="P1071" style:parent-style-name="Paragraph" style:family="paragraph"/>
    <style:style style:name="T1072" style:parent-style-name="DefaultParagraphFont" style:family="text">
      <style:text-properties fo:font-weight="bold" style:font-weight-asian="bold" fo:font-size="14pt" style:font-size-asian="14pt"/>
    </style:style>
    <style:style style:name="P1073" style:parent-style-name="Paragraph" style:family="paragraph">
      <style:text-properties style:font-size-complex="12pt"/>
    </style:style>
    <style:style style:name="P1074" style:parent-style-name="Paragraph" style:family="paragraph"/>
    <style:style style:name="T1075" style:parent-style-name="DefaultParagraphFont" style:family="text">
      <style:text-properties style:font-size-complex="12pt"/>
    </style:style>
    <style:style style:name="T1076" style:parent-style-name="DefaultParagraphFont" style:family="text">
      <style:text-properties style:font-size-complex="12pt" fo:language="en" fo:country="US"/>
    </style:style>
    <style:style style:name="T1077" style:parent-style-name="DefaultParagraphFont" style:family="text">
      <style:text-properties style:font-size-complex="12pt"/>
    </style:style>
    <style:style style:name="P1078" style:parent-style-name="Paragraph" style:family="paragraph">
      <style:text-properties style:font-size-complex="12pt"/>
    </style:style>
    <style:style style:name="P1079" style:parent-style-name="Paragraph" style:family="paragraph"/>
    <style:style style:name="T1080" style:parent-style-name="DefaultParagraphFont" style:family="text">
      <style:text-properties style:font-size-complex="12pt"/>
    </style:style>
    <style:style style:name="T1081" style:parent-style-name="DefaultParagraphFont" style:family="text">
      <style:text-properties style:font-size-complex="12pt" fo:language="en" fo:country="US"/>
    </style:style>
    <style:style style:name="T1082" style:parent-style-name="DefaultParagraphFont" style:family="text">
      <style:text-properties style:font-size-complex="12pt"/>
    </style:style>
    <style:style style:name="P1083" style:parent-style-name="Paragraph" style:family="paragraph">
      <style:text-properties style:font-size-complex="12pt"/>
    </style:style>
    <style:style style:name="P1084" style:parent-style-name="Paragraph" style:family="paragraph">
      <style:text-properties style:font-size-complex="12pt"/>
    </style:style>
    <style:style style:name="P1085" style:parent-style-name="Paragraph" style:family="paragraph">
      <style:text-properties style:font-size-complex="12pt"/>
    </style:style>
    <style:style style:name="P1086" style:parent-style-name="Paragraph" style:family="paragraph">
      <style:text-properties style:font-size-complex="12pt"/>
    </style:style>
    <style:style style:name="T1087" style:parent-style-name="DefaultParagraphFont" style:family="text">
      <style:text-properties style:font-size-complex="12pt"/>
    </style:style>
    <style:style style:name="T1088" style:parent-style-name="DefaultParagraphFont" style:family="text">
      <style:text-properties style:font-size-complex="12pt" fo:language="en" fo:country="US"/>
    </style:style>
    <style:style style:name="T1089" style:parent-style-name="DefaultParagraphFont" style:family="text">
      <style:text-properties style:font-size-complex="12pt"/>
    </style:style>
    <style:style style:name="T1090" style:parent-style-name="DefaultParagraphFont" style:family="text">
      <style:text-properties style:font-size-complex="12pt" fo:language="en" fo:country="US"/>
    </style:style>
    <style:style style:name="T1091" style:parent-style-name="DefaultParagraphFont" style:family="text">
      <style:text-properties style:font-size-complex="12pt"/>
    </style:style>
    <style:style style:name="T1092" style:parent-style-name="DefaultParagraphFont" style:family="text">
      <style:text-properties style:font-size-complex="12pt"/>
    </style:style>
    <style:style style:name="T1093" style:parent-style-name="DefaultParagraphFont" style:family="text">
      <style:text-properties style:font-size-complex="12pt" fo:language="en" fo:country="US"/>
    </style:style>
    <style:style style:name="T1094" style:parent-style-name="DefaultParagraphFont" style:family="text">
      <style:text-properties style:font-size-complex="12pt"/>
    </style:style>
    <style:style style:name="T1095" style:parent-style-name="DefaultParagraphFont" style:family="text">
      <style:text-properties fo:font-weight="bold" style:font-weight-asian="bold" style:font-size-complex="12pt" fo:language="en" fo:country="US"/>
    </style:style>
    <style:style style:name="T1096" style:parent-style-name="DefaultParagraphFont" style:family="text">
      <style:text-properties style:font-size-complex="12pt" fo:language="en" fo:country="US"/>
    </style:style>
    <style:style style:name="T1097" style:parent-style-name="DefaultParagraphFont" style:family="text">
      <style:text-properties style:font-size-complex="12pt"/>
    </style:style>
    <style:style style:name="T1098" style:parent-style-name="DefaultParagraphFont" style:family="text">
      <style:text-properties style:font-size-complex="12pt"/>
    </style:style>
    <style:style style:name="T1099" style:parent-style-name="DefaultParagraphFont" style:family="text">
      <style:text-properties fo:font-weight="bold" style:font-weight-asian="bold" style:font-size-complex="12pt" fo:language="en" fo:country="US"/>
    </style:style>
    <style:style style:name="T1100" style:parent-style-name="DefaultParagraphFont" style:family="text">
      <style:text-properties style:font-size-complex="12pt" fo:language="en" fo:country="US"/>
    </style:style>
    <style:style style:name="T1101" style:parent-style-name="DefaultParagraphFont" style:family="text">
      <style:text-properties style:font-size-complex="12pt"/>
    </style:style>
    <style:style style:name="T1102" style:parent-style-name="DefaultParagraphFont" style:family="text">
      <style:text-properties fo:font-weight="bold" style:font-weight-asian="bold" style:font-size-complex="12pt" fo:language="en" fo:country="US"/>
    </style:style>
    <style:style style:name="T1103" style:parent-style-name="DefaultParagraphFont" style:family="text">
      <style:text-properties style:font-size-complex="12pt" fo:language="en" fo:country="US"/>
    </style:style>
    <style:style style:name="T1104" style:parent-style-name="DefaultParagraphFont" style:family="text">
      <style:text-properties style:font-size-complex="12pt"/>
    </style:style>
    <style:style style:name="T1105" style:parent-style-name="DefaultParagraphFont" style:family="text">
      <style:text-properties fo:font-weight="bold" style:font-weight-asian="bold" style:font-size-complex="12pt" fo:language="en" fo:country="US"/>
    </style:style>
    <style:style style:name="T1106" style:parent-style-name="DefaultParagraphFont" style:family="text">
      <style:text-properties style:font-size-complex="12pt"/>
    </style:style>
    <style:style style:name="T1107" style:parent-style-name="DefaultParagraphFont" style:family="text">
      <style:text-properties fo:font-weight="bold" style:font-weight-asian="bold" style:font-size-complex="12pt" fo:language="en" fo:country="US"/>
    </style:style>
    <style:style style:name="T1108" style:parent-style-name="DefaultParagraphFont" style:family="text">
      <style:text-properties style:font-size-complex="12pt" fo:language="en" fo:country="US"/>
    </style:style>
    <style:style style:name="T1109" style:parent-style-name="DefaultParagraphFont" style:family="text">
      <style:text-properties style:font-size-complex="12pt"/>
    </style:style>
    <style:style style:name="T1110" style:parent-style-name="DefaultParagraphFont" style:family="text">
      <style:text-properties fo:font-weight="bold" style:font-weight-asian="bold" style:font-size-complex="12pt" fo:language="en" fo:country="US"/>
    </style:style>
    <style:style style:name="T1111" style:parent-style-name="DefaultParagraphFont" style:family="text">
      <style:text-properties style:font-size-complex="12pt" fo:language="en" fo:country="US"/>
    </style:style>
    <style:style style:name="T1112" style:parent-style-name="DefaultParagraphFont" style:family="text">
      <style:text-properties style:font-size-complex="12pt"/>
    </style:style>
    <style:style style:name="T1113" style:parent-style-name="DefaultParagraphFont" style:family="text">
      <style:text-properties style:font-size-complex="12pt"/>
    </style:style>
    <style:style style:name="T1114" style:parent-style-name="DefaultParagraphFont" style:family="text">
      <style:text-properties style:font-size-complex="12pt" fo:language="en" fo:country="US"/>
    </style:style>
    <style:style style:name="T1115" style:parent-style-name="DefaultParagraphFont" style:family="text">
      <style:text-properties fo:font-weight="bold" style:font-weight-asian="bold" style:font-size-complex="12pt" fo:language="en" fo:country="US"/>
    </style:style>
    <style:style style:name="T1116" style:parent-style-name="DefaultParagraphFont" style:family="text">
      <style:text-properties style:font-size-complex="12pt" fo:language="en" fo:country="US"/>
    </style:style>
    <style:style style:name="T1117" style:parent-style-name="DefaultParagraphFont" style:family="text">
      <style:text-properties style:font-size-complex="12pt"/>
    </style:style>
    <style:style style:name="T1118" style:parent-style-name="DefaultParagraphFont" style:family="text">
      <style:text-properties style:font-size-complex="12pt"/>
    </style:style>
    <style:style style:name="T1119" style:parent-style-name="DefaultParagraphFont" style:family="text">
      <style:text-properties fo:font-weight="bold" style:font-weight-asian="bold" style:font-size-complex="12pt" fo:language="en" fo:country="US"/>
    </style:style>
    <style:style style:name="T1120" style:parent-style-name="DefaultParagraphFont" style:family="text">
      <style:text-properties style:font-size-complex="12pt" fo:language="en" fo:country="US"/>
    </style:style>
    <style:style style:name="T1121" style:parent-style-name="DefaultParagraphFont" style:family="text">
      <style:text-properties style:font-size-complex="12pt"/>
    </style:style>
    <style:style style:name="T1122" style:parent-style-name="DefaultParagraphFont" style:family="text">
      <style:text-properties fo:font-weight="bold" style:font-weight-asian="bold" style:font-size-complex="12pt" fo:language="en" fo:country="US"/>
    </style:style>
    <style:style style:name="T1123" style:parent-style-name="DefaultParagraphFont" style:family="text">
      <style:text-properties style:font-size-complex="12pt" fo:language="en" fo:country="US"/>
    </style:style>
    <style:style style:name="T1124" style:parent-style-name="DefaultParagraphFont" style:family="text">
      <style:text-properties style:font-size-complex="12pt"/>
    </style:style>
    <style:style style:name="T1125" style:parent-style-name="DefaultParagraphFont" style:family="text">
      <style:text-properties fo:font-weight="bold" style:font-weight-asian="bold" style:font-size-complex="12pt" fo:language="en" fo:country="US"/>
    </style:style>
    <style:style style:name="T1126" style:parent-style-name="DefaultParagraphFont" style:family="text">
      <style:text-properties style:font-size-complex="12pt" fo:language="en" fo:country="US"/>
    </style:style>
    <style:style style:name="T1127" style:parent-style-name="DefaultParagraphFont" style:family="text">
      <style:text-properties style:font-size-complex="12pt"/>
    </style:style>
    <style:style style:name="T1128" style:parent-style-name="DefaultParagraphFont" style:family="text">
      <style:text-properties style:font-size-complex="12pt"/>
    </style:style>
    <style:style style:name="T1129" style:parent-style-name="DefaultParagraphFont" style:family="text">
      <style:text-properties fo:font-weight="bold" style:font-weight-asian="bold" style:font-size-complex="12pt" fo:language="en" fo:country="US"/>
    </style:style>
    <style:style style:name="T1130" style:parent-style-name="DefaultParagraphFont" style:family="text">
      <style:text-properties style:font-size-complex="12pt" fo:language="en" fo:country="US"/>
    </style:style>
    <style:style style:name="T1131" style:parent-style-name="DefaultParagraphFont" style:family="text">
      <style:text-properties style:font-size-complex="12pt"/>
    </style:style>
    <style:style style:name="T1132" style:parent-style-name="DefaultParagraphFont" style:family="text">
      <style:text-properties fo:font-weight="bold" style:font-weight-asian="bold" style:font-size-complex="12pt" fo:language="en" fo:country="US"/>
    </style:style>
    <style:style style:name="T1133" style:parent-style-name="DefaultParagraphFont" style:family="text">
      <style:text-properties style:font-size-complex="12pt" fo:language="en" fo:country="US"/>
    </style:style>
    <style:style style:name="T1134" style:parent-style-name="DefaultParagraphFont" style:family="text">
      <style:text-properties style:font-size-complex="12pt"/>
    </style:style>
    <style:style style:name="T1135" style:parent-style-name="DefaultParagraphFont" style:family="text">
      <style:text-properties fo:font-weight="bold" style:font-weight-asian="bold" style:font-size-complex="12pt" fo:language="en" fo:country="US"/>
    </style:style>
    <style:style style:name="T1136" style:parent-style-name="DefaultParagraphFont" style:family="text">
      <style:text-properties style:font-size-complex="12pt" fo:language="en" fo:country="US"/>
    </style:style>
    <style:style style:name="T1137" style:parent-style-name="DefaultParagraphFont" style:family="text">
      <style:text-properties style:font-size-complex="12pt"/>
    </style:style>
    <style:style style:name="T1138" style:parent-style-name="DefaultParagraphFont" style:family="text">
      <style:text-properties style:font-size-complex="12pt"/>
    </style:style>
    <style:style style:name="T1139" style:parent-style-name="DefaultParagraphFont" style:family="text">
      <style:text-properties fo:font-weight="bold" style:font-weight-asian="bold" style:font-size-complex="12pt" fo:language="en" fo:country="US"/>
    </style:style>
    <style:style style:name="T1140" style:parent-style-name="DefaultParagraphFont" style:family="text">
      <style:text-properties style:font-size-complex="12pt" fo:language="en" fo:country="US"/>
    </style:style>
    <style:style style:name="T1141" style:parent-style-name="DefaultParagraphFont" style:family="text">
      <style:text-properties style:font-size-complex="12pt"/>
    </style:style>
    <style:style style:name="T1142" style:parent-style-name="DefaultParagraphFont" style:family="text">
      <style:text-properties style:font-size-complex="12pt" fo:language="en" fo:country="US"/>
    </style:style>
    <style:style style:name="T1143" style:parent-style-name="DefaultParagraphFont" style:family="text">
      <style:text-properties style:font-size-complex="12pt"/>
    </style:style>
    <style:style style:name="T1144" style:parent-style-name="DefaultParagraphFont" style:family="text">
      <style:text-properties fo:font-weight="bold" style:font-weight-asian="bold" style:font-size-complex="12pt" fo:language="en" fo:country="US"/>
    </style:style>
    <style:style style:name="T1145" style:parent-style-name="DefaultParagraphFont" style:family="text">
      <style:text-properties style:font-size-complex="12pt" fo:language="en" fo:country="US"/>
    </style:style>
    <style:style style:name="T1146" style:parent-style-name="DefaultParagraphFont" style:family="text">
      <style:text-properties style:font-size-complex="12pt"/>
    </style:style>
    <style:style style:name="T1147" style:parent-style-name="DefaultParagraphFont" style:family="text">
      <style:text-properties fo:font-weight="bold" style:font-weight-asian="bold" style:font-size-complex="12pt" fo:language="en" fo:country="US"/>
    </style:style>
    <style:style style:name="T1148" style:parent-style-name="DefaultParagraphFont" style:family="text">
      <style:text-properties style:font-size-complex="12pt" fo:language="en" fo:country="US"/>
    </style:style>
    <style:style style:name="T1149" style:parent-style-name="DefaultParagraphFont" style:family="text">
      <style:text-properties style:font-size-complex="12pt"/>
    </style:style>
    <style:style style:name="T1150" style:parent-style-name="DefaultParagraphFont" style:family="text">
      <style:text-properties style:font-size-complex="12pt"/>
    </style:style>
    <style:style style:name="T1151" style:parent-style-name="DefaultParagraphFont" style:family="text">
      <style:text-properties fo:font-weight="bold" style:font-weight-asian="bold" style:font-size-complex="12pt" fo:language="en" fo:country="US"/>
    </style:style>
    <style:style style:name="T1152" style:parent-style-name="DefaultParagraphFont" style:family="text">
      <style:text-properties style:font-size-complex="12pt" fo:language="en" fo:country="US"/>
    </style:style>
    <style:style style:name="T1153" style:parent-style-name="DefaultParagraphFont" style:family="text">
      <style:text-properties style:font-size-complex="12pt"/>
    </style:style>
    <style:style style:name="T1154" style:parent-style-name="DefaultParagraphFont" style:family="text">
      <style:text-properties style:font-size-complex="12pt" fo:language="en" fo:country="US"/>
    </style:style>
    <style:style style:name="T1155" style:parent-style-name="DefaultParagraphFont" style:family="text">
      <style:text-properties style:font-size-complex="12pt"/>
    </style:style>
    <style:style style:name="T1156" style:parent-style-name="DefaultParagraphFont" style:family="text">
      <style:text-properties fo:font-weight="bold" style:font-weight-asian="bold" style:font-size-complex="12pt" fo:language="en" fo:country="US"/>
    </style:style>
    <style:style style:name="T1157" style:parent-style-name="DefaultParagraphFont" style:family="text">
      <style:text-properties style:font-size-complex="12pt" fo:language="en" fo:country="US"/>
    </style:style>
    <style:style style:name="T1158" style:parent-style-name="DefaultParagraphFont" style:family="text">
      <style:text-properties style:font-size-complex="12pt"/>
    </style:style>
    <style:style style:name="T1159" style:parent-style-name="DefaultParagraphFont" style:family="text">
      <style:text-properties style:font-size-complex="12pt"/>
    </style:style>
    <style:style style:name="T1160" style:parent-style-name="DefaultParagraphFont" style:family="text">
      <style:text-properties fo:font-weight="bold" style:font-weight-asian="bold" style:font-size-complex="12pt" fo:language="en" fo:country="US"/>
    </style:style>
    <style:style style:name="T1161" style:parent-style-name="DefaultParagraphFont" style:family="text">
      <style:text-properties style:font-size-complex="12pt" fo:language="en" fo:country="US"/>
    </style:style>
    <style:style style:name="T1162" style:parent-style-name="DefaultParagraphFont" style:family="text">
      <style:text-properties style:font-size-complex="12pt"/>
    </style:style>
    <style:style style:name="T1163" style:parent-style-name="DefaultParagraphFont" style:family="text">
      <style:text-properties fo:font-weight="bold" style:font-weight-asian="bold" style:font-size-complex="12pt" fo:language="en" fo:country="US"/>
    </style:style>
    <style:style style:name="T1164" style:parent-style-name="DefaultParagraphFont" style:family="text">
      <style:text-properties style:font-size-complex="12pt" fo:language="en" fo:country="US"/>
    </style:style>
    <style:style style:name="T1165" style:parent-style-name="DefaultParagraphFont" style:family="text">
      <style:text-properties style:font-size-complex="12pt"/>
    </style:style>
    <style:style style:name="T1166" style:parent-style-name="DefaultParagraphFont" style:family="text">
      <style:text-properties fo:font-weight="bold" style:font-weight-asian="bold" style:font-size-complex="12pt" fo:language="en" fo:country="US"/>
    </style:style>
    <style:style style:name="T1167" style:parent-style-name="DefaultParagraphFont" style:family="text">
      <style:text-properties style:font-size-complex="12pt" fo:language="en" fo:country="US"/>
    </style:style>
    <style:style style:name="T1168" style:parent-style-name="DefaultParagraphFont" style:family="text">
      <style:text-properties style:font-size-complex="12pt"/>
    </style:style>
    <style:style style:name="T1169" style:parent-style-name="DefaultParagraphFont" style:family="text">
      <style:text-properties fo:font-weight="bold" style:font-weight-asian="bold" style:font-size-complex="12pt" fo:language="en" fo:country="US"/>
    </style:style>
    <style:style style:name="T1170" style:parent-style-name="DefaultParagraphFont" style:family="text">
      <style:text-properties style:font-size-complex="12pt" fo:language="en" fo:country="US"/>
    </style:style>
    <style:style style:name="T1171" style:parent-style-name="DefaultParagraphFont" style:family="text">
      <style:text-properties style:font-size-complex="12pt"/>
    </style:style>
    <style:style style:name="T1172" style:parent-style-name="DefaultParagraphFont" style:family="text">
      <style:text-properties fo:font-weight="bold" style:font-weight-asian="bold" style:font-size-complex="12pt" fo:language="en" fo:country="US"/>
    </style:style>
    <style:style style:name="T1173" style:parent-style-name="DefaultParagraphFont" style:family="text">
      <style:text-properties style:font-size-complex="12pt" fo:language="en" fo:country="US"/>
    </style:style>
    <style:style style:name="T1174" style:parent-style-name="DefaultParagraphFont" style:family="text">
      <style:text-properties style:font-size-complex="12pt"/>
    </style:style>
    <style:style style:name="T1175" style:parent-style-name="DefaultParagraphFont" style:family="text">
      <style:text-properties style:font-size-complex="12pt"/>
    </style:style>
    <style:style style:name="T1176" style:parent-style-name="DefaultParagraphFont" style:family="text">
      <style:text-properties fo:font-weight="bold" style:font-weight-asian="bold" style:font-size-complex="12pt" fo:language="en" fo:country="US"/>
    </style:style>
    <style:style style:name="T1177" style:parent-style-name="DefaultParagraphFont" style:family="text">
      <style:text-properties style:font-size-complex="12pt" fo:language="en" fo:country="US"/>
    </style:style>
    <style:style style:name="T1178" style:parent-style-name="DefaultParagraphFont" style:family="text">
      <style:text-properties fo:font-weight="bold" style:font-weight-asian="bold" style:font-size-complex="12pt" fo:language="en" fo:country="US"/>
    </style:style>
    <style:style style:name="T1179" style:parent-style-name="DefaultParagraphFont" style:family="text">
      <style:text-properties style:font-size-complex="12pt" fo:language="en" fo:country="US"/>
    </style:style>
    <style:style style:name="T1180" style:parent-style-name="DefaultParagraphFont" style:family="text">
      <style:text-properties fo:font-weight="bold" style:font-weight-asian="bold" style:font-size-complex="12pt" fo:language="en" fo:country="US"/>
    </style:style>
    <style:style style:name="T1181" style:parent-style-name="DefaultParagraphFont" style:family="text">
      <style:text-properties style:font-size-complex="12pt" fo:language="en" fo:country="US"/>
    </style:style>
    <style:style style:name="T1182" style:parent-style-name="DefaultParagraphFont" style:family="text">
      <style:text-properties style:font-size-complex="12pt"/>
    </style:style>
    <style:style style:name="T1183" style:parent-style-name="DefaultParagraphFont" style:family="text">
      <style:text-properties fo:font-weight="bold" style:font-weight-asian="bold" style:font-size-complex="12pt" fo:language="en" fo:country="US"/>
    </style:style>
    <style:style style:name="T1184" style:parent-style-name="DefaultParagraphFont" style:family="text">
      <style:text-properties style:font-size-complex="12pt" fo:language="en" fo:country="US"/>
    </style:style>
    <style:style style:name="T1185" style:parent-style-name="DefaultParagraphFont" style:family="text">
      <style:text-properties style:font-size-complex="12pt"/>
    </style:style>
    <style:style style:name="T1186" style:parent-style-name="DefaultParagraphFont" style:family="text">
      <style:text-properties style:font-size-complex="12pt"/>
    </style:style>
    <style:style style:name="T1187" style:parent-style-name="DefaultParagraphFont" style:family="text">
      <style:text-properties fo:font-weight="bold" style:font-weight-asian="bold" style:font-size-complex="12pt" fo:language="en" fo:country="US"/>
    </style:style>
    <style:style style:name="T1188" style:parent-style-name="DefaultParagraphFont" style:family="text">
      <style:text-properties style:font-size-complex="12pt" fo:language="en" fo:country="US"/>
    </style:style>
    <style:style style:name="T1189" style:parent-style-name="DefaultParagraphFont" style:family="text">
      <style:text-properties style:font-size-complex="12pt"/>
    </style:style>
    <style:style style:name="T1190" style:parent-style-name="DefaultParagraphFont" style:family="text">
      <style:text-properties fo:font-weight="bold" style:font-weight-asian="bold" style:font-size-complex="12pt" fo:language="en" fo:country="US"/>
    </style:style>
    <style:style style:name="T1191" style:parent-style-name="DefaultParagraphFont" style:family="text">
      <style:text-properties style:font-size-complex="12pt" fo:language="en" fo:country="US"/>
    </style:style>
    <style:style style:name="P1192" style:parent-style-name="Paragraph" style:family="paragraph">
      <style:text-properties fo:font-weight="bold" style:font-weight-asian="bold" style:font-size-complex="12pt" fo:language="en" fo:country="US"/>
    </style:style>
    <style:style style:name="P1193" style:parent-style-name="Paragraph" style:family="paragraph">
      <style:paragraph-properties fo:margin-left="0.25in">
        <style:tab-stops/>
      </style:paragraph-properties>
    </style:style>
    <style:style style:name="T1194" style:parent-style-name="DefaultParagraphFont" style:family="text">
      <style:text-properties style:font-size-complex="12pt"/>
    </style:style>
    <style:style style:name="T1195" style:parent-style-name="DefaultParagraphFont" style:family="text">
      <style:text-properties fo:font-weight="bold" style:font-weight-asian="bold" style:font-size-complex="12pt" fo:language="en" fo:country="US"/>
    </style:style>
    <style:style style:name="T1196" style:parent-style-name="DefaultParagraphFont" style:family="text">
      <style:text-properties style:font-size-complex="12pt" fo:language="en" fo:country="US"/>
    </style:style>
    <style:style style:name="T1197" style:parent-style-name="DefaultParagraphFont" style:family="text">
      <style:text-properties fo:font-weight="bold" style:font-weight-asian="bold" style:font-size-complex="12pt" fo:language="en" fo:country="US"/>
    </style:style>
    <style:style style:name="T1198" style:parent-style-name="DefaultParagraphFont" style:family="text">
      <style:text-properties style:font-size-complex="12pt" fo:language="en" fo:country="US"/>
    </style:style>
    <style:style style:name="T1199" style:parent-style-name="DefaultParagraphFont" style:family="text">
      <style:text-properties fo:font-weight="bold" style:font-weight-asian="bold" style:font-size-complex="12pt" fo:language="en" fo:country="US"/>
    </style:style>
    <style:style style:name="T1200" style:parent-style-name="DefaultParagraphFont" style:family="text">
      <style:text-properties style:font-size-complex="12pt" fo:language="en" fo:country="US"/>
    </style:style>
    <style:style style:name="T1201" style:parent-style-name="DefaultParagraphFont" style:family="text">
      <style:text-properties style:font-size-complex="12pt"/>
    </style:style>
    <style:style style:name="T1202" style:parent-style-name="DefaultParagraphFont" style:family="text">
      <style:text-properties style:font-size-complex="12pt" fo:language="en" fo:country="US"/>
    </style:style>
    <style:style style:name="T1203" style:parent-style-name="DefaultParagraphFont" style:family="text">
      <style:text-properties fo:font-weight="bold" style:font-weight-asian="bold" style:font-size-complex="12pt" fo:language="en" fo:country="US"/>
    </style:style>
    <style:style style:name="T1204" style:parent-style-name="DefaultParagraphFont" style:family="text">
      <style:text-properties fo:font-weight="bold" style:font-weight-asian="bold" style:font-size-complex="12pt" fo:language="en" fo:country="US"/>
    </style:style>
    <style:style style:name="T1205" style:parent-style-name="DefaultParagraphFont" style:family="text">
      <style:text-properties style:font-size-complex="12pt"/>
    </style:style>
    <style:style style:name="T1206" style:parent-style-name="DefaultParagraphFont" style:family="text">
      <style:text-properties style:font-size-complex="12pt" fo:language="en" fo:country="US"/>
    </style:style>
    <style:style style:name="T1207" style:parent-style-name="DefaultParagraphFont" style:family="text">
      <style:text-properties style:font-size-complex="12pt"/>
    </style:style>
    <style:style style:name="T1208" style:parent-style-name="DefaultParagraphFont" style:family="text">
      <style:text-properties fo:font-weight="bold" style:font-weight-asian="bold" style:font-size-complex="12pt" fo:language="en" fo:country="US"/>
    </style:style>
    <style:style style:name="T1209" style:parent-style-name="DefaultParagraphFont" style:family="text">
      <style:text-properties style:font-size-complex="12pt" fo:language="en" fo:country="US"/>
    </style:style>
    <style:style style:name="P1210" style:parent-style-name="Paragraph" style:family="paragraph">
      <style:paragraph-properties fo:margin-left="0.25in">
        <style:tab-stops/>
      </style:paragraph-properties>
    </style:style>
    <style:style style:name="T1211" style:parent-style-name="DefaultParagraphFont" style:family="text">
      <style:text-properties style:font-size-complex="12pt"/>
    </style:style>
    <style:style style:name="T1212" style:parent-style-name="DefaultParagraphFont" style:family="text">
      <style:text-properties style:font-size-complex="12pt" fo:language="en" fo:country="US"/>
    </style:style>
    <style:style style:name="T1213" style:parent-style-name="DefaultParagraphFont" style:family="text">
      <style:text-properties style:font-size-complex="12pt"/>
    </style:style>
    <style:style style:name="T1214" style:parent-style-name="DefaultParagraphFont" style:family="text">
      <style:text-properties fo:font-weight="bold" style:font-weight-asian="bold" style:font-size-complex="12pt" fo:language="en" fo:country="US"/>
    </style:style>
    <style:style style:name="T1215" style:parent-style-name="DefaultParagraphFont" style:family="text">
      <style:text-properties style:font-size-complex="12pt"/>
    </style:style>
    <style:style style:name="T1216" style:parent-style-name="DefaultParagraphFont" style:family="text">
      <style:text-properties style:font-size-complex="12pt" fo:language="en" fo:country="US"/>
    </style:style>
    <style:style style:name="T1217" style:parent-style-name="DefaultParagraphFont" style:family="text">
      <style:text-properties style:font-size-complex="12pt"/>
    </style:style>
    <style:style style:name="T1218" style:parent-style-name="DefaultParagraphFont" style:family="text">
      <style:text-properties style:font-size-complex="12pt"/>
    </style:style>
    <style:style style:name="P1219" style:parent-style-name="Paragraph" style:family="paragraph">
      <style:paragraph-properties fo:margin-left="0.25in">
        <style:tab-stops/>
      </style:paragraph-properties>
    </style:style>
    <style:style style:name="T1220" style:parent-style-name="DefaultParagraphFont" style:family="text">
      <style:text-properties style:font-size-complex="12pt"/>
    </style:style>
    <style:style style:name="T1221" style:parent-style-name="DefaultParagraphFont" style:family="text">
      <style:text-properties fo:font-weight="bold" style:font-weight-asian="bold" style:font-size-complex="12pt" fo:language="en" fo:country="US"/>
    </style:style>
    <style:style style:name="T1222" style:parent-style-name="DefaultParagraphFont" style:family="text">
      <style:text-properties style:font-size-complex="12pt" fo:language="en" fo:country="US"/>
    </style:style>
    <style:style style:name="T1223" style:parent-style-name="DefaultParagraphFont" style:family="text">
      <style:text-properties style:font-size-complex="12pt"/>
    </style:style>
    <style:style style:name="T1224" style:parent-style-name="DefaultParagraphFont" style:family="text">
      <style:text-properties fo:font-weight="bold" style:font-weight-asian="bold" style:font-size-complex="12pt" fo:language="en" fo:country="US"/>
    </style:style>
    <style:style style:name="T1225" style:parent-style-name="DefaultParagraphFont" style:family="text">
      <style:text-properties style:font-size-complex="12pt" fo:language="en" fo:country="US"/>
    </style:style>
    <style:style style:name="P1226" style:parent-style-name="Paragraph" style:family="paragraph">
      <style:text-properties fo:font-weight="bold" style:font-weight-asian="bold" style:font-size-complex="12pt" fo:language="en" fo:country="US"/>
    </style:style>
    <style:style style:name="P1227" style:parent-style-name="Paragraph" style:family="paragraph">
      <style:paragraph-properties fo:margin-left="0.25in">
        <style:tab-stops/>
      </style:paragraph-properties>
    </style:style>
    <style:style style:name="T1228" style:parent-style-name="DefaultParagraphFont" style:family="text">
      <style:text-properties style:font-size-complex="12pt"/>
    </style:style>
    <style:style style:name="T1229" style:parent-style-name="DefaultParagraphFont" style:family="text">
      <style:text-properties fo:font-weight="bold" style:font-weight-asian="bold" style:font-size-complex="12pt" fo:language="en" fo:country="US"/>
    </style:style>
    <style:style style:name="T1230" style:parent-style-name="DefaultParagraphFont" style:family="text">
      <style:text-properties style:font-size-complex="12pt" fo:language="en" fo:country="US"/>
    </style:style>
    <style:style style:name="T1231" style:parent-style-name="DefaultParagraphFont" style:family="text">
      <style:text-properties style:font-size-complex="12pt"/>
    </style:style>
    <style:style style:name="T1232" style:parent-style-name="DefaultParagraphFont" style:family="text">
      <style:text-properties style:font-size-complex="12pt"/>
    </style:style>
    <style:style style:name="T1233" style:parent-style-name="DefaultParagraphFont" style:family="text">
      <style:text-properties style:font-size-complex="12pt" fo:language="en" fo:country="US"/>
    </style:style>
    <style:style style:name="T1234" style:parent-style-name="DefaultParagraphFont" style:family="text">
      <style:text-properties style:font-size-complex="12pt"/>
    </style:style>
    <style:style style:name="T1235" style:parent-style-name="DefaultParagraphFont" style:family="text">
      <style:text-properties style:font-size-complex="12pt" fo:language="en" fo:country="US"/>
    </style:style>
    <style:style style:name="T1236" style:parent-style-name="DefaultParagraphFont" style:family="text">
      <style:text-properties style:font-size-complex="12pt"/>
    </style:style>
    <style:style style:name="P1237" style:parent-style-name="Paragraph" style:family="paragraph">
      <style:paragraph-properties fo:margin-left="0.25in">
        <style:tab-stops/>
      </style:paragraph-properties>
    </style:style>
    <style:style style:name="T1238" style:parent-style-name="DefaultParagraphFont" style:family="text">
      <style:text-properties style:font-size-complex="12pt"/>
    </style:style>
    <style:style style:name="T1239" style:parent-style-name="DefaultParagraphFont" style:family="text">
      <style:text-properties style:font-size-complex="12pt" fo:language="en" fo:country="US"/>
    </style:style>
    <style:style style:name="T1240" style:parent-style-name="DefaultParagraphFont" style:family="text">
      <style:text-properties style:font-size-complex="12pt"/>
    </style:style>
    <style:style style:name="T1241" style:parent-style-name="DefaultParagraphFont" style:family="text">
      <style:text-properties style:font-size-complex="12pt"/>
    </style:style>
    <style:style style:name="P1242" style:parent-style-name="Paragraph" style:family="paragraph">
      <style:paragraph-properties fo:margin-left="0.25in">
        <style:tab-stops/>
      </style:paragraph-properties>
      <style:text-properties style:font-size-complex="12pt"/>
    </style:style>
    <style:style style:name="P1243" style:parent-style-name="Paragraph" style:family="paragraph">
      <style:paragraph-properties fo:keep-with-next="always" fo:margin-left="0.25in">
        <style:tab-stops/>
      </style:paragraph-properties>
    </style:style>
    <style:style style:name="P1244" style:parent-style-name="ListParagraph" style:family="paragraph"/>
    <style:style style:name="T1245" style:parent-style-name="DefaultParagraphFont" style:family="text">
      <style:text-properties style:font-name="Times New Roman" fo:font-weight="bold" style:font-weight-asian="bold" fo:language="bg" fo:country="BG"/>
    </style:style>
    <style:style style:name="T1246" style:parent-style-name="DefaultParagraphFont" style:family="text">
      <style:text-properties style:font-name="Times New Roman" fo:font-weight="bold" style:font-weight-asian="bold"/>
    </style:style>
    <style:style style:name="P1247" style:parent-style-name="ListParagraph" style:family="paragraph">
      <style:paragraph-properties fo:margin-left="0.25in">
        <style:tab-stops/>
      </style:paragraph-properties>
    </style:style>
    <style:style style:name="P1248" style:parent-style-name="ListParagraph" style:family="paragraph">
      <style:paragraph-properties fo:line-height="120%" fo:margin-left="0.25in">
        <style:tab-stops/>
      </style:paragraph-properties>
    </style:style>
    <style:style style:name="T1249" style:parent-style-name="DefaultParagraphFont" style:family="text">
      <style:text-properties style:font-name="Times New Roman" fo:language="bg" fo:country="BG"/>
    </style:style>
    <style:style style:name="T1250" style:parent-style-name="DefaultParagraphFont" style:family="text">
      <style:text-properties style:font-name="Times New Roman" fo:font-weight="bold" style:font-weight-asian="bold"/>
    </style:style>
    <style:style style:name="T1251" style:parent-style-name="DefaultParagraphFont" style:family="text">
      <style:text-properties style:font-name="Times New Roman"/>
    </style:style>
    <style:style style:name="T1252" style:parent-style-name="DefaultParagraphFont" style:family="text">
      <style:text-properties style:font-name="Times New Roman" fo:language="bg" fo:country="BG"/>
    </style:style>
    <style:style style:name="T1253" style:parent-style-name="DefaultParagraphFont" style:family="text">
      <style:text-properties style:font-name="Times New Roman" fo:language="bg" fo:country="BG"/>
    </style:style>
    <style:style style:name="T1254" style:parent-style-name="DefaultParagraphFont" style:family="text">
      <style:text-properties style:font-name="Times New Roman" fo:font-weight="bold" style:font-weight-asian="bold"/>
    </style:style>
    <style:style style:name="T1255" style:parent-style-name="DefaultParagraphFont" style:family="text">
      <style:text-properties style:font-name="Times New Roman" fo:language="bg" fo:country="BG"/>
    </style:style>
    <style:style style:name="T1256" style:parent-style-name="DefaultParagraphFont" style:family="text">
      <style:text-properties style:font-name="Times New Roman"/>
    </style:style>
    <style:style style:name="T1257" style:parent-style-name="DefaultParagraphFont" style:family="text">
      <style:text-properties style:font-name="Times New Roman" fo:language="bg" fo:country="BG"/>
    </style:style>
    <style:style style:name="T1258" style:parent-style-name="DefaultParagraphFont" style:family="text">
      <style:text-properties style:font-name="Times New Roman" fo:language="bg" fo:country="BG"/>
    </style:style>
    <style:style style:name="T1259" style:parent-style-name="DefaultParagraphFont" style:family="text">
      <style:text-properties style:font-name="Times New Roman"/>
    </style:style>
    <style:style style:name="P1260" style:parent-style-name="ListParagraph" style:family="paragraph">
      <style:paragraph-properties fo:line-height="120%" fo:margin-left="0.25in">
        <style:tab-stops/>
      </style:paragraph-properties>
    </style:style>
    <style:style style:name="P1261" style:parent-style-name="ListParagraph" style:family="paragraph">
      <style:paragraph-properties fo:line-height="120%" fo:margin-left="0.25in">
        <style:tab-stops/>
      </style:paragraph-properties>
    </style:style>
    <style:style style:name="T1262" style:parent-style-name="DefaultParagraphFont" style:family="text">
      <style:text-properties style:font-name="Times New Roman" fo:language="bg" fo:country="BG"/>
    </style:style>
    <style:style style:name="T1263" style:parent-style-name="DefaultParagraphFont" style:family="text">
      <style:text-properties style:font-name="Times New Roman" fo:font-weight="bold" style:font-weight-asian="bold"/>
    </style:style>
    <style:style style:name="T1264" style:parent-style-name="DefaultParagraphFont" style:family="text">
      <style:text-properties style:font-name="Times New Roman"/>
    </style:style>
    <style:style style:name="T1265" style:parent-style-name="DefaultParagraphFont" style:family="text">
      <style:text-properties style:font-name="Times New Roman" fo:language="bg" fo:country="BG"/>
    </style:style>
    <style:style style:name="T1266" style:parent-style-name="DefaultParagraphFont" style:family="text">
      <style:text-properties style:font-name="Times New Roman"/>
    </style:style>
    <style:style style:name="T1267" style:parent-style-name="DefaultParagraphFont" style:family="text">
      <style:text-properties style:font-name="Times New Roman" fo:font-weight="bold" style:font-weight-asian="bold"/>
    </style:style>
    <style:style style:name="T1268" style:parent-style-name="DefaultParagraphFont" style:family="text">
      <style:text-properties style:font-name="Times New Roman"/>
    </style:style>
    <style:style style:name="P1269" style:parent-style-name="Normal" style:family="paragraph">
      <style:paragraph-properties fo:keep-with-next="always" fo:line-height="120%"/>
    </style:style>
    <style:style style:name="P1270" style:parent-style-name="ListParagraph" style:family="paragraph">
      <style:paragraph-properties fo:line-height="120%" fo:margin-left="0.25in">
        <style:tab-stops/>
      </style:paragraph-properties>
    </style:style>
    <style:style style:name="T1271" style:parent-style-name="DefaultParagraphFont" style:family="text">
      <style:text-properties style:font-name="Times New Roman" fo:language="bg" fo:country="BG"/>
    </style:style>
    <style:style style:name="T1272" style:parent-style-name="DefaultParagraphFont" style:family="text">
      <style:text-properties style:font-name="Times New Roman" fo:font-weight="bold" style:font-weight-asian="bold"/>
    </style:style>
    <style:style style:name="T1273" style:parent-style-name="DefaultParagraphFont" style:family="text">
      <style:text-properties style:font-name="Times New Roman"/>
    </style:style>
    <style:style style:name="T1274" style:parent-style-name="DefaultParagraphFont" style:family="text">
      <style:text-properties style:font-name="Times New Roman" fo:language="bg" fo:country="BG"/>
    </style:style>
    <style:style style:name="T1275" style:parent-style-name="DefaultParagraphFont" style:family="text">
      <style:text-properties style:font-name="Times New Roman"/>
    </style:style>
    <style:style style:name="T1276" style:parent-style-name="DefaultParagraphFont" style:family="text">
      <style:text-properties style:font-name="Times New Roman" fo:language="bg" fo:country="BG"/>
    </style:style>
    <style:style style:name="T1277" style:parent-style-name="DefaultParagraphFont" style:family="text">
      <style:text-properties style:font-name="Times New Roman" fo:font-weight="bold" style:font-weight-asian="bold"/>
    </style:style>
    <style:style style:name="T1278" style:parent-style-name="DefaultParagraphFont" style:family="text">
      <style:text-properties style:font-name="Times New Roman"/>
    </style:style>
    <style:style style:name="T1279" style:parent-style-name="DefaultParagraphFont" style:family="text">
      <style:text-properties style:font-name="Times New Roman" fo:language="bg" fo:country="BG"/>
    </style:style>
    <style:style style:name="T1280" style:parent-style-name="DefaultParagraphFont" style:family="text">
      <style:text-properties style:font-name="Times New Roman" fo:font-weight="bold" style:font-weight-asian="bold"/>
    </style:style>
    <style:style style:name="T1281" style:parent-style-name="DefaultParagraphFont" style:family="text">
      <style:text-properties style:font-name="Times New Roman"/>
    </style:style>
    <style:style style:name="P1282" style:parent-style-name="ListParagraph" style:family="paragraph">
      <style:paragraph-properties fo:line-height="120%" fo:margin-left="0.25in">
        <style:tab-stops/>
      </style:paragraph-properties>
    </style:style>
    <style:style style:name="T1283" style:parent-style-name="DefaultParagraphFont" style:family="text">
      <style:text-properties style:font-name="Times New Roman" fo:language="bg" fo:country="BG"/>
    </style:style>
    <style:style style:name="T1284" style:parent-style-name="DefaultParagraphFont" style:family="text">
      <style:text-properties style:font-name="Times New Roman" fo:font-weight="bold" style:font-weight-asian="bold"/>
    </style:style>
    <style:style style:name="T1285" style:parent-style-name="DefaultParagraphFont" style:family="text">
      <style:text-properties style:font-name="Times New Roman"/>
    </style:style>
    <style:style style:name="T1286" style:parent-style-name="DefaultParagraphFont" style:family="text">
      <style:text-properties style:font-name="Times New Roman" fo:language="bg" fo:country="BG"/>
    </style:style>
    <style:style style:name="T1287" style:parent-style-name="DefaultParagraphFont" style:family="text">
      <style:text-properties style:font-name="Times New Roman" fo:font-weight="bold" style:font-weight-asian="bold"/>
    </style:style>
    <style:style style:name="T1288" style:parent-style-name="DefaultParagraphFont" style:family="text">
      <style:text-properties style:font-name="Times New Roman"/>
    </style:style>
    <style:style style:name="T1289" style:parent-style-name="DefaultParagraphFont" style:family="text">
      <style:text-properties style:font-name="Times New Roman" fo:language="bg" fo:country="BG"/>
    </style:style>
    <style:style style:name="T1290" style:parent-style-name="DefaultParagraphFont" style:family="text">
      <style:text-properties style:font-name="Times New Roman" fo:language="bg" fo:country="BG"/>
    </style:style>
    <style:style style:name="P1291" style:parent-style-name="ListParagraph" style:family="paragraph">
      <style:paragraph-properties fo:line-height="120%" fo:margin-left="0.25in">
        <style:tab-stops/>
      </style:paragraph-properties>
    </style:style>
    <style:style style:name="P1292" style:parent-style-name="ListParagraph" style:family="paragraph">
      <style:paragraph-properties fo:line-height="120%"/>
      <style:text-properties style:font-name="Times New Roman" fo:font-weight="bold" style:font-weight-asian="bold"/>
    </style:style>
    <style:style style:name="P1293" style:parent-style-name="ListParagraph" style:family="paragraph">
      <style:paragraph-properties fo:line-height="120%" fo:margin-left="0.25in">
        <style:tab-stops/>
      </style:paragraph-properties>
      <style:text-properties style:font-name="Times New Roman" fo:font-weight="bold" style:font-weight-asian="bold"/>
    </style:style>
    <style:style style:name="P1294" style:parent-style-name="ListParagraph" style:family="paragraph">
      <style:paragraph-properties fo:line-height="120%" fo:margin-left="0.25in">
        <style:tab-stops/>
      </style:paragraph-properties>
    </style:style>
    <style:style style:name="T1295" style:parent-style-name="DefaultParagraphFont" style:family="text">
      <style:text-properties style:font-name="Times New Roman" fo:language="bg" fo:country="BG"/>
    </style:style>
    <style:style style:name="T1296" style:parent-style-name="DefaultParagraphFont" style:family="text">
      <style:text-properties style:font-name="Times New Roman" fo:font-weight="bold" style:font-weight-asian="bold"/>
    </style:style>
    <style:style style:name="T1297" style:parent-style-name="DefaultParagraphFont" style:family="text">
      <style:text-properties style:font-name="Times New Roman"/>
    </style:style>
    <style:style style:name="T1298" style:parent-style-name="DefaultParagraphFont" style:family="text">
      <style:text-properties style:font-name="Times New Roman" fo:font-weight="bold" style:font-weight-asian="bold"/>
    </style:style>
    <style:style style:name="T1299" style:parent-style-name="DefaultParagraphFont" style:family="text">
      <style:text-properties style:font-name="Times New Roman"/>
    </style:style>
    <style:style style:name="T1300" style:parent-style-name="DefaultParagraphFont" style:family="text">
      <style:text-properties style:font-name="Times New Roman" fo:language="bg" fo:country="BG"/>
    </style:style>
    <style:style style:name="T1301" style:parent-style-name="DefaultParagraphFont" style:family="text">
      <style:text-properties style:font-name="Times New Roman" fo:font-weight="bold" style:font-weight-asian="bold"/>
    </style:style>
    <style:style style:name="T1302" style:parent-style-name="DefaultParagraphFont" style:family="text">
      <style:text-properties style:font-name="Times New Roman"/>
    </style:style>
    <style:style style:name="T1303" style:parent-style-name="DefaultParagraphFont" style:family="text">
      <style:text-properties style:font-name="Times New Roman" fo:language="bg" fo:country="BG"/>
    </style:style>
    <style:style style:name="T1304" style:parent-style-name="DefaultParagraphFont" style:family="text">
      <style:text-properties style:font-name="Times New Roman"/>
    </style:style>
    <style:style style:name="T1305" style:parent-style-name="DefaultParagraphFont" style:family="text">
      <style:text-properties style:font-name="Times New Roman" fo:language="bg" fo:country="BG"/>
    </style:style>
    <style:style style:name="P1306" style:parent-style-name="ListParagraph" style:family="paragraph">
      <style:paragraph-properties fo:line-height="120%" fo:margin-left="0.25in">
        <style:tab-stops/>
      </style:paragraph-properties>
    </style:style>
    <style:style style:name="T1307" style:parent-style-name="DefaultParagraphFont" style:family="text">
      <style:text-properties style:font-name="Times New Roman" fo:font-weight="bold" style:font-weight-asian="bold"/>
    </style:style>
    <style:style style:name="T1308" style:parent-style-name="DefaultParagraphFont" style:family="text">
      <style:text-properties style:font-name="Times New Roman" fo:font-weight="bold" style:font-weight-asian="bold"/>
    </style:style>
    <style:style style:name="T1309" style:parent-style-name="DefaultParagraphFont" style:family="text">
      <style:text-properties style:font-name="Times New Roman"/>
    </style:style>
    <style:style style:name="T1310" style:parent-style-name="DefaultParagraphFont" style:family="text">
      <style:text-properties style:font-name="Times New Roman" fo:language="bg" fo:country="BG"/>
    </style:style>
    <style:style style:name="T1311" style:parent-style-name="DefaultParagraphFont" style:family="text">
      <style:text-properties style:font-name="Times New Roman" fo:font-weight="bold" style:font-weight-asian="bold"/>
    </style:style>
    <style:style style:name="T1312" style:parent-style-name="DefaultParagraphFont" style:family="text">
      <style:text-properties style:font-name="Times New Roman"/>
    </style:style>
    <style:style style:name="T1313" style:parent-style-name="DefaultParagraphFont" style:family="text">
      <style:text-properties style:font-name="Times New Roman" fo:language="bg" fo:country="BG"/>
    </style:style>
    <style:style style:name="T1314" style:parent-style-name="DefaultParagraphFont" style:family="text">
      <style:text-properties style:font-name="Times New Roman" fo:font-weight="bold" style:font-weight-asian="bold"/>
    </style:style>
    <style:style style:name="T1315" style:parent-style-name="DefaultParagraphFont" style:family="text">
      <style:text-properties style:font-name="Times New Roman"/>
    </style:style>
    <style:style style:name="T1316" style:parent-style-name="DefaultParagraphFont" style:family="text">
      <style:text-properties style:font-name="Times New Roman" fo:language="bg" fo:country="BG"/>
    </style:style>
    <style:style style:name="P1317" style:parent-style-name="ListParagraph" style:family="paragraph">
      <style:paragraph-properties fo:line-height="120%" fo:margin-left="0.25in">
        <style:tab-stops/>
      </style:paragraph-properties>
    </style:style>
    <style:style style:name="T1318" style:parent-style-name="DefaultParagraphFont" style:family="text">
      <style:text-properties style:font-name="Times New Roman" fo:language="bg" fo:country="BG"/>
    </style:style>
    <style:style style:name="T1319" style:parent-style-name="DefaultParagraphFont" style:family="text">
      <style:text-properties style:font-name="Times New Roman" fo:font-weight="bold" style:font-weight-asian="bold"/>
    </style:style>
    <style:style style:name="T1320" style:parent-style-name="DefaultParagraphFont" style:family="text">
      <style:text-properties style:font-name="Times New Roman"/>
    </style:style>
    <style:style style:name="T1321" style:parent-style-name="DefaultParagraphFont" style:family="text">
      <style:text-properties style:font-name="Times New Roman" fo:language="bg" fo:country="BG"/>
    </style:style>
    <style:style style:name="T1322" style:parent-style-name="DefaultParagraphFont" style:family="text">
      <style:text-properties style:font-name="Times New Roman" fo:language="bg" fo:country="BG"/>
    </style:style>
    <style:style style:name="T1323" style:parent-style-name="DefaultParagraphFont" style:family="text">
      <style:text-properties style:font-name="Times New Roman" fo:font-weight="bold" style:font-weight-asian="bold"/>
    </style:style>
    <style:style style:name="T1324" style:parent-style-name="DefaultParagraphFont" style:family="text">
      <style:text-properties style:font-name="Times New Roman"/>
    </style:style>
    <style:style style:name="T1325" style:parent-style-name="DefaultParagraphFont" style:family="text">
      <style:text-properties style:font-name="Times New Roman" fo:font-weight="bold" style:font-weight-asian="bold"/>
    </style:style>
    <style:style style:name="T1326" style:parent-style-name="DefaultParagraphFont" style:family="text">
      <style:text-properties style:font-name="Times New Roman"/>
    </style:style>
    <style:style style:name="T1327" style:parent-style-name="DefaultParagraphFont" style:family="text">
      <style:text-properties style:font-name="Times New Roman" fo:font-weight="bold" style:font-weight-asian="bold"/>
    </style:style>
    <style:style style:name="T1328" style:parent-style-name="DefaultParagraphFont" style:family="text">
      <style:text-properties style:font-name="Times New Roman"/>
    </style:style>
    <style:style style:name="T1329" style:parent-style-name="DefaultParagraphFont" style:family="text">
      <style:text-properties style:font-name="Times New Roman" fo:font-weight="bold" style:font-weight-asian="bold"/>
    </style:style>
    <style:style style:name="T1330" style:parent-style-name="DefaultParagraphFont" style:family="text">
      <style:text-properties style:font-name="Times New Roman"/>
    </style:style>
    <style:style style:name="T1331" style:parent-style-name="DefaultParagraphFont" style:family="text">
      <style:text-properties style:font-name="Times New Roman" fo:language="bg" fo:country="BG"/>
    </style:style>
    <style:style style:name="T1332" style:parent-style-name="DefaultParagraphFont" style:family="text">
      <style:text-properties style:font-name="Times New Roman"/>
    </style:style>
    <style:style style:name="T1333" style:parent-style-name="DefaultParagraphFont" style:family="text">
      <style:text-properties style:font-name="Times New Roman" fo:language="bg" fo:country="BG"/>
    </style:style>
    <style:style style:name="T1334" style:parent-style-name="DefaultParagraphFont" style:family="text">
      <style:text-properties style:font-name="Times New Roman"/>
    </style:style>
    <style:style style:name="T1335" style:parent-style-name="DefaultParagraphFont" style:family="text">
      <style:text-properties style:font-name="Times New Roman" fo:language="bg" fo:country="BG"/>
    </style:style>
    <style:style style:name="T1336" style:parent-style-name="DefaultParagraphFont" style:family="text">
      <style:text-properties style:font-name="Times New Roman" fo:font-weight="bold" style:font-weight-asian="bold"/>
    </style:style>
    <style:style style:name="T1337" style:parent-style-name="DefaultParagraphFont" style:family="text">
      <style:text-properties style:font-name="Times New Roman"/>
    </style:style>
    <style:style style:name="P1338" style:parent-style-name="ListParagraph" style:family="paragraph">
      <style:paragraph-properties fo:line-height="120%" fo:margin-left="0.25in">
        <style:tab-stops/>
      </style:paragraph-properties>
    </style:style>
    <style:style style:name="T1339" style:parent-style-name="DefaultParagraphFont" style:family="text">
      <style:text-properties style:font-name="Times New Roman" fo:language="bg" fo:country="BG"/>
    </style:style>
    <style:style style:name="T1340" style:parent-style-name="DefaultParagraphFont" style:family="text">
      <style:text-properties style:font-name="Times New Roman"/>
    </style:style>
    <style:style style:name="T1341" style:parent-style-name="DefaultParagraphFont" style:family="text">
      <style:text-properties style:font-name="Times New Roman" fo:language="bg" fo:country="BG"/>
    </style:style>
    <style:style style:name="T1342" style:parent-style-name="DefaultParagraphFont" style:family="text">
      <style:text-properties style:font-name="Times New Roman"/>
    </style:style>
    <style:style style:name="T1343" style:parent-style-name="DefaultParagraphFont" style:family="text">
      <style:text-properties style:font-name="Times New Roman" fo:language="bg" fo:country="BG"/>
    </style:style>
    <style:style style:name="T1344" style:parent-style-name="DefaultParagraphFont" style:family="text">
      <style:text-properties style:font-name="Times New Roman"/>
    </style:style>
    <style:style style:name="T1345" style:parent-style-name="DefaultParagraphFont" style:family="text">
      <style:text-properties style:font-name="Times New Roman" fo:language="bg" fo:country="BG"/>
    </style:style>
    <style:style style:name="T1346" style:parent-style-name="DefaultParagraphFont" style:family="text">
      <style:text-properties style:font-name="Times New Roman" fo:language="bg" fo:country="BG"/>
    </style:style>
    <style:style style:name="P1347" style:parent-style-name="ListParagraph" style:family="paragraph">
      <style:paragraph-properties fo:line-height="120%" fo:margin-left="0.25in">
        <style:tab-stops/>
      </style:paragraph-properties>
    </style:style>
    <style:style style:name="T1348" style:parent-style-name="DefaultParagraphFont" style:family="text">
      <style:text-properties style:font-name="Times New Roman" fo:language="bg" fo:country="BG"/>
    </style:style>
    <style:style style:name="T1349" style:parent-style-name="DefaultParagraphFont" style:family="text">
      <style:text-properties style:font-name="Times New Roman" fo:font-weight="bold" style:font-weight-asian="bold"/>
    </style:style>
    <style:style style:name="T1350" style:parent-style-name="DefaultParagraphFont" style:family="text">
      <style:text-properties style:font-name="Times New Roman"/>
    </style:style>
    <style:style style:name="T1351" style:parent-style-name="DefaultParagraphFont" style:family="text">
      <style:text-properties style:font-name="Times New Roman" fo:language="bg" fo:country="BG"/>
    </style:style>
    <style:style style:name="T1352" style:parent-style-name="DefaultParagraphFont" style:family="text">
      <style:text-properties style:font-name="Times New Roman" fo:language="bg" fo:country="BG"/>
    </style:style>
    <style:style style:name="T1353" style:parent-style-name="DefaultParagraphFont" style:family="text">
      <style:text-properties style:font-name="Times New Roman" fo:language="bg" fo:country="BG"/>
    </style:style>
    <style:style style:name="T1354" style:parent-style-name="DefaultParagraphFont" style:family="text">
      <style:text-properties style:font-name="Times New Roman" fo:language="bg" fo:country="BG"/>
    </style:style>
    <style:style style:name="P1355" style:parent-style-name="ListParagraph" style:family="paragraph">
      <style:paragraph-properties fo:line-height="120%" fo:margin-left="0.25in">
        <style:tab-stops/>
      </style:paragraph-properties>
    </style:style>
    <style:style style:name="T1356" style:parent-style-name="DefaultParagraphFont" style:family="text">
      <style:text-properties style:font-name="Times New Roman" fo:font-weight="bold" style:font-weight-asian="bold"/>
    </style:style>
    <style:style style:name="T1357" style:parent-style-name="DefaultParagraphFont" style:family="text">
      <style:text-properties style:font-name="Times New Roman"/>
    </style:style>
    <style:style style:name="T1358" style:parent-style-name="DefaultParagraphFont" style:family="text">
      <style:text-properties style:font-name="Times New Roman" fo:language="bg" fo:country="BG"/>
    </style:style>
    <style:style style:name="T1359" style:parent-style-name="DefaultParagraphFont" style:family="text">
      <style:text-properties style:font-name="Times New Roman"/>
    </style:style>
    <style:style style:name="T1360" style:parent-style-name="DefaultParagraphFont" style:family="text">
      <style:text-properties style:font-name="Times New Roman" fo:language="bg" fo:country="BG"/>
    </style:style>
    <style:style style:name="T1361" style:parent-style-name="DefaultParagraphFont" style:family="text">
      <style:text-properties style:font-name="Times New Roman"/>
    </style:style>
    <style:style style:name="T1362" style:parent-style-name="DefaultParagraphFont" style:family="text">
      <style:text-properties style:font-name="Times New Roman" fo:language="bg" fo:country="BG"/>
    </style:style>
    <style:style style:name="T1363" style:parent-style-name="DefaultParagraphFont" style:family="text">
      <style:text-properties style:font-name="Times New Roman"/>
    </style:style>
    <style:style style:name="T1364" style:parent-style-name="DefaultParagraphFont" style:family="text">
      <style:text-properties style:font-name="Times New Roman" fo:language="bg" fo:country="BG"/>
    </style:style>
    <style:style style:name="T1365" style:parent-style-name="DefaultParagraphFont" style:family="text">
      <style:text-properties style:font-name="Times New Roman"/>
    </style:style>
    <style:style style:name="T1366" style:parent-style-name="DefaultParagraphFont" style:family="text">
      <style:text-properties style:font-name="Times New Roman" fo:language="bg" fo:country="BG"/>
    </style:style>
    <style:style style:name="T1367" style:parent-style-name="DefaultParagraphFont" style:family="text">
      <style:text-properties style:font-name="Times New Roman" fo:language="bg" fo:country="BG"/>
    </style:style>
    <style:style style:name="P1368" style:parent-style-name="ListParagraph" style:family="paragraph">
      <style:paragraph-properties fo:line-height="120%" fo:margin-left="0.25in">
        <style:tab-stops/>
      </style:paragraph-properties>
    </style:style>
    <style:style style:name="T1369" style:parent-style-name="DefaultParagraphFont" style:family="text">
      <style:text-properties style:font-name="Times New Roman" fo:language="bg" fo:country="BG"/>
    </style:style>
    <style:style style:name="T1370" style:parent-style-name="DefaultParagraphFont" style:family="text">
      <style:text-properties style:font-name="Times New Roman" fo:font-weight="bold" style:font-weight-asian="bold"/>
    </style:style>
    <style:style style:name="T1371" style:parent-style-name="DefaultParagraphFont" style:family="text">
      <style:text-properties style:font-name="Times New Roman"/>
    </style:style>
    <style:style style:name="T1372" style:parent-style-name="DefaultParagraphFont" style:family="text">
      <style:text-properties style:font-name="Times New Roman" fo:language="bg" fo:country="BG"/>
    </style:style>
    <style:style style:name="P1373" style:parent-style-name="ListParagraph" style:family="paragraph">
      <style:paragraph-properties fo:line-height="120%" fo:margin-left="0.25in">
        <style:tab-stops/>
      </style:paragraph-properties>
    </style:style>
    <style:style style:name="T1374" style:parent-style-name="DefaultParagraphFont" style:family="text">
      <style:text-properties style:font-name="Times New Roman" fo:language="bg" fo:country="BG"/>
    </style:style>
    <style:style style:name="T1375" style:parent-style-name="DefaultParagraphFont" style:family="text">
      <style:text-properties style:font-name="Times New Roman" fo:font-weight="bold" style:font-weight-asian="bold"/>
    </style:style>
    <style:style style:name="T1376" style:parent-style-name="DefaultParagraphFont" style:family="text">
      <style:text-properties style:font-name="Times New Roman"/>
    </style:style>
    <style:style style:name="T1377" style:parent-style-name="DefaultParagraphFont" style:family="text">
      <style:text-properties style:font-name="Times New Roman" fo:language="bg" fo:country="BG"/>
    </style:style>
    <style:style style:name="T1378" style:parent-style-name="DefaultParagraphFont" style:family="text">
      <style:text-properties style:font-name="Times New Roman"/>
    </style:style>
    <style:style style:name="T1379" style:parent-style-name="DefaultParagraphFont" style:family="text">
      <style:text-properties style:font-name="Times New Roman"/>
    </style:style>
    <style:style style:name="T1380" style:parent-style-name="DefaultParagraphFont" style:family="text">
      <style:text-properties style:font-name="Times New Roman" fo:language="bg" fo:country="BG"/>
    </style:style>
    <style:style style:name="P1381" style:parent-style-name="ListParagraph" style:family="paragraph">
      <style:paragraph-properties fo:line-height="120%" fo:margin-left="0.25in">
        <style:tab-stops/>
      </style:paragraph-properties>
    </style:style>
    <style:style style:name="T1382" style:parent-style-name="DefaultParagraphFont" style:family="text">
      <style:text-properties style:font-name="Times New Roman" fo:font-weight="bold" style:font-weight-asian="bold"/>
    </style:style>
    <style:style style:name="T1383" style:parent-style-name="DefaultParagraphFont" style:family="text">
      <style:text-properties style:font-name="Times New Roman"/>
    </style:style>
    <style:style style:name="T1384" style:parent-style-name="DefaultParagraphFont" style:family="text">
      <style:text-properties style:font-name="Times New Roman" fo:language="bg" fo:country="BG"/>
    </style:style>
    <style:style style:name="T1385" style:parent-style-name="DefaultParagraphFont" style:family="text">
      <style:text-properties style:font-name="Times New Roman"/>
    </style:style>
    <style:style style:name="T1386" style:parent-style-name="DefaultParagraphFont" style:family="text">
      <style:text-properties style:font-name="Times New Roman" fo:language="bg" fo:country="BG"/>
    </style:style>
    <style:style style:name="T1387" style:parent-style-name="DefaultParagraphFont" style:family="text">
      <style:text-properties style:font-name="Times New Roman"/>
    </style:style>
    <style:style style:name="T1388" style:parent-style-name="DefaultParagraphFont" style:family="text">
      <style:text-properties style:font-name="Times New Roman" fo:language="bg" fo:country="BG"/>
    </style:style>
    <style:style style:name="T1389" style:parent-style-name="DefaultParagraphFont" style:family="text">
      <style:text-properties style:font-name="Times New Roman" fo:language="bg" fo:country="BG"/>
    </style:style>
    <style:style style:name="P1390" style:parent-style-name="ListParagraph" style:family="paragraph">
      <style:paragraph-properties fo:line-height="120%" fo:margin-left="0.25in">
        <style:tab-stops/>
      </style:paragraph-properties>
    </style:style>
    <style:style style:name="T1391" style:parent-style-name="DefaultParagraphFont" style:family="text">
      <style:text-properties style:font-name="Times New Roman" fo:font-weight="bold" style:font-weight-asian="bold"/>
    </style:style>
    <style:style style:name="T1392" style:parent-style-name="DefaultParagraphFont" style:family="text">
      <style:text-properties style:font-name="Times New Roman" fo:language="bg" fo:country="BG"/>
    </style:style>
    <style:style style:name="T1393" style:parent-style-name="DefaultParagraphFont" style:family="text">
      <style:text-properties style:font-name="Times New Roman"/>
    </style:style>
    <style:style style:name="T1394" style:parent-style-name="DefaultParagraphFont" style:family="text">
      <style:text-properties style:font-name="Times New Roman" fo:language="bg" fo:country="BG"/>
    </style:style>
    <style:style style:name="P1395" style:parent-style-name="ListParagraph" style:family="paragraph">
      <style:paragraph-properties fo:line-height="120%" fo:margin-left="0.25in">
        <style:tab-stops/>
      </style:paragraph-properties>
    </style:style>
    <style:style style:name="T1396" style:parent-style-name="DefaultParagraphFont" style:family="text">
      <style:text-properties style:font-name="Times New Roman" fo:font-weight="bold" style:font-weight-asian="bold"/>
    </style:style>
    <style:style style:name="T1397" style:parent-style-name="DefaultParagraphFont" style:family="text">
      <style:text-properties style:font-name="Times New Roman" fo:language="bg" fo:country="BG"/>
    </style:style>
    <style:style style:name="P1398" style:parent-style-name="ListParagraph" style:family="paragraph">
      <style:paragraph-properties fo:line-height="120%" fo:margin-left="0.25in">
        <style:tab-stops/>
      </style:paragraph-properties>
      <style:text-properties style:font-name="Times New Roman" fo:language="bg" fo:country="BG"/>
    </style:style>
    <style:style style:name="P1399" style:parent-style-name="ListParagraph" style:family="paragraph">
      <style:paragraph-properties fo:line-height="120%"/>
    </style:style>
    <style:style style:name="T1400" style:parent-style-name="DefaultParagraphFont" style:family="text">
      <style:text-properties style:font-name="Times New Roman" fo:language="bg" fo:country="BG"/>
    </style:style>
    <style:style style:name="T1401" style:parent-style-name="DefaultParagraphFont" style:family="text">
      <style:text-properties style:font-name="Times New Roman" fo:font-weight="bold" style:font-weight-asian="bold"/>
    </style:style>
    <style:style style:name="T1402" style:parent-style-name="DefaultParagraphFont" style:family="text">
      <style:text-properties style:font-name="Times New Roman"/>
    </style:style>
    <style:style style:name="T1403" style:parent-style-name="DefaultParagraphFont" style:family="text">
      <style:text-properties style:font-name="Times New Roman" fo:language="bg" fo:country="BG"/>
    </style:style>
    <style:style style:name="T1404" style:parent-style-name="DefaultParagraphFont" style:family="text">
      <style:text-properties style:font-name="Times New Roman"/>
    </style:style>
    <style:style style:name="T1405" style:parent-style-name="DefaultParagraphFont" style:family="text">
      <style:text-properties style:font-name="Times New Roman" fo:language="bg" fo:country="BG"/>
    </style:style>
    <style:style style:name="T1406" style:parent-style-name="DefaultParagraphFont" style:family="text">
      <style:text-properties style:font-name="Times New Roman"/>
    </style:style>
    <style:style style:name="P1407" style:parent-style-name="ListParagraph" style:family="paragraph">
      <style:paragraph-properties fo:line-height="120%"/>
    </style:style>
    <style:style style:name="T1408" style:parent-style-name="DefaultParagraphFont" style:family="text">
      <style:text-properties style:font-name="Times New Roman" fo:language="bg" fo:country="BG"/>
    </style:style>
    <style:style style:name="T1409" style:parent-style-name="DefaultParagraphFont" style:family="text">
      <style:text-properties style:font-name="Times New Roman" fo:font-weight="bold" style:font-weight-asian="bold"/>
    </style:style>
    <style:style style:name="P1410" style:parent-style-name="ListParagraph" style:family="paragraph">
      <style:paragraph-properties fo:line-height="120%"/>
    </style:style>
    <style:style style:name="T1411" style:parent-style-name="DefaultParagraphFont" style:family="text">
      <style:text-properties style:font-name="Times New Roman" fo:language="bg" fo:country="BG"/>
    </style:style>
    <style:style style:name="T1412" style:parent-style-name="DefaultParagraphFont" style:family="text">
      <style:text-properties style:font-name="Times New Roman" fo:language="bg" fo:country="BG"/>
    </style:style>
    <style:style style:name="T1413" style:parent-style-name="DefaultParagraphFont" style:family="text">
      <style:text-properties style:font-name="Times New Roman" fo:font-weight="bold" style:font-weight-asian="bold"/>
    </style:style>
    <style:style style:name="T1414" style:parent-style-name="DefaultParagraphFont" style:family="text">
      <style:text-properties style:font-name="Times New Roman"/>
    </style:style>
    <style:style style:name="T1415" style:parent-style-name="DefaultParagraphFont" style:family="text">
      <style:text-properties style:font-name="Times New Roman" fo:language="bg" fo:country="BG"/>
    </style:style>
    <style:style style:name="T1416" style:parent-style-name="DefaultParagraphFont" style:family="text">
      <style:text-properties style:font-name="Times New Roman"/>
    </style:style>
    <style:style style:name="T1417" style:parent-style-name="DefaultParagraphFont" style:family="text">
      <style:text-properties style:font-name="Times New Roman" fo:language="bg" fo:country="BG"/>
    </style:style>
    <style:style style:name="T1418" style:parent-style-name="DefaultParagraphFont" style:family="text">
      <style:text-properties style:font-name="Times New Roman"/>
    </style:style>
    <style:style style:name="P1419" style:parent-style-name="ListParagraph" style:family="paragraph">
      <style:paragraph-properties fo:line-height="120%"/>
    </style:style>
    <style:style style:name="T1420" style:parent-style-name="DefaultParagraphFont" style:family="text">
      <style:text-properties style:font-name="Times New Roman" fo:language="bg" fo:country="BG"/>
    </style:style>
    <style:style style:name="T1421" style:parent-style-name="DefaultParagraphFont" style:family="text">
      <style:text-properties style:font-name="Times New Roman" fo:font-weight="bold" style:font-weight-asian="bold"/>
    </style:style>
    <style:style style:name="P1422" style:parent-style-name="Normal" style:family="paragraph">
      <style:paragraph-properties fo:line-height="120%" fo:margin-left="0.25in">
        <style:tab-stops/>
      </style:paragraph-properties>
    </style:style>
    <style:style style:name="T1423" style:parent-style-name="DefaultParagraphFont" style:family="text">
      <style:text-properties style:font-name="Times New Roman" fo:language="bg" fo:country="BG"/>
    </style:style>
    <style:style style:name="T1424" style:parent-style-name="DefaultParagraphFont" style:family="text">
      <style:text-properties style:font-name="Times New Roman"/>
    </style:style>
    <style:style style:name="T1425" style:parent-style-name="DefaultParagraphFont" style:family="text">
      <style:text-properties style:font-name="Times New Roman" fo:language="bg" fo:country="BG"/>
    </style:style>
    <style:style style:name="P1426" style:parent-style-name="Normal" style:family="paragraph">
      <style:paragraph-properties fo:line-height="120%" fo:margin-left="0.25in">
        <style:tab-stops/>
      </style:paragraph-properties>
    </style:style>
    <style:style style:name="T1427" style:parent-style-name="DefaultParagraphFont" style:family="text">
      <style:text-properties style:font-name="Times New Roman" fo:language="bg" fo:country="BG"/>
    </style:style>
    <style:style style:name="T1428" style:parent-style-name="DefaultParagraphFont" style:family="text">
      <style:text-properties style:font-name="Times New Roman"/>
    </style:style>
    <style:style style:name="P1429" style:parent-style-name="ListParagraph" style:family="paragraph">
      <style:paragraph-properties fo:text-align="center" fo:line-height="120%" fo:margin-left="0.25in">
        <style:tab-stops/>
      </style:paragraph-properties>
    </style:style>
    <style:style style:name="P1430" style:parent-style-name="Normal" style:family="paragraph">
      <style:paragraph-properties fo:text-align="center"/>
    </style:style>
    <style:style style:name="T1431" style:parent-style-name="DefaultParagraphFont" style:family="text">
      <style:text-properties fo:language="bg" fo:country="BG"/>
    </style:style>
    <style:style style:name="T1432" style:parent-style-name="DefaultParagraphFont" style:family="text">
      <style:text-properties fo:language="bg" fo:country="BG"/>
    </style:style>
    <style:style style:name="T1433" style:parent-style-name="DefaultParagraphFont" style:family="text">
      <style:text-properties fo:language="bg" fo:country="BG"/>
    </style:style>
    <style:style style:name="P1434" style:parent-style-name="Normal" style:family="paragraph">
      <style:paragraph-properties fo:break-before="page" style:punctuation-wrap="hanging" style:text-autospace="ideograph-alpha" fo:margin-bottom="0.1111in"/>
      <style:text-properties fo:hyphenate="true"/>
    </style:style>
    <style:style style:name="P1435" style:parent-style-name="ListParagraph" style:family="paragraph">
      <style:paragraph-properties fo:line-height="120%"/>
      <style:text-properties style:font-name="Times New Roman" fo:font-weight="bold" style:font-weight-asian="bold"/>
    </style:style>
    <style:style style:name="P1436" style:parent-style-name="ListParagraph" style:family="paragraph">
      <style:paragraph-properties fo:line-height="120%" fo:margin-left="0.25in">
        <style:tab-stops/>
      </style:paragraph-properties>
      <style:text-properties style:font-name="Times New Roman" fo:font-weight="bold" style:font-weight-asian="bold"/>
    </style:style>
    <style:style style:name="P1437" style:parent-style-name="ListParagraph" style:family="paragraph">
      <style:paragraph-properties fo:line-height="120%" fo:margin-left="0.25in">
        <style:tab-stops/>
      </style:paragraph-properties>
    </style:style>
    <style:style style:name="T1438" style:parent-style-name="DefaultParagraphFont" style:family="text">
      <style:text-properties style:font-name="Times New Roman" fo:language="bg" fo:country="BG"/>
    </style:style>
    <style:style style:name="T1439" style:parent-style-name="DefaultParagraphFont" style:family="text">
      <style:text-properties style:font-name="Times New Roman" fo:font-weight="bold" style:font-weight-asian="bold"/>
    </style:style>
    <style:style style:name="T1440" style:parent-style-name="DefaultParagraphFont" style:family="text">
      <style:text-properties style:font-name="Times New Roman"/>
    </style:style>
    <style:style style:name="T1441" style:parent-style-name="DefaultParagraphFont" style:family="text">
      <style:text-properties style:font-name="Times New Roman" fo:language="bg" fo:country="BG"/>
    </style:style>
    <style:style style:name="T1442" style:parent-style-name="DefaultParagraphFont" style:family="text">
      <style:text-properties style:font-name="Times New Roman" fo:font-weight="bold" style:font-weight-asian="bold"/>
    </style:style>
    <style:style style:name="T1443" style:parent-style-name="DefaultParagraphFont" style:family="text">
      <style:text-properties style:font-name="Times New Roman"/>
    </style:style>
    <style:style style:name="T1444" style:parent-style-name="DefaultParagraphFont" style:family="text">
      <style:text-properties style:font-name="Times New Roman" fo:language="bg" fo:country="BG"/>
    </style:style>
    <style:style style:name="T1445" style:parent-style-name="DefaultParagraphFont" style:family="text">
      <style:text-properties style:font-name="Times New Roman"/>
    </style:style>
    <style:style style:name="T1446" style:parent-style-name="DefaultParagraphFont" style:family="text">
      <style:text-properties style:font-name="Times New Roman" fo:language="bg" fo:country="BG"/>
    </style:style>
    <style:style style:name="T1447" style:parent-style-name="DefaultParagraphFont" style:family="text">
      <style:text-properties style:font-name="Times New Roman" fo:language="bg" fo:country="BG"/>
    </style:style>
    <style:style style:name="T1448" style:parent-style-name="DefaultParagraphFont" style:family="text">
      <style:text-properties style:font-name="Times New Roman"/>
    </style:style>
    <style:style style:name="T1449" style:parent-style-name="DefaultParagraphFont" style:family="text">
      <style:text-properties style:font-name="Times New Roman" fo:language="bg" fo:country="BG"/>
    </style:style>
    <style:style style:name="T1450" style:parent-style-name="DefaultParagraphFont" style:family="text">
      <style:text-properties style:font-name="Times New Roman"/>
    </style:style>
    <style:style style:name="T1451" style:parent-style-name="DefaultParagraphFont" style:family="text">
      <style:text-properties style:font-name="Times New Roman" fo:language="bg" fo:country="BG"/>
    </style:style>
    <style:style style:name="T1452" style:parent-style-name="DefaultParagraphFont" style:family="text">
      <style:text-properties style:font-name="Times New Roman"/>
    </style:style>
    <style:style style:name="T1453" style:parent-style-name="DefaultParagraphFont" style:family="text">
      <style:text-properties style:font-name="Times New Roman" fo:language="bg" fo:country="BG"/>
    </style:style>
    <style:style style:name="T1454" style:parent-style-name="DefaultParagraphFont" style:family="text">
      <style:text-properties style:font-name="Times New Roman"/>
    </style:style>
    <style:style style:name="T1455" style:parent-style-name="DefaultParagraphFont" style:family="text">
      <style:text-properties style:font-name="Times New Roman" fo:language="bg" fo:country="BG"/>
    </style:style>
    <style:style style:name="T1456" style:parent-style-name="DefaultParagraphFont" style:family="text">
      <style:text-properties style:font-name="Times New Roman" fo:language="bg" fo:country="BG"/>
    </style:style>
    <style:style style:name="T1457" style:parent-style-name="DefaultParagraphFont" style:family="text">
      <style:text-properties style:font-name="Times New Roman" fo:language="bg" fo:country="BG"/>
    </style:style>
    <style:style style:name="T1458" style:parent-style-name="DefaultParagraphFont" style:family="text">
      <style:text-properties style:font-name="Times New Roman"/>
    </style:style>
    <style:style style:name="T1459" style:parent-style-name="DefaultParagraphFont" style:family="text">
      <style:text-properties style:font-name="Times New Roman" fo:language="bg" fo:country="BG"/>
    </style:style>
    <style:style style:name="T1460" style:parent-style-name="DefaultParagraphFont" style:family="text">
      <style:text-properties style:font-name="Times New Roman" fo:language="bg" fo:country="BG"/>
    </style:style>
    <style:style style:name="P1461" style:parent-style-name="ListParagraph" style:family="paragraph">
      <style:paragraph-properties fo:line-height="120%" fo:margin-left="0.25in">
        <style:tab-stops/>
      </style:paragraph-properties>
      <style:text-properties style:font-name="Times New Roman" fo:language="bg" fo:country="BG"/>
    </style:style>
    <style:style style:name="P1462" style:parent-style-name="ListParagraph" style:family="paragraph">
      <style:paragraph-properties fo:line-height="120%"/>
      <style:text-properties style:font-name="Times New Roman" fo:font-weight="bold" style:font-weight-asian="bold"/>
    </style:style>
    <style:style style:name="P1463" style:parent-style-name="ListParagraph" style:family="paragraph">
      <style:paragraph-properties fo:line-height="120%" fo:margin-left="0.25in">
        <style:tab-stops/>
      </style:paragraph-properties>
      <style:text-properties style:font-name="Times New Roman"/>
    </style:style>
    <style:style style:name="P1464" style:parent-style-name="ListParagraph" style:family="paragraph">
      <style:paragraph-properties fo:line-height="120%" fo:margin-left="0.25in">
        <style:tab-stops/>
      </style:paragraph-properties>
    </style:style>
    <style:style style:name="T1465" style:parent-style-name="DefaultParagraphFont" style:family="text">
      <style:text-properties style:font-name="Times New Roman" fo:language="bg" fo:country="BG"/>
    </style:style>
    <style:style style:name="T1466" style:parent-style-name="DefaultParagraphFont" style:family="text">
      <style:text-properties style:font-name="Times New Roman" fo:font-weight="bold" style:font-weight-asian="bold"/>
    </style:style>
    <style:style style:name="T1467" style:parent-style-name="DefaultParagraphFont" style:family="text">
      <style:text-properties style:font-name="Times New Roman"/>
    </style:style>
    <style:style style:name="T1468" style:parent-style-name="DefaultParagraphFont" style:family="text">
      <style:text-properties style:font-name="Times New Roman" fo:language="bg" fo:country="BG"/>
    </style:style>
    <style:style style:name="T1469" style:parent-style-name="DefaultParagraphFont" style:family="text">
      <style:text-properties style:font-name="Times New Roman" fo:font-weight="bold" style:font-weight-asian="bold"/>
    </style:style>
    <style:style style:name="T1470" style:parent-style-name="DefaultParagraphFont" style:family="text">
      <style:text-properties style:font-name="Times New Roman"/>
    </style:style>
    <style:style style:name="T1471" style:parent-style-name="DefaultParagraphFont" style:family="text">
      <style:text-properties style:font-name="Times New Roman" fo:language="bg" fo:country="BG"/>
    </style:style>
    <style:style style:name="T1472" style:parent-style-name="DefaultParagraphFont" style:family="text">
      <style:text-properties style:font-name="Times New Roman" fo:font-weight="bold" style:font-weight-asian="bold"/>
    </style:style>
    <style:style style:name="T1473" style:parent-style-name="DefaultParagraphFont" style:family="text">
      <style:text-properties style:font-name="Times New Roman" fo:language="bg" fo:country="BG"/>
    </style:style>
    <style:style style:name="P1474" style:parent-style-name="ListParagraph" style:family="paragraph">
      <style:paragraph-properties fo:line-height="120%" fo:margin-left="0.25in">
        <style:tab-stops/>
      </style:paragraph-properties>
    </style:style>
    <style:style style:name="T1475" style:parent-style-name="DefaultParagraphFont" style:family="text">
      <style:text-properties style:font-name="Times New Roman" fo:language="bg" fo:country="BG"/>
    </style:style>
    <style:style style:name="T1476" style:parent-style-name="DefaultParagraphFont" style:family="text">
      <style:text-properties style:font-name="Times New Roman"/>
    </style:style>
    <style:style style:name="T1477" style:parent-style-name="DefaultParagraphFont" style:family="text">
      <style:text-properties style:font-name="Times New Roman" fo:language="bg" fo:country="BG"/>
    </style:style>
    <style:style style:name="T1478" style:parent-style-name="DefaultParagraphFont" style:family="text">
      <style:text-properties style:font-name="Times New Roman"/>
    </style:style>
    <style:style style:name="T1479" style:parent-style-name="DefaultParagraphFont" style:family="text">
      <style:text-properties style:font-name="Times New Roman" fo:language="bg" fo:country="BG"/>
    </style:style>
    <style:style style:name="T1480" style:parent-style-name="DefaultParagraphFont" style:family="text">
      <style:text-properties style:font-name="Times New Roman" fo:font-weight="bold" style:font-weight-asian="bold"/>
    </style:style>
    <style:style style:name="T1481" style:parent-style-name="DefaultParagraphFont" style:family="text">
      <style:text-properties style:font-name="Times New Roman"/>
    </style:style>
    <style:style style:name="T1482" style:parent-style-name="DefaultParagraphFont" style:family="text">
      <style:text-properties style:font-name="Times New Roman" fo:language="bg" fo:country="BG"/>
    </style:style>
    <style:style style:name="T1483" style:parent-style-name="DefaultParagraphFont" style:family="text">
      <style:text-properties style:font-name="Times New Roman"/>
    </style:style>
    <style:style style:name="T1484" style:parent-style-name="DefaultParagraphFont" style:family="text">
      <style:text-properties style:font-name="Times New Roman" fo:language="bg" fo:country="BG"/>
    </style:style>
    <style:style style:name="T1485" style:parent-style-name="DefaultParagraphFont" style:family="text">
      <style:text-properties style:font-name="Times New Roman" fo:font-weight="bold" style:font-weight-asian="bold"/>
    </style:style>
    <style:style style:name="T1486" style:parent-style-name="DefaultParagraphFont" style:family="text">
      <style:text-properties style:font-name="Times New Roman"/>
    </style:style>
    <style:style style:name="P1487" style:parent-style-name="ListParagraph" style:family="paragraph">
      <style:paragraph-properties fo:line-height="120%" fo:margin-left="0.25in">
        <style:tab-stops/>
      </style:paragraph-properties>
      <style:text-properties style:font-name="Times New Roman"/>
    </style:style>
    <style:style style:name="P1488" style:parent-style-name="ListParagraph" style:family="paragraph">
      <style:paragraph-properties fo:line-height="120%"/>
      <style:text-properties style:font-name="Times New Roman" fo:font-weight="bold" style:font-weight-asian="bold"/>
    </style:style>
    <style:style style:name="P1489" style:parent-style-name="ListParagraph" style:family="paragraph">
      <style:paragraph-properties fo:line-height="120%" fo:margin-left="0.25in">
        <style:tab-stops/>
      </style:paragraph-properties>
      <style:text-properties style:font-name="Times New Roman" fo:font-weight="bold" style:font-weight-asian="bold"/>
    </style:style>
    <style:style style:name="P1490" style:parent-style-name="ListParagraph" style:family="paragraph">
      <style:paragraph-properties fo:line-height="120%" fo:margin-left="0.25in">
        <style:tab-stops/>
      </style:paragraph-properties>
    </style:style>
    <style:style style:name="T1491" style:parent-style-name="DefaultParagraphFont" style:family="text">
      <style:text-properties style:font-name="Times New Roman" fo:language="bg" fo:country="BG"/>
    </style:style>
    <style:style style:name="T1492" style:parent-style-name="DefaultParagraphFont" style:family="text">
      <style:text-properties style:font-name="Times New Roman"/>
    </style:style>
    <style:style style:name="T1493" style:parent-style-name="DefaultParagraphFont" style:family="text">
      <style:text-properties style:font-name="Times New Roman" fo:language="bg" fo:country="BG"/>
    </style:style>
    <style:style style:name="T1494" style:parent-style-name="DefaultParagraphFont" style:family="text">
      <style:text-properties style:font-name="Times New Roman"/>
    </style:style>
    <style:style style:name="T1495" style:parent-style-name="DefaultParagraphFont" style:family="text">
      <style:text-properties style:font-name="Times New Roman" fo:language="bg" fo:country="BG"/>
    </style:style>
    <style:style style:name="P1496" style:parent-style-name="Normal" style:family="paragraph">
      <style:text-properties fo:font-weight="bold" style:font-weight-asian="bold"/>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text:s/>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text:span><text:span text:style-name="T67">Утвърждавам: .....................</text:span><text:span text:style-name="T68">......</text:span><text:span text:style-name="T69">...</text:span></text:p>
      <text:p text:style-name="P70"><text:span text:style-name="T71">Дата на предаване: <text:s text:c="2"/>20.</text:span><text:span text:style-name="T72">03</text:span><text:span text:style-name="T73">.2013<text:s/></text:span><text:span text:style-name="T74">г</text:span><text:span text:style-name="T75">.</text:span></text:p>
      <text:p text:style-name="P76"/>
      <text:p text:style-name="P77">ЗАДАНИЕ</text:p>
      <text:p text:style-name="P78">за дипломна работа</text:p>
      <text:p text:style-name="P79"/>
      <text:p text:style-name="P80">на ученика Максим Станиславов Харизанов, 12А</text:p>
      <text:p text:style-name="P81"/>
      <text:list text:style-name="LFO1" text:continue-numbering="true">
        <text:list-item>
          <text:p text:style-name="P82">Тема</text:p>
        </text:list-item>
      </text:list>
      <text:p text:style-name="ListParagraph"><text:span text:style-name="T83">Реализация на<text:s/></text:span><text:span text:style-name="T84">BitTorrent<text:s/></text:span><text:span text:style-name="T85">клиент</text:span></text:p>
      <text:p text:style-name="P86"/>
      <text:list text:style-name="LFO1" text:continue-numbering="true">
        <text:list-item>
          <text:p text:style-name="P87">Изисквания</text:p>
        </text:list-item>
      </text:list>
      <text:list text:style-name="LFO2" text:continue-numbering="true">
        <text:list-item>
          <text:p text:style-name="P88">Реализиране на прочитането на bencoded съдържание</text:p>
        </text:list-item>
        <text:list-item>
          <text:p text:style-name="P89">Реализиране на създаването на GET заявката до тракера</text:p>
        </text:list-item>
        <text:list-item>
          <text:p text:style-name="P90">Реализиране на част от протокола за комуникация с пиърите (с цел цялостна имплементация с общи усилия)</text:p>
        </text:list-item>
      </text:list>
      <text:p text:style-name="P91"/>
      <text:list text:style-name="LFO1" text:continue-numbering="true">
        <text:list-item>
          <text:p text:style-name="P92"><text:span text:style-name="T93">Съдържание</text:span></text:p>
          <text:list text:continue-numbering="true">
            <text:list-item>
              <text:p text:style-name="P94">Обзор</text:p>
            </text:list-item>
            <text:list-item>
              <text:p text:style-name="P95">Същинска част</text:p>
            </text:list-item>
            <text:list-item>
              <text:p text:style-name="P96">Приложение</text:p>
            </text:list-item>
          </text:list>
        </text:list-item>
      </text:list>
      <text:p text:style-name="P97"/>
      <text:p text:style-name="P98"/>
      <text:p text:style-name="P99"/>
      <text:p text:style-name="P100"/>
      <text:p text:style-name="P101"/>
      <text:p text:style-name="P102"/>
      <text:p text:style-name="P103"/>
      <text:p text:style-name="P104"><text:span text:style-name="T105">Дипломант:<text:s/></text:span><text:span text:style-name="T106">…………………….</text:span></text:p>
      <text:p text:style-name="P107"/>
      <text:p text:style-name="P108"/>
      <text:p text:style-name="P109"><text:span text:style-name="T110">Ръководител:</text:span><text:span text:style-name="T111"><text:s/>…………………….</text:span></text:p>
      <text:p text:style-name="P112"><text:span text:style-name="T113">(</text:span><text:span text:style-name="T114">гл. ас. Любомир Чорбаджиев</text:span><text:span text:style-name="T115">)</text:span></text:p>
      <text:p text:style-name="P116"/>
      <text:p text:style-name="P117"><text:span text:style-name="T118">Директор:</text:span><text:span text:style-name="T119"><text:s/>…………………….</text:span></text:p>
      <text:p text:style-name="P120"><text:span text:style-name="T121">(</text:span><text:span text:style-name="T122">гл. ас. д-р Стела Стефанова</text:span><text:span text:style-name="T123">)</text:span></text:p>
      <text:p text:style-name="P124"/>
      <text:p text:style-name="P125"/>
      <text:p text:style-name="P126">Увод</text:p>
      <text:p text:style-name="P127"><text:span text:style-name="T128">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text:span><text:span text:style-name="T129">т данни с по-гъвкав и децентрализиран метод за обмен, носещ названието „</text:span><text:span text:style-name="T130">peer-to-peer”</text:span><text:span text:style-name="T131">, или „</text:span><text:span text:style-name="T132">P2P</text:span><text:span text:style-name="T133">“</text:span><text:span text:style-name="T134">.</text:span></text:p>
      <text:p text:style-name="P135"><text:span text:style-name="T136">Може би най-разпространеният<text:s/></text:span><text:span text:style-name="T137">peer-to-peer<text:s/></text:span><text:span text:style-name="T138">протокол в наши дни е<text:s/></text:span><text:span text:style-name="T139">BitTorrent.<text:s/></text:span><text:span text:style-name="T140">Той е един доказал се протокол, като успява да предложи надеждност, сравнима с таз</text:span><text:span text:style-name="T141">и на сървър – клиент архитектурата, както и по-високи скорости, при почти нулева цена на базовата инфраструктура.</text:span></text:p>
      <text:p text:style-name="P142"><text:span text:style-name="T143">BitTorrent<text:s/></text:span><text:span text:style-name="T144">се гради на опита на по-стари<text:s/></text:span><text:span text:style-name="T145">P2P<text:s/></text:span><text:span text:style-name="T146">протоколи като<text:s/></text:span><text:span text:style-name="T147">FastTrack<text:s/></text:span><text:span text:style-name="T148">и<text:s/></text:span><text:span text:style-name="T149">Napster,<text:s/></text:span><text:span text:style-name="T150">учейки се от грешките им, но</text:span><text:span text:style-name="T151"><text:s/></text:span><text:span text:style-name="T152">стараещ се да запази предимстват</text:span><text:span text:style-name="T153">а им.</text:span></text:p>
      <text:p text:style-name="P154"><text:span text:style-name="T155">Поради сравнителната си сложност и широкото си приложение, реализацията на<text:s/></text:span><text:span text:style-name="T156">BitTorrent<text:s/></text:span><text:span text:style-name="T157">клиент е примамлива тема за всяка дипломна работа, интегрирайки в един</text:span><text:span text:style-name="T158"><text:s/>продукт</text:span><text:span text:style-name="T159"><text:s/>голяма част от учебния материал, изучен през годините, както и солидно количество<text:s/></text:span><text:span text:style-name="T160">лична изследователска дейност, обогатяваща професионалния опит.</text:span></text:p>
      <text:p text:style-name="P161"/>
      <text:p text:style-name="P162">Цели и задачи</text:p>
      <text:p text:style-name="P163"><text:span text:style-name="T164">Основната цел на дипломната работа е да се разработи работещ<text:s/></text:span><text:span text:style-name="T165">BitTorrent<text:s/></text:span><text:span text:style-name="T166">клиент, като се направи преглед на съществуващи подобни продукти, направи се проучване върху<text:s/></text:span><text:span text:style-name="T167">спецификациите на<text:s/></text:span><text:span text:style-name="T168">BitTorrent<text:s/></text:span><text:span text:style-name="T169">протокола, и се изберат най-подходящите технологии, платформи и развойни среди за целта.</text:span></text:p>
      <text:p text:style-name="P170"/>
      <text:p text:style-name="P171">Глава 1:</text:p>
      <text:p text:style-name="P172"><text:span text:style-name="T173">Проучване на съществуващи<text:s/></text:span><text:span text:style-name="T174">BitTorrent<text:s/></text:span><text:span text:style-name="T175">клиенти,</text:span><text:span text:style-name="T176"><text:s/></text:span><text:span text:style-name="T177">обзор на<text:s/></text:span><text:span text:style-name="T178">BitTorrent<text:s/></text:span><text:span text:style-name="T179">протокола, обзор на използваните библиотеки и развойни среди</text:span></text:p>
      <text:p text:style-name="P180"/>
      <text:p text:style-name="Normal"><text:span text:style-name="T181">Обзор на<text:s/></text:span><text:span text:style-name="T182">BitTorrent<text:s/></text:span><text:span text:style-name="T183">протокола</text:span></text:p>
      <text:p text:style-name="P184"/>
      <text:p text:style-name="P185">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text:s/>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text:s/>данни<text:s/><text:span text:style-name="T186">(</text:span>метаданни<text:span text:style-name="T187">)</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text:s/>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8">(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text:s/>това, че такава промяна би била засечена от<text:s/><text:span text:style-name="T189">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90"/>
      <text:p text:style-name="P191">Начин на работа</text:p>
      <text:p text:style-name="Paragraph"><text:span text:style-name="T192">BitTorrent<text:s/></text:span>клиент е всяко приложение, което имплементира<text:s/><text:span text:style-name="T193">BitTorrent<text:s/></text:span>протокола. Всеки клиент е способен да обменя какъвто и да било<text:s/>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94">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text:s/>че също като класическите протоколи за споделяне на файлове<text:s/><text:span text:style-name="T195">(HTTP/FTP)</text:span>,<text:s/><text:span text:style-name="T196">BitTorrent<text:s/></text:span>обменя файлове през мрежата, той се различава от тях по няколко начина:</text:p>
      <text:list text:style-name="LFO3" text:continue-numbering="true">
        <text:list-item>
          <text:p text:style-name="P197"><text:span text:style-name="T198">BitTorrent<text:s/></text:span>прави множество малки<text:s/><text:span text:style-name="T199">TCP<text:s/></text:span>заявки през множество<text:s/><text:span text:style-name="T200">TCP<text:s/></text:span>връзки до множество компютри, докато класическото изтегляне се прави през една<text:s/><text:span text:style-name="T201">TCP<text:s/></text:span>връзка към един компютър</text:p>
        </text:list-item>
        <text:list-item>
          <text:p text:style-name="P202"><text:span text:style-name="T203">BitTorrent<text:s/></text:span>изтегля парчетата по произволен, или<text:s/><text:span text:style-name="T204">“</text:span>първо най-редките<text:span text:style-name="T205">”<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text:s/>различия позволяват на<text:s/><text:span text:style-name="T206">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7"/>
      <text:p text:style-name="P208">Технически спецификации</text:p>
      <text:list text:style-name="LFO2" text:continue-numbering="true">
        <text:list-item>
          <text:list>
            <text:list-item>
              <text:list>
                <text:list-item>
                  <text:list>
                    <text:list-item>
                      <text:p text:style-name="P209"><text:span text:style-name="T210">Bencoding</text:span></text:p>
                    </text:list-item>
                  </text:list>
                </text:list-item>
              </text:list>
            </text:list-item>
          </text:list>
        </text:list-item>
      </text:list>
      <text:p text:style-name="P211"><text:span text:style-name="T212">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13">Байтови низове</text:p>
            </text:list-item>
          </text:list>
        </text:list-item>
      </text:list>
      <text:p text:style-name="P214">Байтовите низове се<text:s/>кодират по следния начин:<text:s/><text:span text:style-name="T215">&lt;</text:span><text:span text:style-name="T216">дължина на низа кодирана в<text:s/></text:span><text:span text:style-name="T217">ASCII, десетична система&gt;:&lt;</text:span><text:span text:style-name="T218">данни</text:span><text:span text:style-name="T219">&gt;</text:span></text:p>
      <text:soft-page-break/>
      <text:p text:style-name="P220">Важно е да се отбележи, че няма входни или изходни разделящи символи.</text:p>
      <text:p text:style-name="P221"><text:span text:style-name="T222">Пример:<text:s/></text:span><text:span text:style-name="T223">4</text:span><text:span text:style-name="T224">:data<text:s/></text:span>представлява низа<text:s/><text:span text:style-name="T225">“data”.</text:span></text:p>
      <text:list text:style-name="LFO4" text:continue-numbering="true">
        <text:list-item>
          <text:list>
            <text:list-item>
              <text:p text:style-name="P226">Цели числа</text:p>
            </text:list-item>
          </text:list>
        </text:list-item>
      </text:list>
      <text:p text:style-name="P227">Целите числа се кодират по следния начин:<text:s/><text:span text:style-name="T228">i</text:span><text:span text:style-name="T229">&lt;</text:span><text:span text:style-name="T230">цяло число кодирано в<text:s/></text:span><text:span text:style-name="T231">ASCII,<text:s/></text:span><text:span text:style-name="T232">десетична система</text:span><text:span text:style-name="T233">&gt;</text:span><text:span text:style-name="T234">e</text:span></text:p>
      <text:p text:style-name="P235">Началното<text:s/><text:span text:style-name="T236">i<text:s/></text:span>и крайното<text:s/><text:span text:style-name="T237">е<text:s/></text:span>са началните и крайните разделителни символи. Позволени са отрицателни числа като<text:s/><text:span text:style-name="T238">i-3e</text:span><text:span text:style-name="T239">. Трябва да се използват само значещите цифри, така че<text:s/></text:span><text:span text:style-name="T240">i04e</text:span>, например, не е позволено.<text:s/><text:span text:style-name="T241">i0e</text:span>, обаче, е валидно.</text:p>
      <text:p text:style-name="P242"><text:span text:style-name="T243">Пример:<text:s/></text:span><text:span text:style-name="T244">i</text:span><text:span text:style-name="T245">3</text:span><text:span text:style-name="T246">e<text:s/></text:span>представя числото<text:s/><text:span text:style-name="T247">“3”.</text:span></text:p>
      <text:p text:style-name="P248"><text:span text:style-name="T249">Забележка:<text:s/></text:span>максималния брой битове в цялото число е неспецифициран, но за обработката на файлове над<text:s/><text:span text:style-name="T250">4GB<text:s/></text:span>е нужно то да бъде обработвано като<text:s/><text:span text:style-name="T251">64<text:s/></text:span>битово число.</text:p>
      <text:list text:style-name="LFO4" text:continue-numbering="true">
        <text:list-item>
          <text:list>
            <text:list-item>
              <text:p text:style-name="P252">Списъци</text:p>
            </text:list-item>
          </text:list>
        </text:list-item>
      </text:list>
      <text:p text:style-name="P253">Списъците се кодират по следния начин:<text:s/><text:span text:style-name="T254">l</text:span><text:span text:style-name="T255">&lt;</text:span><text:span text:style-name="T256">e</text:span><text:span text:style-name="T257">лементи в списъка</text:span><text:span text:style-name="T258">&gt;</text:span><text:span text:style-name="T259">e</text:span>. Началните и крайните символи<text:s/><text:span text:style-name="T260">i<text:s/></text:span>и<text:s/><text:span text:style-name="T261">e<text:s/></text:span>са началните и крайните разделителни символи. Списъците могат да съдържат всеки<text:s/><text:span text:style-name="T262">bencoded<text:s/></text:span>тип, включително други списъци, речници, низове, и цели числа.</text:p>
      <text:p text:style-name="P263"><text:span text:style-name="T264">Пример:<text:s/></text:span><text:span text:style-name="T265">l</text:span><text:span text:style-name="T266">4:data7:torrent</text:span><text:span text:style-name="T267">e</text:span><text:span text:style-name="T268"><text:s/></text:span>представлява списък от два низа: {„<text:span text:style-name="T269">data”, “torrent”}</text:span></text:p>
      <text:list text:style-name="LFO4" text:continue-numbering="true">
        <text:list-item>
          <text:list>
            <text:list-item>
              <text:p text:style-name="P270">Речници</text:p>
            </text:list-item>
          </text:list>
        </text:list-item>
      </text:list>
      <text:p text:style-name="P271">Речниците се кодират по следния начин:<text:s/><text:span text:style-name="T272">d</text:span><text:span text:style-name="T273">&lt;bencoded<text:s/></text:span><text:span text:style-name="T274">низ</text:span><text:span text:style-name="T275">&gt;&lt;bencoded<text:s/></text:span><text:span text:style-name="T276">елемент</text:span><text:span text:style-name="T277">&gt;</text:span><text:span text:style-name="T278">e</text:span><text:span text:style-name="T279">.<text:s/></text:span>Началното<text:s/><text:span text:style-name="T280">d</text:span><text:span text:style-name="T281"><text:s/></text:span>и крайното<text:s/><text:span text:style-name="T282">e<text:s/></text:span><text:span text:style-name="T283">са съответно началния и крайния разделителен символ.<text:s/></text:span></text:p>
      <text:p text:style-name="P284">Ключът трябва да е низ. Стойността може да е който и да е тип.<text:s/>Ключовете трябва да са сортирани. Низовете трябва да се сравняват по двоичен метод, а не културно-специфичен метод.</text:p>
      <text:p text:style-name="P285"><text:span text:style-name="T286">Пример:</text:span><text:s/><text:span text:style-name="T287">d</text:span><text:span text:style-name="T288">3:cat4:meow3:dog4:bark</text:span><text:span text:style-name="T289">e</text:span><text:span text:style-name="T290"><text:s/></text:span>представлява речника<text:s/><text:span text:style-name="T291">{“cat”<text:s/></text:span><text:span text:style-name="T292"></text:span><text:span text:style-name="T293"><text:s/>“meow”, “dog”<text:s/></text:span><text:span text:style-name="T294"></text:span><text:span text:style-name="T295"><text:s/>“bark”}</text:span></text:p>
      <text:list text:style-name="LFO4" text:continue-numbering="true">
        <text:list-item>
          <text:p text:style-name="P296">Структура на метаданните</text:p>
        </text:list-item>
      </text:list>
      <text:p text:style-name="P297">Данните във файла с метаданните<text:s/><text:span text:style-name="T298">(torrent<text:s/></text:span>файла<text:span text:style-name="T299">)<text:s/></text:span>са кодирани в<text:s/><text:span text:style-name="T300">bencoded<text:s/></text:span>формат, който е дефиниран в горния раздел.</text:p>
      <text:p text:style-name="P301"/>
      <text:p text:style-name="P302"/>
      <text:p text:style-name="P303"/>
      <text:soft-page-break/>
      <text:p text:style-name="P304">Съдържанието на метаданните е речник, съдържащ ключовете, изброени по-долу.</text:p>
      <text:list text:style-name="LFO5" text:continue-numbering="true">
        <text:list-item>
          <text:p text:style-name="P305"><text:span text:style-name="T306">info</text:span></text:p>
        </text:list-item>
      </text:list>
      <text:p text:style-name="P307">Речник, който описва файловете в торента. Има две възможни форми: едната е в случая<text:s/>на еднофайлов торент без папкова структура, а другата – в случая на многофайлов торент.</text:p>
      <text:list text:style-name="LFO5" text:continue-numbering="true">
        <text:list-item>
          <text:p text:style-name="P308">announce</text:p>
        </text:list-item>
      </text:list>
      <text:p text:style-name="P309"><text:span text:style-name="T310">Announce<text:s/></text:span>адреса на тракера<text:s/><text:span text:style-name="T311">(</text:span>низ<text:span text:style-name="T312">)</text:span></text:p>
      <text:list text:style-name="LFO5" text:continue-numbering="true">
        <text:list-item>
          <text:p text:style-name="P313">announce-list</text:p>
        </text:list-item>
      </text:list>
      <text:p text:style-name="P314"><text:span text:style-name="T315">(</text:span>опционално<text:span text:style-name="T316">)<text:s/></text:span>Списък с<text:s/><text:span text:style-name="T317">announce<text:s/></text:span>адреси на тракера<text:span text:style-name="T318">.</text:span></text:p>
      <text:list text:style-name="LFO5" text:continue-numbering="true">
        <text:list-item>
          <text:p text:style-name="P319">creation date</text:p>
        </text:list-item>
      </text:list>
      <text:p text:style-name="P320"><text:span text:style-name="T321">(</text:span>опционално<text:span text:style-name="T322">)<text:s/></text:span>Датата на създаване на торента, в стандартно<text:s/><text:span text:style-name="T323">Unix<text:s/></text:span>време.</text:p>
      <text:list text:style-name="LFO5" text:continue-numbering="true">
        <text:list-item>
          <text:p text:style-name="P324">comment</text:p>
        </text:list-item>
      </text:list>
      <text:p text:style-name="P325"><text:span text:style-name="T326">(</text:span>опционално<text:span text:style-name="T327">)</text:span><text:s/>Текстов коментар от автора на торента<text:s/><text:span text:style-name="T328">(</text:span>низ<text:span text:style-name="T329">).</text:span></text:p>
      <text:list text:style-name="LFO5" text:continue-numbering="true">
        <text:list-item>
          <text:p text:style-name="P330">created by</text:p>
        </text:list-item>
      </text:list>
      <text:p text:style-name="P331"><text:span text:style-name="T332">(</text:span>опционално<text:span text:style-name="T333">)<text:s/></text:span>Името и версията на програмата, създала торент файла.<text:s/><text:span text:style-name="T334">(</text:span>низ<text:span text:style-name="T335">)</text:span></text:p>
      <text:list text:style-name="LFO5" text:continue-numbering="true">
        <text:list-item>
          <text:p text:style-name="P336">encoding</text:p>
        </text:list-item>
      </text:list>
      <text:p text:style-name="P337"><text:span text:style-name="T338">(</text:span>опционално<text:span text:style-name="T339">)<text:s/></text:span>Кодировката на<text:s/><text:span text:style-name="T340">pieces<text:s/></text:span>низа в<text:s/><text:span text:style-name="T341">info</text:span><text:span text:style-name="T342"><text:s/></text:span>речника.<text:s/><text:span text:style-name="T343">(</text:span>низ<text:span text:style-name="T344">)</text:span></text:p>
      <text:p text:style-name="P345"/>
      <text:p text:style-name="P346"><text:span text:style-name="T347">Info<text:s/></text:span><text:span text:style-name="T348">речникът</text:span></text:p>
      <text:p text:style-name="P349"><text:span text:style-name="T350">Info<text:s/></text:span>речникът се състои от средните елементи<text:s/><text:span text:style-name="T351">(</text:span>общи и за двата типа<text:s/><text:span text:style-name="T352">info<text:s/></text:span>речници<text:span text:style-name="T353">):</text:span></text:p>
      <text:list text:style-name="LFO5" text:continue-numbering="true">
        <text:list-item>
          <text:p text:style-name="P354"><text:span text:style-name="T355">piece length</text:span>: броят байтове във всяко парче<text:s/><text:span text:style-name="T356">(</text:span>цяло число<text:span text:style-name="T357">)</text:span></text:p>
        </text:list-item>
        <text:list-item>
          <text:p text:style-name="P358"><text:span text:style-name="T359">pieces:<text:s/></text:span>низ, състоящ се от конкатенираните стойности на всички<text:s/><text:span text:style-name="T360">20</text:span>-байтови<text:s/><text:span text:style-name="T361">SHA1<text:s/></text:span>хешове на парчетата</text:p>
        </text:list-item>
        <text:list-item>
          <text:p text:style-name="P362">private</text:p>
        </text:list-item>
      </text:list>
      <text:p text:style-name="P363"><text:span text:style-name="T364">(</text:span>опционален<text:span text:style-name="T365">)<text:s/></text:span>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text:s/><text:span text:style-name="T366">DHT</text:span>.</text:p>
      <text:p text:style-name="P367"/>
      <text:p text:style-name="P368"/>
      <text:soft-page-break/>
      <text:p text:style-name="Paragraph"><text:tab/>Елементи при еднофайлов<text:s/><text:span text:style-name="T369">info<text:s/></text:span>речник</text:p>
      <text:p text:style-name="P370">В случай, че речникът е от еднофайлов вид, той съдържа следните елементи, освен тези, указани горе:</text:p>
      <text:list text:style-name="LFO5" text:continue-numbering="true">
        <text:list-item>
          <text:p text:style-name="P371"><text:span text:style-name="T372">name:<text:s/></text:span>името на файла<text:s/><text:span text:style-name="T373">(</text:span>низ<text:span text:style-name="T374">)</text:span></text:p>
        </text:list-item>
        <text:list-item>
          <text:p text:style-name="P375"><text:span text:style-name="T376">length:<text:s/></text:span>дължината на файла в байтове<text:s/><text:span text:style-name="T377">(</text:span>цяло число<text:span text:style-name="T378">)</text:span></text:p>
        </text:list-item>
        <text:list-item>
          <text:p text:style-name="P379"><text:span text:style-name="T380">md5sum: (</text:span>опционално<text:span text:style-name="T381">) 32-символен шестнадесетичен низ,<text:s/></text:span><text:span text:style-name="T382">съдържаш MD5<text:s/></text:span>сумата на файла.</text:p>
        </text:list-item>
      </text:list>
      <text:p text:style-name="P383">Елементи при многофайлов<text:s/><text:span text:style-name="T384">info<text:s/></text:span>речник</text:p>
      <text:p text:style-name="P385">В случай, че речникът е от многофайлов вид, той съдържа следните елементи, освен общите за двата вида:</text:p>
      <text:list text:style-name="LFO5" text:continue-numbering="true">
        <text:list-item>
          <text:p text:style-name="P386"><text:span text:style-name="T387">name:<text:s/></text:span>името на папката, в която да се съхранят всички файлове</text:p>
        </text:list-item>
        <text:list-item>
          <text:p text:style-name="P388"><text:span text:style-name="T389">files:<text:s/></text:span>списък от речници, по един за всеки файл. Всеки речник съдържа следните елементи:</text:p>
          <text:list text:continue-numbering="true">
            <text:list-item>
              <text:p text:style-name="P390"><text:span text:style-name="T391">length:<text:s/></text:span>дължината на файла в байтове</text:p>
            </text:list-item>
            <text:list-item>
              <text:p text:style-name="P392"><text:span text:style-name="T393">md5sum: (</text:span>опционално<text:span text:style-name="T394">) 32-символен шестнадесетичен низ, съдържа</text:span>щ<text:span text:style-name="T395"><text:s/>MD5<text:s/></text:span>сумата на файла</text:p>
            </text:list-item>
            <text:list-item>
              <text:p text:style-name="P396"><text:span text:style-name="T397">path:<text:s/></text:span>списък, съдържащ един или повече низа, които заедно описват<text:s/>папката и името на файла</text:p>
            </text:list-item>
          </text:list>
        </text:list-item>
      </text:list>
      <text:p text:style-name="P398"><text:span text:style-name="T399">Забележки:<text:s/></text:span></text:p>
      <text:list text:style-name="LFO5" text:continue-numbering="true">
        <text:list-item>
          <text:p text:style-name="P400"><text:span text:style-name="T401">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402">Добра практика е размерът на парчето да е 512<text:span text:style-name="T403">kB<text:s/></text:span>или по-малко, за торенти от 8-10<text:span text:style-name="T404">GB.</text:span></text:p>
      <text:p text:style-name="P405">Всички парчета са с еднаква дължина, освен последното.</text:p>
      <text:p text:style-name="P406">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407">files.<text:s/></text:span>Парчетата могат да<text:s/>прескачат границите на файловете.</text:p>
      <text:p text:style-name="P408"/>
      <text:soft-page-break/>
      <text:list text:style-name="LFO4" text:continue-numbering="true">
        <text:list-item>
          <text:p text:style-name="P409"><text:span text:style-name="T410">HTTP<text:s/></text:span>протокол за комуникация с тракера</text:p>
        </text:list-item>
      </text:list>
      <text:p text:style-name="P411">Тракерът е<text:s/><text:span text:style-name="T412">HTTP<text:s/></text:span>услуга, която отговоря на<text:s/><text:span text:style-name="T413">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14">“announce URL”</text:span>-а, дефиниран в метаданните. Към този адрес се добавят параметри по стандартните<text:s/><text:span text:style-name="T415">CGI<text:s/></text:span>методи<text:s/><text:span text:style-name="T416">(“?”<text:s/></text:span>веднага след базовия адрес, следван от<text:s/>поредица<text:s/><text:span text:style-name="T417">“</text:span>параметър<text:span text:style-name="T418">=</text:span>стойност<text:span text:style-name="T419">”<text:s/></text:span>елементи, разделени с<text:s/><text:span text:style-name="T420">“&amp;”).</text:span></text:p>
      <text:p text:style-name="P421">Всички двоични данни в адреса трябва да бъдат правилно<text:s/><text:span text:style-name="T422">escape</text:span>-нати. Това означава, че всеки байт извън рамките<text:s/><text:span text:style-name="T423">0-9, a-z, A-Z, ‘.’, ‘-‘, ‘_’<text:s/></text:span>и<text:s/><text:span text:style-name="T424">‘~’</text:span>, трябва да бъде кодиран по<text:s/><text:span text:style-name="T425">“%nn”<text:s/></text:span>формата, където<text:s/><text:span text:style-name="T426">nn<text:s/></text:span>е шейстнадесетичната стойност на байта.</text:p>
      <text:p text:style-name="P427">За 20<text:span text:style-name="T428">-</text:span>байтов хеш: \x12\x34\x56\x78\x9a\xbc\xde\xf1\x23\x45\x67\x89\xab\xcd\xef\x12\x34\x56\x78\x9a<text:span text:style-name="T429">, правилно форматира</text:span>ната форма е: %124Vx%9A%BC%DE%F1%23Eg%89%AB%CD%EF%124Vx%9A.</text:p>
      <text:p text:style-name="P430">Параметри в заявката до тракера</text:p>
      <text:p text:style-name="P431">Параметрите, използвани в заявката на клиента до тракера са:</text:p>
      <text:list text:style-name="LFO5" text:continue-numbering="true">
        <text:list-item>
          <text:p text:style-name="P432"><text:span text:style-name="T433">info_hash: url</text:span>-кодиран 20-байтов<text:s/><text:span text:style-name="T434">SHA1<text:s/></text:span>хеш на стойността на ключа<text:s/><text:span text:style-name="T435">info<text:s/></text:span>от метаданните</text:p>
        </text:list-item>
        <text:list-item>
          <text:p text:style-name="P436"><text:span text:style-name="T437">peer_id: url-</text:span>кодиран 20-байтов низ, използван като уникално<text:s/><text:span text:style-name="T438">ID<text:s/></text:span>на клиента, което се генерира при стартиране. То може<text:s/>да е произволна стойност, и може да съдържа двоични данни. Препоръчва се да е колкото се може по-уникално.</text:p>
        </text:list-item>
        <text:list-item>
          <text:p text:style-name="P439"><text:span text:style-name="T440">port:<text:s/></text:span>порта, на който клиентът слуша. Портовете, запазени за<text:s/><text:span text:style-name="T441">BitTorrent<text:s/></text:span>обикновено са в границите на<text:s/><text:span text:style-name="T442">6881-6889.</text:span></text:p>
        </text:list-item>
        <text:list-item>
          <text:p text:style-name="P443"><text:span text:style-name="T444">uploaded:<text:s/></text:span>общото количество качени<text:s/>данни в байтове в<text:s/><text:span text:style-name="T445">ASCII<text:s/></text:span>десетична бройна система.</text:p>
        </text:list-item>
        <text:list-item>
          <text:p text:style-name="P446">downloaded: общото количество свалени данни в байтове в<text:s/><text:span text:style-name="T447">ASCII<text:s/></text:span>десетична бройна система.</text:p>
        </text:list-item>
        <text:list-item>
          <text:p text:style-name="P448"><text:span text:style-name="T449">left:<text:s/></text:span>Оставащите да се свалят данни, в байтове, в<text:s/><text:span text:style-name="T450">ASCII<text:s/></text:span>десетична бройна система.</text:p>
        </text:list-item>
        <text:list-item>
          <text:p text:style-name="P451"><text:span text:style-name="T452">compact:<text:s/></text:span>ако се зададе<text:s/><text:span text:style-name="T453">‘1’</text:span>, това<text:s/>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54">(</text:span>в мрежово подреждане на байтовете<text:span text:style-name="T455">),<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56">“compact=1”.</text:span></text:p>
        </text:list-item>
        <text:list-item>
          <text:p text:style-name="P457"><text:span text:style-name="T458">no-peer-id:<text:s/></text:span>указва, че тракера може да не праща<text:s/><text:span text:style-name="T459">peer id<text:s/></text:span>полета в отговора си. Игнорира се ако<text:s/><text:span text:style-name="T460">compact=1.</text:span></text:p>
        </text:list-item>
        <text:list-item>
          <text:p text:style-name="P461"><text:span text:style-name="T462">event:<text:s/></text:span>ако е указан, може да е един от следните:<text:s/><text:span text:style-name="T463">started, completed, stopped.</text:span><text:s/>Ако не е указан, тогава заявката е една от тези, изпълнявани на регулярни интервали.</text:p>
        </text:list-item>
      </text:list>
      <text:p text:style-name="P464">Първата заявка до тракера трябва да бъде маркирана с<text:s/><text:span text:style-name="T465">event=started.</text:span></text:p>
      <text:p text:style-name="P466">Ако клиента спира, трябва да изпрати заявка с<text:s/><text:span text:style-name="T467">event=</text:span><text:span text:style-name="T468">stopped.</text:span></text:p>
      <text:p text:style-name="P469">Ако клиента завърши изтеглянето, трябва да изпрати заявка с<text:s/><text:span text:style-name="T470">event=completed,<text:s/></text:span>но не и ако трансфера е бил завършил преди стартирането на клиента.</text:p>
      <text:list text:style-name="LFO5" text:continue-numbering="true">
        <text:list-item>
          <text:p text:style-name="P471"><text:span text:style-name="T472">ip: (</text:span>опционално<text:span text:style-name="T473">)<text:s/></text:span>Истинския<text:s/><text:span text:style-name="T474">IP<text:s/></text:span>адрес на клиентската машина, в формат<text:s/><text:span text:style-name="T475">xxx.xxx.xxx.xxx</text:span>, или дефиниран по<text:s/><text:span text:style-name="T476">RFC3513 Ipv6<text:s/></text:span>адрес.</text:p>
        </text:list-item>
        <text:list-item>
          <text:p text:style-name="P477"><text:span text:style-name="T478">numwant: (</text:span>опционално<text:span text:style-name="T479">)<text:s/></text:span>Броят на пиърите, които клиентът би желал да получи от тракера.</text:p>
        </text:list-item>
        <text:list-item>
          <text:p text:style-name="P480"><text:span text:style-name="T481">key: (</text:span>опционално<text:span text:style-name="T482">)<text:s/></text:span>Допълнителен механизъм за идентификация на клиента. Идеята е да се позволи на клиента да удостовери самоличността си, ако<text:s/><text:span text:style-name="T483">IP<text:s/></text:span>адреса<text:s/>му се промени.</text:p>
        </text:list-item>
        <text:list-item>
          <text:p text:style-name="P484"><text:span text:style-name="T485">trackerid: (</text:span>опционално<text:span text:style-name="T486">)<text:s/></text:span>Ако предишен отговор на тракера е включвал<text:s/><text:span text:style-name="T487">tracker id,<text:s/></text:span>той трябва да бъде зададен тук.</text:p>
        </text:list-item>
      </text:list>
      <text:p text:style-name="P488">Отговорът на тракера</text:p>
      <text:p text:style-name="P489">Тракерът отговоря с<text:s/><text:span text:style-name="T490">“text/plain”<text:s/></text:span>документ, съдържащ<text:s/><text:span text:style-name="T491">bencoded<text:s/></text:span>речник със следните ключове.</text:p>
      <text:list text:style-name="LFO5" text:continue-numbering="true">
        <text:list-item>
          <text:p text:style-name="P492"><text:span text:style-name="T493">failure reason:<text:s/></text:span>ако<text:s/>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94"><text:span text:style-name="T495">warning message: (</text:span>опционално<text:span text:style-name="T496">)<text:s/></text:span>Подобно на<text:s/><text:span text:style-name="T497">failure reason,<text:s/></text:span>но отговорът си се обработва нормално.</text:p>
        </text:list-item>
        <text:list-item>
          <text:p text:style-name="P498"><text:span text:style-name="T499">interval:<text:s/></text:span>интервалът в секунди, който <text:s/>клиентът трябва да изчака, преди да направи нова регулярна заявка до тракера.</text:p>
        </text:list-item>
        <text:list-item>
          <text:p text:style-name="P500"><text:span text:style-name="T501">min interval: (</text:span>опционално<text:span text:style-name="T502">)<text:s/></text:span>Минималния интервал между заявките на клиента.</text:p>
        </text:list-item>
        <text:list-item>
          <text:p text:style-name="P503"><text:span text:style-name="T504">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505">tracker id,</text:span><text:s/>трябва да се запази стария<text:s/><text:span text:style-name="T506">tracker id.</text:span></text:p>
        </text:list-item>
        <text:list-item>
          <text:p text:style-name="P507"><text:span text:style-name="T508">complete:<text:s/></text:span>броя пиъри, имащи целия торент<text:s/><text:span text:style-name="T509">(</text:span>тоест, сийдъри<text:span text:style-name="T510">)</text:span></text:p>
        </text:list-item>
        <text:list-item>
          <text:p text:style-name="P511"><text:span text:style-name="T512">incomplete:<text:s/></text:span>броя пиъри, нямаши целия торент<text:s/><text:span text:style-name="T513">(</text:span>лийчъри<text:span text:style-name="T514">)</text:span></text:p>
        </text:list-item>
        <text:list-item>
          <text:p text:style-name="P515"><text:span text:style-name="T516">peers: (</text:span>речников модел<text:span text:style-name="T517">)<text:s/></text:span>Лист от речници, всеки със следните ключове:</text:p>
          <text:list text:continue-numbering="true">
            <text:list-item>
              <text:p text:style-name="P518"><text:span text:style-name="T519">peer id: ID</text:span>-то на пиъра, във формата указан при дефинирането на заявката до тракера</text:p>
            </text:list-item>
            <text:list-item>
              <text:p text:style-name="P520"><text:span text:style-name="T521">ip: IP<text:s/></text:span>адреса на пиъра, в<text:s/><text:span text:style-name="T522">IPv6 (hex), IPv4(xxx.xxx.xxx.xxx),<text:s/></text:span>или<text:s/><text:span text:style-name="T523">DNS(</text:span>текстов низ<text:span text:style-name="T524">)</text:span><text:s/>формат<text:span text:style-name="T525">.</text:span></text:p>
            </text:list-item>
            <text:list-item>
              <text:p text:style-name="P526"><text:span text:style-name="T527">port:<text:s/></text:span>порта, на който пиъра слуша<text:s/><text:span text:style-name="T528">(</text:span>цяло число<text:span text:style-name="T529">)</text:span></text:p>
            </text:list-item>
          </text:list>
        </text:list-item>
        <text:list-item>
          <text:p text:style-name="P530"><text:span text:style-name="T531">peers: (</text:span>двоичен модел<text:span text:style-name="T532">)<text:s/></text:span>Вместо да бъде речник,<text:s/><text:span text:style-name="T533">peers<text:s/></text:span>може да бъде и низ, състоящ се от 6-байтови стойности за пиърите. Първите 4 байта са<text:s/><text:span text:style-name="T534">IP<text:s/></text:span>адреса, а последните 2 байта – номера на порта. И двете стойности са в мрежово<text:s/><text:span text:style-name="T535">(big-endian)<text:s/></text:span>подреждане.</text:p>
        </text:list-item>
      </text:list>
      <text:p text:style-name="P536"><text:span text:style-name="T537">Scrape<text:s/></text:span><text:span text:style-name="T538">конвенция на тракерите</text:span></text:p>
      <text:p text:style-name="P539">Повечето тракери поддържат още една форма на заявка, която проверява състоянието на даден торент<text:s/><text:span text:style-name="T540">(</text:span>или всички торенти<text:span text:style-name="T541">)</text:span>, които тракерът управлява. Това още се нарича<text:s/><text:span text:style-name="T542">“scrape”</text:span><text:s/>страница.</text:p>
      <text:p text:style-name="P543"><text:span text:style-name="T544">URL</text:span>-а на<text:s/><text:span text:style-name="T545">scrape<text:s/></text:span>страницата също е<text:s/><text:span text:style-name="T546">HTTP</text:span><text:s/><text:span text:style-name="T547">GET<text:s/></text:span>метод. Базовият адрес, обаче, е различен. За да се установи<text:s/><text:span text:style-name="T548">scrape<text:s/></text:span>адреса от<text:s/><text:span text:style-name="T549">announce<text:s/></text:span>адреса, трябва да се:</text:p>
      <text:list text:style-name="LFO5" text:continue-numbering="true">
        <text:list-item>
          <text:p text:style-name="P550">Намери последния знак<text:s/><text:span text:style-name="T551">“/”<text:s/></text:span>в<text:s/><text:span text:style-name="T552">announce<text:s/></text:span>адреса.</text:p>
        </text:list-item>
        <text:list-item>
          <text:p text:style-name="P553">Ако текста, следващ този знак, не е<text:s/><text:span text:style-name="T554">“announce”</text:span>, се приема че тракерът не поддържа<text:s/><text:span text:style-name="T555">scrape.</text:span></text:p>
        </text:list-item>
        <text:list-item>
          <text:p text:style-name="P556">Ако текста, следващ този знак е<text:s/><text:span text:style-name="T557">announce,<text:s/></text:span>тогава в низа на адреса<text:s/><text:span text:style-name="T558">“announce”</text:span><text:s/>се заменя със<text:s/><text:span text:style-name="T559">“scrape”</text:span>, за да се намери<text:s/><text:span text:style-name="T560">scrape<text:s/></text:span>адреса.</text:p>
        </text:list-item>
      </text:list>
      <text:p text:style-name="P561">Към<text:s/><text:span text:style-name="T562">scrape<text:s/></text:span>адреса може да се добави опционалния параметък<text:s/><text:span text:style-name="T563">info_hash, 20</text:span>-байтова стойност, както е указано по-горе. Това ограничава<text:s/>отговора на тракера до определен торент. Препоръчително е да се използва<text:s/><text:span text:style-name="T564">info_hash<text:s/></text:span>параметъра, за да се ограничи натоварването на тракера.</text:p>
      <text:p text:style-name="P565">Отговорът на тракера е<text:s/><text:span text:style-name="T566">“text/plain”<text:s/></text:span>документ<text:s/><text:span text:style-name="T567">(</text:span>понякога и<text:s/><text:span text:style-name="T568">gzip),<text:s/></text:span>съдържащ<text:s/><text:span text:style-name="T569">bencoded<text:s/></text:span>речник със следните ключове:</text:p>
      <text:list text:style-name="LFO5" text:continue-numbering="true">
        <text:list-item>
          <text:p text:style-name="P570"><text:span text:style-name="T571">files:</text:span><text:span text:style-name="T572"><text:s/></text:span>речник, съдържащ по една двойка ключ/стойност за всеки торент, за който са налични данни. Ако<text:s/><text:span text:style-name="T573">info_hash<text:s/></text:span>е бил указан, речникът ще съдържа само един елемент. Всеки елемент има следната структура:</text:p>
          <text:list text:continue-numbering="true">
            <text:list-item>
              <text:p text:style-name="P574"><text:span text:style-name="T575">complete:<text:s/></text:span>общия брой пиъри притежаващи целия файл<text:s/><text:span text:style-name="T576">(</text:span>сийдъри<text:span text:style-name="T577">)</text:span></text:p>
            </text:list-item>
            <text:list-item>
              <text:p text:style-name="P578"><text:span text:style-name="T579">downloaded:<text:s/></text:span>общия брой пъти в който тракера е регистрирал напълно изтеглен торент</text:p>
            </text:list-item>
            <text:list-item>
              <text:p text:style-name="P580"><text:span text:style-name="T581">incomplete:<text:s/></text:span>броя на пиърите не-сийдъри</text:p>
            </text:list-item>
            <text:list-item>
              <text:p text:style-name="P582"><text:span text:style-name="T583">name: (</text:span>опционално<text:span text:style-name="T584">)<text:s/></text:span>вътрешното име на торента, указано в елемента<text:s/><text:span text:style-name="T585">name<text:s/></text:span>в метаданните</text:p>
            </text:list-item>
          </text:list>
        </text:list-item>
      </text:list>
      <text:p text:style-name="P586"/>
      <text:list text:style-name="LFO2" text:continue-numbering="true">
        <text:list-item>
          <text:p text:style-name="P587"><text:span text:style-name="T588">TCP<text:s/></text:span>протокол за комуникация между пиърите</text:p>
        </text:list-item>
      </text:list>
      <text:p text:style-name="P589">Пиър протокола се грижи за обмяната на парчетата от торента, описани в метаданните.</text:p>
      <text:p text:style-name="P59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text:s/>използвам термина „блок“, когато се отнасям към данните, обменяни между пиърите чрез мрежата.</text:p>
      <text:p text:style-name="P591">Клиентът трябва да пази информация за състоянието на всяка връзка с отдалечени пиъри:</text:p>
      <text:list text:style-name="LFO5" text:continue-numbering="true">
        <text:list-item>
          <text:p text:style-name="P592"><text:span text:style-name="T593">choked (</text:span>задавен<text:span text:style-name="T594">)</text:span><text:s/>показва дали отдалечения пиър е „задавил“ клиента. Когато<text:s/>пиъра задави клиента, това е знак че заявките от страна на клиента няма да бъдат удовлетворени, докато клиентът не бъде отзадавен<text:s/><text:span text:style-name="T595">(unchoked).<text:s/></text:span>Клиентът не бива да изпраща заявки за блокове, ако е задавен, и трябва да счита всички чакащи заявки за отхвърлени<text:s/>от отдалечения пиър.</text:p>
        </text:list-item>
        <text:list-item>
          <text:p text:style-name="P596"><text:span text:style-name="T597">interested (</text:span>заинтересуван<text:span text:style-name="T598">)</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99">Важно е да се отбележи,<text:s/>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600">дали клиентът е задавил пиъра</text:p>
        </text:list-item>
        <text:list-item>
          <text:p text:style-name="P601">дали клиентът се интересува от пиъра</text:p>
        </text:list-item>
        <text:list-item>
          <text:p text:style-name="P602">дали пиърът е задавил клиента</text:p>
        </text:list-item>
        <text:list-item>
          <text:p text:style-name="P603">дали пиърът се<text:s/>интересува от клиента</text:p>
        </text:list-item>
      </text:list>
      <text:p text:style-name="P604">Връзките с пиърите имат начално състояние на задавени и незаинтересувани.</text:p>
      <text:p text:style-name="P605">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text:s/>е задавил пиъра, и пиъра се интересува от клиента.</text:p>
      <text:p text:style-name="P606">Важно е клиента да информира пиърите си дали се интересува от тях. Тази информация трябва да се поддържа, дори в случай че въпросният пиър е задавил<text:s/><text:soft-page-break/>клиента. Това позволява на пиърите да разберат дали клиентът ще почне да тегли информация, ако бъде отзадавен<text:s/><text:span text:style-name="T607">(</text:span>и обратното<text:span text:style-name="T608">).</text:span></text:p>
      <text:p text:style-name="P609"/>
      <table:table table:style-name="Table610">
        <table:table-columns>
          <table:table-column table:style-name="TableColumn611"/>
        </table:table-columns>
        <table:table-row table:style-name="TableRow612">
          <table:table-cell table:style-name="TableCell613">
            <text:p text:style-name="Paragraph"><text:span text:style-name="T614">Типове данни</text:span></text:p>
          </table:table-cell>
        </table:table-row>
        <table:table-row table:style-name="TableRow615">
          <table:table-cell table:style-name="TableCell616">
            <text:p text:style-name="Paragraph"><text:span text:style-name="T617">Освен ако изрично не е уречено, всички цели числа в протокола за комуникация с пиърите са кодирани като четирибайтови<text:s/></text:span><text:span text:style-name="T618">big-endian<text:s/></text:span><text:span text:style-name="T619">стойности. Това включва и префикса за<text:s/></text:span><text:span text:style-name="T620">дължината на съобщението, който стои преди съдържанието на всяко съобщение.</text:span></text:p>
          </table:table-cell>
        </table:table-row>
      </table:table>
      <text:p text:style-name="P621"/>
      <table:table table:style-name="Table622">
        <table:table-columns>
          <table:table-column table:style-name="TableColumn623"/>
        </table:table-columns>
        <table:table-row table:style-name="TableRow624">
          <table:table-cell table:style-name="TableCell625">
            <text:p text:style-name="Paragraph"><text:span text:style-name="T626">Последователност на обмена на съобщения</text:span></text:p>
          </table:table-cell>
        </table:table-row>
        <table:table-row table:style-name="TableRow627">
          <table:table-cell table:style-name="TableCell628">
            <text:p text:style-name="Paragraph"><text:span text:style-name="T629">Първоначално в протокола за комуникация с пиърите се обменя „здрависване“. След това, пиърите общуват чрез обмен на съобщения, съдържащи<text:s/></text:span><text:span text:style-name="T630">целочислен префикс за дължина, описан по-горе.</text:span></text:p>
          </table:table-cell>
        </table:table-row>
      </table:table>
      <text:p text:style-name="P631"/>
      <text:p text:style-name="P632">Здрависване</text:p>
      <text:p text:style-name="P633">Здрависването<text:s/><text:span text:style-name="T634">(handshake)<text:s/></text:span>е задължително съобщение и трябва да бъде изпратено като първо съобщение от клиента. Дължината му е<text:s/><text:span text:style-name="T635">49 +<text:s/></text:span><text:span text:style-name="T636">дължината на протоколовия низ<text:s/></text:span>байта.</text:p>
      <text:p text:style-name="P637">Здрависването има следната<text:s/>структура:<text:s/><text:span text:style-name="T638">&lt;</text:span><text:span text:style-name="T639">дължина на протоколовия низ</text:span><text:span text:style-name="T640">&gt;&lt;</text:span><text:span text:style-name="T641">протоколов низ</text:span><text:span text:style-name="T642">&gt;&lt;</text:span><text:span text:style-name="T643">запазено</text:span><text:span text:style-name="T644">&gt;&lt;</text:span><text:span text:style-name="T645">инфо хеш</text:span><text:span text:style-name="T646">&gt;&lt;</text:span><text:span text:style-name="T647">пиър<text:s/></text:span><text:span text:style-name="T648">ID&gt;.</text:span></text:p>
      <text:list text:style-name="LFO5" text:continue-numbering="true">
        <text:list-item>
          <text:p text:style-name="P649">дължина на протоколовия низ: дължината на протоколовия низ, кодирана като един байт</text:p>
        </text:list-item>
        <text:list-item>
          <text:p text:style-name="P650">протоколов низ: низовия идентификатор на протокола</text:p>
        </text:list-item>
        <text:list-item>
          <text:p text:style-name="P651">запазено: 8 запазени байта. Чистите<text:s/><text:span text:style-name="T652">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53">инфо хеш: 20-байтов<text:s/><text:span text:style-name="T654">SHA1<text:s/></text:span>хеш на<text:s/><text:span text:style-name="T655">info<text:s/></text:span>речника във файла с метаданните. Обикновено същия хеш, който се праща със заявките до тракера.</text:p>
        </text:list-item>
        <text:list-item>
          <text:p text:style-name="P656">пиър<text:s/><text:span text:style-name="T657">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58">Във версия 1.0 на<text:s/><text:span text:style-name="T659">BitTorrent<text:s/></text:span>протокола, дължината на протоколовия низ е 19, а самият протоколен низ е<text:s/><text:span text:style-name="T660">“BitTorrent protocol”.</text:span></text:p>
      <text:soft-page-break/>
      <text:p text:style-name="P661">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62">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63">Ако инициатора на връзката не получи здрависване с пиър<text:s/><text:span text:style-name="T664">ID</text:span>, който отговаря на пиър<text:span text:style-name="T665"><text:s/>ID</text:span>то, който инициатора очаква да получи, инициаторът трябва да затвори връзката.</text:p>
      <text:p text:style-name="P666"/>
      <table:table table:style-name="Table667">
        <table:table-columns>
          <table:table-column table:style-name="TableColumn668"/>
        </table:table-columns>
        <table:table-row table:style-name="TableRow669">
          <table:table-cell table:style-name="TableCell670">
            <text:p text:style-name="Paragraph"><text:span text:style-name="T671">Пиър<text:s/></text:span><text:span text:style-name="T672">ID</text:span></text:p>
          </table:table-cell>
        </table:table-row>
        <table:table-row table:style-name="TableRow673">
          <table:table-cell table:style-name="TableCell674">
            <text:p text:style-name="Paragraph"><text:span text:style-name="T675">Пиър<text:s/></text:span><text:span text:style-name="T676">ID</text:span><text:span text:style-name="T677">-то е с дължина от точно 20 байта.</text:span></text:p>
            <text:p text:style-name="Paragraph"><text:span text:style-name="T678">Има две основни конвенции, по които да се кодира информация за клиента и версията му в пиър<text:s/></text:span><text:span text:style-name="T679">ID</text:span><text:span text:style-name="T680">то – стил<text:s/></text:span><text:span text:style-name="T681">Azureus<text:s/></text:span><text:span text:style-name="T682">и стил<text:s/></text:span><text:span text:style-name="T683">Shadow.</text:span></text:p>
            <text:p text:style-name="Paragraph"><text:span text:style-name="T684">Стил<text:s/></text:span><text:span text:style-name="T685">Azureus<text:s/></text:span><text:span text:style-name="T686">ползва следното кодиране:<text:s/></text:span><text:span text:style-name="T687">‘-‘,<text:s/></text:span><text:span text:style-name="T688">два знака за идентификация на клиента, четири цифри за номера на версията,<text:s/></text:span><text:span text:style-name="T689">‘-‘</text:span><text:span text:style-name="T690">, и оставащото място се запълва с произволни числа.</text:span></text:p>
            <text:p text:style-name="Paragraph"><text:span text:style-name="T691">Стил<text:s/></text:span><text:span text:style-name="T692">Shadow</text:span><text:span text:style-name="T693"><text:s/>ползва следното кодиране: един символ за идентификация на клие</text:span><text:span text:style-name="T694">нта, до пет символа за идентификация на версията, три символа, последвани от произволни числа.</text:span></text:p>
          </table:table-cell>
        </table:table-row>
      </table:table>
      <text:p text:style-name="P695"/>
      <text:p text:style-name="P696">Съобщения</text:p>
      <text:p text:style-name="P697">Всички останали съобщения, освен здрависването, имат следната форма:<text:s/><text:span text:style-name="T698">&lt;</text:span><text:span text:style-name="T699">префикс за дължина</text:span><text:span text:style-name="T700">&gt;&lt;</text:span><text:span text:style-name="T701">съдържание</text:span><text:span text:style-name="T702">&gt;</text:span><text:span text:style-name="T703">.</text:span></text:p>
      <text:list text:style-name="LFO5" text:continue-numbering="true">
        <text:list-item>
          <text:p text:style-name="P704"><text:span text:style-name="T705">keep-alive:<text:s/></text:span>дължина 0:<text:s/><text:span text:style-name="T706">keep-alive<text:s/></text:span>съобщението<text:s/>е съобщение със съдържание 0 байта. Няма нито<text:s/><text:span text:style-name="T707">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708">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709"><text:span text:style-name="T710">choke</text:span>: дължина 1,<text:s/><text:span text:style-name="T711">ID: 0:<text:s/></text:span>това е съобщението, което известява задавяне на клиента от пиъра. То има фиксирана дължина и няма съдържание.</text:p>
        </text:list-item>
        <text:list-item>
          <text:p text:style-name="P712"><text:span text:style-name="T713">unchoke:<text:s/></text:span>дължина 1,<text:s/><text:span text:style-name="T714">ID: 1:<text:s/></text:span>това е съобщението, което известява отзадавяне на клиента от пиъра. Има фиксирана дължина и няма съдържание.</text:p>
        </text:list-item>
        <text:list-item>
          <text:p text:style-name="P715"><text:span text:style-name="T716">interested:<text:s/></text:span>дължина 1,<text:s/><text:span text:style-name="T717">ID: 2:<text:s/></text:span>това е съобщението, което известява заинтересуваност на пиъра от клиента. Има фиксирана дължина и няма съдържание.</text:p>
        </text:list-item>
        <text:list-item>
          <text:p text:style-name="P718"><text:span text:style-name="T719">not</text:span><text:span text:style-name="T720"><text:s/>interested:<text:s/></text:span>дължина 1,<text:s/><text:span text:style-name="T721">ID: 3: това е съобщението, което известява незаинтересуваност на пиъра от клиента. Има фиксирана дължина и няма съдържание.</text:span></text:p>
        </text:list-item>
        <text:list-item>
          <text:p text:style-name="P722"><text:span text:style-name="T723">have:<text:s/></text:span>дължина 5,<text:s/><text:span text:style-name="T724">ID: 4,<text:s/></text:span>индекс на парче: това съобщение има фиксирана дължин. Съдържанието му е 0-базирания<text:s/>индекс на парче, което клиентът току-що е изтеглил и проверил.</text:p>
        </text:list-item>
        <text:list-item>
          <text:p text:style-name="P725"><text:span text:style-name="T726">bitfield:<text:s/></text:span>дължина 0<text:span text:style-name="T727">+X, ID: 5,<text:s/></text:span>бит поле:</text:p>
        </text:list-item>
      </text:list>
      <text:p text:style-name="P728">Това съобщение може да бъде изпратена само след здрависването, и преди изпращането на каквито и да било други съобщения. Опционално е, и няма нужда да се<text:s/>изпраща, ако клиентът няма налични парчета.</text:p>
      <text:p text:style-name="P729">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text:s/>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730"><text:span text:style-name="T731">request:<text:s/></text:span>дължина 13,<text:s/><text:span text:style-name="T732">ID: 6</text:span>, индекс на парчето, офсет на блока, дължина на блока</text:p>
        </text:list-item>
      </text:list>
      <text:p text:style-name="P733">Това съобщение има фиксирана дължина, и се използва за заявка на блок от пиър. Съдържанието съдържа следната информация<text:span text:style-name="T734">:</text:span></text:p>
      <text:list text:style-name="LFO5" text:continue-numbering="true">
        <text:list-item>
          <text:list>
            <text:list-item>
              <text:p text:style-name="P735">индекс на парчето – 0-базирания индекс на парчето, които съдържа блока</text:p>
            </text:list-item>
            <text:list-item>
              <text:p text:style-name="P736">офсет на блока – 0-базирания байтов офсет на блока в парчето</text:p>
            </text:list-item>
            <text:list-item>
              <text:p text:style-name="P737">дължина – дължината на блока</text:p>
            </text:list-item>
          </text:list>
        </text:list-item>
      </text:list>
      <text:p text:style-name="P738">По<text:s/>конвенция, парчетата са с размер<text:s/><text:span text:style-name="T739">16KB.</text:span></text:p>
      <text:list text:style-name="LFO5" text:continue-numbering="true">
        <text:list-item>
          <text:p text:style-name="P740"><text:span text:style-name="T741">piece:<text:s/></text:span>дължина 9<text:span text:style-name="T742">+X, ID: 7,<text:s/></text:span>индекс на парчето, офсет на блока, съдържание на блока</text:p>
        </text:list-item>
      </text:list>
      <text:p text:style-name="P743">Това съобщение има променлива дължина, като<text:s/><text:span text:style-name="T744">X<text:s/></text:span>е дължината на блока. Съдържанието му съдържа следната информация:</text:p>
      <text:list text:style-name="LFO5" text:continue-numbering="true">
        <text:list-item>
          <text:list>
            <text:list-item>
              <text:p text:style-name="P745">0-базиран индекс на<text:s/>парчето, съдържащо блока</text:p>
            </text:list-item>
            <text:list-item>
              <text:p text:style-name="P746">0-базиран байтов офсет на парчето в блока</text:p>
            </text:list-item>
            <text:list-item>
              <text:p text:style-name="P747">данните, съдържащи се в блока</text:p>
            </text:list-item>
          </text:list>
        </text:list-item>
        <text:list-item>
          <text:p text:style-name="P748"><text:span text:style-name="T749">cancel:<text:s/></text:span>дължина 13,<text:s/><text:span text:style-name="T750">ID: 8,<text:s/></text:span>индекс на парчето, офсет на блока, дължина на блока</text:p>
        </text:list-item>
      </text:list>
      <text:p text:style-name="P751">Това съобщение има фиксирана дължина, и се използва за отказване на заявки за блокове. Съдържанието му е идентично с това на<text:s/><text:span text:style-name="T752">request<text:s/></text:span>съобщението.</text:p>
      <text:soft-page-break/>
      <text:list text:style-name="LFO5" text:continue-numbering="true">
        <text:list-item>
          <text:p text:style-name="P753"><text:span text:style-name="T754">port:<text:s/></text:span>дължина 3,<text:s/><text:span text:style-name="T755">ID: 9,<text:s/></text:span>номер на порт<text:span text:style-name="T756">:<text:s/></text:span>това съобщение се изпраща от клиентите, имплементиращи<text:s/><text:span text:style-name="T757">DHT<text:s/></text:span>тракер. Портът е порта, на който<text:s/><text:span text:style-name="T758">DHT<text:s/></text:span>сървъра на пиъра слуша. Ако<text:s/><text:span text:style-name="T759">DHT<text:s/></text:span>се поддържа, този пиър<text:s/>трябва да бъде записан в локалната маршрутна таблица.</text:p>
        </text:list-item>
      </text:list>
      <text:p text:style-name="P760"/>
      <text:p text:style-name="P761">Официални разширения на протокола</text:p>
      <text:list text:style-name="LFO5" text:continue-numbering="true">
        <text:list-item>
          <text:p text:style-name="P762">Fast Peers Extensions</text:p>
        </text:list-item>
      </text:list>
      <text:p text:style-name="P763">Запазен бит: третият най-нисък бит от 8мия запазен байт</text:p>
      <text:p text:style-name="P764">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65">HaveAll<text:s/></text:span>и<text:s/><text:span text:style-name="T766">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list text:style-name="LFO5" text:continue-numbering="true">
        <text:list-item>
          <text:p text:style-name="P767"><text:span text:style-name="T768">Distributed Hash Table</text:span></text:p>
        </text:list-item>
      </text:list>
      <text:p text:style-name="P769">Запазен бит: последния бит в 8мия запазен байт</text:p>
      <text:p text:style-name="P770">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71"/>
      <text:p text:style-name="Paragraph"><text:span text:style-name="T772">Същес</text:span><text:span text:style-name="T773">твуващи<text:s/></text:span><text:span text:style-name="T774">BitTorrent<text:s/></text:span><text:span text:style-name="T775">клиенти</text:span></text:p>
      <text:p text:style-name="Paragraph">В интернет пространството могат да бъдат намерени много на брой<text:s/><text:span text:style-name="T776">BitTorrent<text:s/></text:span>клиенти, най-широко разпространените от които са описани тук.</text:p>
      <text:list text:style-name="LFO6" text:continue-numbering="true">
        <text:list-item>
          <text:p text:style-name="P777">µTorrent</text:p>
        </text:list-item>
      </text:list>
      <text:p text:style-name="P778"><text:span text:style-name="T779"><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80">BitTorrent<text:s/></text:span>клиент със затворен код. Той е най-широко използваният<text:s/><text:span text:style-name="T781">BitTorrent<text:s/></text:span>клиент извън Китай. Префикса<text:s/><text:span text:style-name="T782">µ<text:s/></text:span>взима от гръцката буква „мю“, която се използва за обозначаване на префикса „микро“ в системата<text:s/><text:span text:style-name="T783">SI</text:span>, като намеква за ниските хардуерни изисквания на клиента.</text:p>
      <text:p text:style-name="P784">Програмата е в разработка от 2005 година, оригинално<text:s/>разработена от Лудвиг Стригеус. От 6 декември 2006, тя е собственост и се поддържа от<text:s/><text:span text:style-name="T785">BitTorrent, Inc.<text:s/></text:span>Кодът и също така се ползва във версиите на<text:s/><text:span text:style-name="T786">BitTorrent<text:s/></text:span>клиента от 6.0 нагоре.</text:p>
      <text:p text:style-name="P787"><text:span text:style-name="T788">uTorrent<text:s/></text:span>е наличен за<text:s/><text:span text:style-name="T789">Microsoft Windows, Mac OS X,<text:s/></text:span>и<text:s/><text:span text:style-name="T790">Linux.<text:s/></text:span>Всички версии<text:s/>са написани на програмния език<text:s/><text:span text:style-name="T791">C++.</text:span></text:p>
      <text:p text:style-name="P792">Функции и характеристики:</text:p>
      <text:list text:style-name="LFO5" text:continue-numbering="true">
        <text:list-item>
          <text:list>
            <text:list-item>
              <text:p text:style-name="P793">стрийминг на торенти с видео съдържание</text:p>
            </text:list-item>
            <text:list-item>
              <text:p text:style-name="P794">поддръжка на<text:s/><text:span text:style-name="T795">IPv6<text:s/></text:span>и<text:s/><text:span text:style-name="T796">Teredo</text:span><text:s/>тунелиране</text:p>
            </text:list-item>
            <text:list-item>
              <text:p text:style-name="P797">поддръжка на<text:s/><text:span text:style-name="T798">Micro Transport Protocol (µTP)</text:span></text:p>
            </text:list-item>
            <text:list-item>
              <text:p text:style-name="P799"><text:span text:style-name="T800">UPnP<text:s/></text:span>поддръжка за<text:s/><text:span text:style-name="T801">Windows</text:span></text:p>
            </text:list-item>
            <text:list-item>
              <text:p text:style-name="P802">криптиране на протокола</text:p>
            </text:list-item>
            <text:list-item>
              <text:p text:style-name="P803">разменяне на пиъри с други торент клиенти<text:s/><text:span text:style-name="T804">(Peer exchange)</text:span></text:p>
            </text:list-item>
            <text:list-item>
              <text:p text:style-name="P805"><text:span text:style-name="T806">RSS</text:span></text:p>
            </text:list-item>
            <text:list-item>
              <text:p text:style-name="P807"><text:span text:style-name="T808">DHT</text:span></text:p>
            </text:list-item>
            <text:list-item>
              <text:p text:style-name="P809">интелигентна система за дисково кеширане</text:p>
            </text:list-item>
            <text:list-item>
              <text:p text:style-name="P810">пълна поддържка на прокси сървъри</text:p>
            </text:list-item>
            <text:list-item>
              <text:p text:style-name="P811">поддръжка на<text:s/><text:span text:style-name="T812">HTTPS<text:s/></text:span>тракери</text:p>
            </text:list-item>
            <text:list-item>
              <text:p text:style-name="P813">начално сийдване на торенти</text:p>
            </text:list-item>
            <text:list-item>
              <text:p text:style-name="P814">уеб интерфейс</text:p>
            </text:list-item>
            <text:list-item>
              <text:p text:style-name="P815">вграден тракер</text:p>
            </text:list-item>
            <text:list-item>
              <text:p text:style-name="P816">бързо възстановяване на прекъснати трансфери</text:p>
            </text:list-item>
          </text:list>
        </text:list-item>
      </text:list>
      <text:soft-page-break/>
      <text:list text:style-name="LFO6" text:continue-numbering="true">
        <text:list-item>
          <text:p text:style-name="P817"><text:span text:style-name="T818">Vuze (Az</text:span><text:span text:style-name="T819">ureus)</text:span></text:p>
        </text:list-item>
      </text:list>
      <text:p text:style-name="P820"><text:span text:style-name="T821"><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822">Vuze (</text:span>преди –<text:s/><text:span text:style-name="T823">Azureus)<text:s/></text:span>е<text:s/><text:span text:style-name="T824">BitTorrent<text:s/></text:span>клиент. Написан е на програмния език<text:s/><text:span text:style-name="T825">Java<text:s/></text:span>и използва енджина Azureus.<text:span text:style-name="T826"><text:s/></text:span>Освен да изтегля данни, свързани с<text:s/><text:span text:style-name="T827">BitTorrent</text:span>,<text:s/><text:span text:style-name="T828">Azureus<text:s/></text:span>позволява на потребителите да гледат, публикуват, и създават оригинално<text:s/><text:span text:style-name="T829">DVD<text:s/></text:span>и<text:s/><text:span text:style-name="T830">HD<text:s/></text:span>съдържание.</text:p>
      <text:p text:style-name="P831">За първи път<text:s/><text:span text:style-name="T832">Azureus<text:s/></text:span>е пуснат в<text:s/><text:span text:style-name="T833">Sourceforge.net<text:s/></text:span>през 2003, основно като експеримент върху<text:s/><text:span text:style-name="T834">SWT<text:s/></text:span>библиотеката в<text:s/><text:span text:style-name="T835">Java.<text:s/></text:span>След време той става един от най-популярните<text:s/><text:span text:style-name="T836">BitTorrent<text:s/></text:span>клиенти.<text:s/></text:p>
      <text:p text:style-name="P837"><text:span text:style-name="T838">Azureus<text:s/></text:span>е публикуван под<text:s/><text:span text:style-name="T839">GNU<text:s/></text:span>лиценза и е свободен софтуер.<text:s/><text:span text:style-name="T840">Vuze,<text:s/></text:span>обаче, е софтуер със затворен код.</text:p>
      <text:p text:style-name="P841">Функции и характеристики:</text:p>
      <text:list text:style-name="LFO5" text:continue-numbering="true">
        <text:list-item>
          <text:list>
            <text:list-item>
              <text:p text:style-name="P842"><text:span text:style-name="T843">DHT</text:span></text:p>
            </text:list-item>
            <text:list-item>
              <text:p text:style-name="P844">създаване на торент файлове</text:p>
            </text:list-item>
            <text:list-item>
              <text:p text:style-name="P845">криптиране на протокова</text:p>
            </text:list-item>
            <text:list-item>
              <text:p text:style-name="P846">обмен на пиъри<text:s/><text:span text:style-name="T847">(Peer Exchange)</text:span></text:p>
            </text:list-item>
            <text:list-item>
              <text:p text:style-name="P848">магнитни линкове</text:p>
            </text:list-item>
            <text:list-item>
              <text:p text:style-name="P849">суперсийдинг</text:p>
            </text:list-item>
            <text:list-item>
              <text:p text:style-name="P850">коментари и рейтинги</text:p>
            </text:list-item>
            <text:list-item>
              <text:p text:style-name="P851">прокси сървъри</text:p>
            </text:list-item>
            <text:list-item>
              <text:p text:style-name="P852">работа през<text:s/><text:span text:style-name="T853">I2P<text:s/></text:span>и<text:s/><text:span text:style-name="T854">Tor</text:span></text:p>
            </text:list-item>
            <text:list-item>
              <text:p text:style-name="P855">споделяне на торенти<text:s/>с приятели</text:p>
            </text:list-item>
            <text:list-item>
              <text:p text:style-name="P856">чат между пиъри</text:p>
            </text:list-item>
            <text:list-item>
              <text:p text:style-name="P857">ограничения за максимални скорости на сваляне и качване</text:p>
            </text:list-item>
          </text:list>
        </text:list-item>
      </text:list>
      <text:p text:style-name="P858"/>
      <text:list text:style-name="LFO6" text:continue-numbering="true">
        <text:list-item>
          <text:p text:style-name="P859">BitComet</text:p>
        </text:list-item>
      </text:list>
      <text:p text:style-name="P860"><text:span text:style-name="T861"><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62">BitComet (</text:span>първоначално<text:s/><text:span text:style-name="T863">SimpleBT)<text:s/></text:span>е<text:s/><text:span text:style-name="T864">BitTorrent, HTTP<text:s/></text:span>и<text:s/><text:span text:style-name="T865">FTP<text:s/></text:span>клиент, написан на езика<text:s/><text:span text:style-name="T866">C++<text:s/></text:span>за<text:s/><text:span text:style-name="T867">Microsoft Windows.</text:span></text:p>
      <text:p text:style-name="P868"><text:span text:style-name="T869">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70">P2P<text:s/></text:span>протоколи.<text:s/></text:p>
      <text:p text:style-name="P871">Първата версия на<text:s/><text:span text:style-name="T872">BitComet<text:s/></text:span>се появява през лятото на 2003 година.</text:p>
      <text:list text:style-name="LFO6" text:continue-numbering="true">
        <text:list-item>
          <text:p text:style-name="P873">MonoTorrent</text:p>
        </text:list-item>
      </text:list>
      <text:p text:style-name="P874"><text:span text:style-name="T875">MonoTorrent<text:s/></text:span>е крос-платформена библиотека, имплементираща<text:s/><text:span text:style-name="T876">BitTorrent<text:s/></text:span>протокола. Тя се базира на<text:s/><text:span text:style-name="T877">Mono<text:s/></text:span>имплементацията на<text:s/><text:span text:style-name="T878">.NET Framework.<text:s/></text:span>В резултат на това,<text:s/><text:span text:style-name="T879">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80">.NET<text:s/></text:span>платформа.</text:p>
      <text:p text:style-name="P881"><text:span text:style-name="T882">MonoTorrent<text:s/></text:span>е започнат като проект в<text:s/><text:span text:style-name="T883">Google Summer of Code<text:s/></text:span>през 2006, от Алан МакГавърн. В момента продукта е под<text:s/><text:span text:style-name="T884">MIT<text:s/></text:span>лиценз.</text:p>
      <text:list text:style-name="LFO6" text:continue-numbering="true">
        <text:list-item>
          <text:p text:style-name="P885">libtorrent</text:p>
        </text:list-item>
      </text:list>
      <text:p text:style-name="P886"><text:span text:style-name="T887">Libtorrent<text:s/></text:span>е имплементация на<text:s/><text:span text:style-name="T888">BitTorrent<text:s/></text:span>протокола с отворен код. Той е написан на<text:s/><text:span text:style-name="T889">C++.<text:s/></text:span>Основните му възможности са поддръжка на<text:s/><text:span text:style-name="T890">mainline DHT, IPv6, HTTP<text:s/></text:span>сийдъри, и<text:s/><text:span text:style-name="T891">uTorrent</text:span>-ски обмен на пиъри<text:s/><text:span text:style-name="T892">(Peer exchange).</text:span></text:p>
      <text:p text:style-name="P893">За да постигне платформената си независимост,<text:s/><text:span text:style-name="T894">libtorrent<text:s/></text:span>използва<text:s/><text:span text:style-name="T895">Boost<text:s/></text:span>библиотеката. Библиотеката се компилира под<text:s/><text:span text:style-name="T896">Windows, Mac<text:s/></text:span><text:span text:style-name="T897">OS X, Linux<text:s/></text:span>и<text:s/><text:span text:style-name="T898">FreeBSD.</text:span></text:p>
      <text:p text:style-name="P899">Първоначалният й автор е<text:s/><text:span text:style-name="T900">Arvid Norberg,<text:s/></text:span>като първата версия излиза през 2005 година.</text:p>
      <text:p text:style-name="P901"/>
      <text:p text:style-name="P902">Използвани библиотеки</text:p>
      <text:p text:style-name="Paragraph"><text:span text:style-name="T903"><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text:s/><text:span text:style-name="T904">Microsoft .NET Framework.</text:span></text:p>
      <text:p text:style-name="P905">Microsoft .NET Framework е платформа,<text:s/>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 развитие на Microsoft, чиято цел е повечето нови приложения за Windows да бъдат базирани на .NET Framework.<text:s/></text:p>
      <text:p text:style-name="Paragraph">Избрах<text:s/><text:span text:style-name="T906">.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907">.NET<text:s/></text:span>всичко просто работи така, както се очаква, и неприятните изненади са сведени до минимум.</text:p>
      <text:p text:style-name="P908">.NET приложенията се пишат на езици от високо ниво (C#, VB.NET, C++/CLI и други) и се компилират до платформено-независим междинен език, наречен CIL<text:s/>(Common 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list text:style-name="LFO7" text:continue-numbering="true">
        <text:list-item>
          <text:p text:style-name="P909"><text:span text:style-name="T910">История</text:span></text:p>
        </text:list-item>
      </text:list>
      <text:p text:style-name="P911"><text:span text:style-name="T912">Microsoft стартира разработката на</text:span><text:span text:style-name="T913"><text:s/>.NET Framework в края на 90-те години, първоначално под името Next Generation Windows Services (NGWS). В края на 2000 г. е публикувана първата бета версия на .NET Framework 1.0.</text:span><text:s/>Към февруари 2013 г., най-новата версия на<text:s/><text:span text:style-name="T914">.NET Framework e<text:s/></text:span>4.5, разпространявана заедно с<text:s/><text:span text:style-name="T915">Windows 8.<text:s/></text:span></text:p>
      <text:list text:style-name="LFO5" text:continue-numbering="true">
        <text:list-item>
          <text:p text:style-name="P916"><text:span text:style-name="T917">.NET Framework 1.0 (2002<text:s/></text:span>г.<text:span text:style-name="T918">):<text:s/></text:span>Първата версия на<text:s/><text:span text:style-name="T919">.NET Framework,<text:s/></text:span>със среда за разработка<text:s/><text:span text:style-name="T920">Visual Studio .NET.</text:span></text:p>
        </text:list-item>
        <text:list-item>
          <text:p text:style-name="P921"><text:span text:style-name="T922">.NET Framework 1.1 (2003<text:s/></text:span>г.<text:span text:style-name="T923">):<text:s/></text:span>Ревизия на първата версия, добавяща промени по модела на сигурността, поддръжка на<text:s/><text:span text:style-name="T924">IPv6</text:span>, и малки промени по програмния интерфейс. Средата за разработка е<text:s/><text:span text:style-name="T925">Visual Studio .NET 2003.</text:span></text:p>
        </text:list-item>
        <text:list-item>
          <text:p text:style-name="P926"><text:span text:style-name="T927">.NET Framework 2.0 (2005<text:s/></text:span>г.<text:span text:style-name="T928">):<text:s/></text:span>Поддръжка на<text:s/><text:span text:style-name="T929">generics,<text:s/></text:span>пълна<text:s/><text:span text:style-name="T930">64-битова поддръжка, интеграция със Microsoft SQL Server,<text:s/></text:span>редица добавки към<text:s/><text:span text:style-name="T931">ASP.NET,<text:s/></text:span>нулируеми типове,<text:s/>частични класове, итератори, анонимни методи.<text:span text:style-name="T932"><text:s/></text:span>Среда за разработка –<text:s/><text:span text:style-name="T933">Visual Studio 2005.</text:span></text:p>
        </text:list-item>
        <text:list-item>
          <text:p text:style-name="P934"><text:span text:style-name="T935">.NET Framework 3.0 (2006<text:s/></text:span>г.<text:span text:style-name="T936">):<text:s/></text:span>Добавяне на библиотеките<text:s/><text:span text:style-name="T937">Windows Presentaion Foundation, Windows Communication Foundation, Windows Workflow Foundation, Windows CardSpace.</text:span></text:p>
        </text:list-item>
        <text:list-item>
          <text:p text:style-name="P938"><text:span text:style-name="T939">.NET Framework 3.5 (2007<text:s/></text:span>г.<text:span text:style-name="T940">):<text:s/></text:span>Подобрена производителност на<text:s/><text:span text:style-name="T941">WPF,<text:s/></text:span>добавяне на<text:s/><text:span text:style-name="T942">Language Integrated Query (LINQ).<text:s/></text:span>Среда за програмиране –<text:s/><text:span text:style-name="T943">Visual Studio 2008.</text:span></text:p>
        </text:list-item>
        <text:list-item>
          <text:p text:style-name="P944"><text:span text:style-name="T945">.NET Framework 4.0 (2010<text:s/></text:span>г.<text:span text:style-name="T946">):<text:s/></text:span>Добавяне на библиотеки за паралелна обработка –<text:s/><text:span text:style-name="T947">Parallel LINQ<text:s/></text:span>и<text:s/><text:span text:style-name="T948">Task P</text:span><text:span text:style-name="T949">arallel Library,<text:s/></text:span>нови възможности в езиците<text:s/><text:span text:style-name="T950">Visual Basic<text:s/></text:span>и<text:s/><text:span text:style-name="T951">C#<text:s/></text:span>като динамични типове и именувани и опционални параметри, поддръжка на договорно програмиране<text:s/><text:span text:style-name="T952">(Code Contracts).<text:s/></text:span>Среда за програмиране –<text:s/><text:span text:style-name="T953">Visual Studio 2010.</text:span></text:p>
        </text:list-item>
        <text:list-item>
          <text:p text:style-name="P954"><text:span text:style-name="T955">NET Framework 4.5 (2012<text:s/></text:span>г.<text:span text:style-name="T956">):<text:s/></text:span>Поддръжка<text:s/>на създаване на потребителски интерфейси за<text:s/><text:span text:style-name="T957">Windows 8,<text:s/></text:span>поддръжка на асинхронни операции директно от<text:s/><text:span text:style-name="T958">C#<text:s/></text:span>и<text:s/><text:span text:style-name="T959">VB.NET,<text:s/></text:span>поддръжка на<text:s/><text:span text:style-name="T960">HTML5<text:s/></text:span>и други подобрения в<text:s/><text:span text:style-name="T961">ASP.NET.<text:s/></text:span>Среда за програмиране –<text:s/><text:span text:style-name="T962">Visual Studio 2012.</text:span></text:p>
        </text:list-item>
      </text:list>
      <text:list text:style-name="LFO7" text:continue-numbering="true">
        <text:list-item>
          <text:p text:style-name="P963"><text:span text:style-name="T964">Архитектура</text:span></text:p>
        </text:list-item>
      </text:list>
      <text:p text:style-name="P965"><text:span text:style-name="T966"><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967">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968">На най-долното стъпало седи<text:s/><text:span text:style-name="T969">Common Language Runtime</text:span><text:span text:style-name="T970"><text:s/></text:span>или<text:s/><text:span text:style-name="T971">CLR –<text:s/></text:span>това е средата, в която се изпълнява всяко<text:s/><text:span text:style-name="T972">.NET<text:s/></text:span>приложениe. CLR осигурява компилиране на<text:s/><text:span text:style-name="T973">IL<text:s/></text:span>кода на приложението в машинен код, който да бъде изпълнен върху процесора чрез<text:s/><text:span text:style-name="T974">Just-In-Time<text:s/></text:span>компилатора си, виртуална машина, която позволява високо ниво на сигурност и контрол на достъпа, и автоматично почистване<text:span text:style-name="T975"><text:s/></text:span>и управление на паметта чрез<text:s/><text:span text:style-name="T976">Garbage Collector (GC).</text:span></text:p>
      <text:p text:style-name="P977"><text:span text:style-name="T978">Base Class Library</text:span><text:span text:style-name="T979"><text:s/></text:span>е стандартната библиотека на<text:s/><text:span text:style-name="T980">.NET</text:span>, която изпълнява голям брой функции – четене и записване на файлове, чертаене върху екрана, работа с бази данни,<text:s/><text:soft-page-break/>манипулации на<text:s/><text:span text:style-name="T981">XML<text:s/></text:span>файлове,<text:s/>и други подобни. В сравнение с други стандартни библиотеки, като тази на<text:s/><text:span text:style-name="T982">C++</text:span>,<text:s/><text:span text:style-name="T983">BCL<text:s/></text:span>е много по-обширна, и по размер е сравнима със стандартните библиотеки на<text:s/><text:span text:style-name="T984">Java.<text:s/></text:span>Стандартизираните по<text:s/><text:span text:style-name="T985">ECMA<text:s/></text:span>и<text:s/><text:span text:style-name="T986">ISO<text:s/></text:span>пространства от имена в библиотеката са:<text:s/></text:p>
      <text:list text:style-name="LFO8" text:continue-numbering="true">
        <text:list-item>
          <text:p text:style-name="P987">System<text:s/></text:p>
        </text:list-item>
        <text:list-item>
          <text:p text:style-name="P988">System.Collections<text:s/></text:p>
        </text:list-item>
        <text:list-item>
          <text:p text:style-name="P989">System.Diagnostics<text:s/></text:p>
        </text:list-item>
        <text:list-item>
          <text:p text:style-name="P990">System.Globalization<text:s/></text:p>
        </text:list-item>
        <text:list-item>
          <text:p text:style-name="P991">System.IO<text:s/></text:p>
        </text:list-item>
        <text:list-item>
          <text:p text:style-name="P992">System.Net<text:s/></text:p>
        </text:list-item>
        <text:list-item>
          <text:p text:style-name="P993">System.Reflection<text:s/></text:p>
        </text:list-item>
        <text:list-item>
          <text:p text:style-name="P994">System.Runtime<text:s/></text:p>
        </text:list-item>
        <text:list-item>
          <text:p text:style-name="P995">System.Security<text:s/></text:p>
        </text:list-item>
        <text:list-item>
          <text:p text:style-name="P996">System.Text<text:s/></text:p>
        </text:list-item>
        <text:list-item>
          <text:p text:style-name="P997">System.Threading<text:s/></text:p>
        </text:list-item>
        <text:list-item>
          <text:p text:style-name="P998">System.Xml<text:s/></text:p>
        </text:list-item>
        <text:list-item>
          <text:p text:style-name="P999">System.Diagnostics.CodeAnalysis<text:s/></text:p>
        </text:list-item>
        <text:list-item>
          <text:p text:style-name="P1000">System.Diagnostics.Contracts<text:s/></text:p>
        </text:list-item>
        <text:list-item>
          <text:p text:style-name="P1001">System.Diagnostics.Eventing<text:s/></text:p>
        </text:list-item>
        <text:list-item>
          <text:p text:style-name="P1002">System.Diagnostics.PerformanceData</text:p>
        </text:list-item>
        <text:list-item>
          <text:p text:style-name="P1003">System.Diagnostics.SymbolStore<text:s/></text:p>
        </text:list-item>
      </text:list>
      <text:p text:style-name="Paragraph"><text:span text:style-name="T1004">По-нагоре в йерархията от слоеве лежат</text:span><text:s/><text:span text:style-name="T1005">Windows Forms</text:span><text:span text:style-name="T1006"><text:s/>–<text:s/></text:span>библиотека за създаване на графичен интерфейс,<text:s/><text:span text:style-name="T1007">ASP.NET</text:span><text:span text:style-name="T1008"><text:s/>–<text:s/></text:span>библиотека за създаване на уеб приложения, и<text:s/><text:span text:style-name="T1009">ADO</text:span><text:span text:style-name="T1010">.NET</text:span><text:span text:style-name="T1011"><text:s/>–<text:s/></text:span>библиотека за достъп до данни.</text:p>
      <text:p text:style-name="Paragraph">От още по-високо ниво са библиотеките<text:s/><text:span text:style-name="T1012">Windows Presentation Foundation (WPF)</text:span><text:s/>– библиотека за създаване на графичен интерфейс със много по-широки възможности от<text:s/><text:span text:style-name="T1013">Windows Forms,<text:s/></text:span><text:span text:style-name="T1014">Windows Communication Foundation (WCF)</text:span><text:span text:style-name="T1015"><text:s/>–<text:s/></text:span>библиотека за услуго-ориентиран обмен на съобщения, позволяваща на приложенията да си взаимодестват подобно на уеб услуги,<text:s/><text:span text:style-name="T1016">Windows Workflow Foundation</text:span><text:span text:style-name="T1017"><text:s/>–<text:s/></text:span>библиотека за автоматизация на задачи, и<text:s/><text:span text:style-name="T1018">Windows CardSpace</text:span><text:span text:style-name="T1019"><text:s/>–<text:s/></text:span>библиотека за управление на дигитални идентичности.</text:p>
      <text:soft-page-break/>
      <text:p text:style-name="Paragraph"><text:span text:style-name="T1020">Language Integrated Query (LINQ)</text:span><text:span text:style-name="T1021"><text:s/></text:span>е библиотека за достъп и манипулация на данни, подобен на<text:s/><text:span text:style-name="T1022">SQL.<text:s/></text:span><text:span text:style-name="T1023">Entity Framework</text:span><text:span text:style-name="T1024"><text:s/>e ORM (Object-Relational Mapping)<text:s/></text:span>библиотека за проектиране на релационни структури от данни върху обектно-ориентирани езици за програмиране.</text:p>
      <text:p text:style-name="Paragraph"><text:span text:style-name="T1025">Parallel LINQ</text:span><text:span text:style-name="T1026"><text:s/></text:span>и<text:s/><text:span text:style-name="T1027">Task Parallel Library</text:span><text:span text:style-name="T1028"><text:s/></text:span>са библиотеките от най-високо ниво, и надграждат<text:s/><text:span text:style-name="T1029">LINQ<text:s/></text:span>и<text:s/><text:span text:style-name="T1030">BCL<text:s/></text:span>със модел за асинхронна обработка на данни.</text:p>
      <text:p text:style-name="P1031"/>
      <text:p text:style-name="Paragraph"><text:span text:style-name="T1032">Използванa<text:s/></text:span><text:span text:style-name="T1033">среда</text:span><text:span text:style-name="T1034"><text:s/></text:span><text:span text:style-name="T1035">за разработка</text:span></text:p>
      <text:p text:style-name="Paragraph"><text:span text:style-name="T1036"><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1037">Microsoft Visual Studio e<text:s/></text:span>препоръчваната среда за разработка на<text:s/><text:span text:style-name="T1038">.NET<text:s/></text:span>приложения.<text:s/></text:p>
      <text:p text:style-name="Paragraph"><text:span text:style-name="T1039">Microsoft Visual Studio<text:s/></text:span>е<text:s/><text:span text:style-name="T1040">IDE (</text:span>интегрирана среда за разработка<text:span text:style-name="T1041">)</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1042"><text:s/>(.NET)<text:s/></text:span>код, за всички поддържани от<text:s/><text:span text:style-name="T1043">Microsoft<text:s/></text:span>платформи.</text:p>
      <text:p text:style-name="Paragraph"><text:span text:style-name="T1044">Visual Studio<text:s/></text:span>включва редактор на код с поддръжка на<text:s/><text:span text:style-name="T1045">IntelliSense (</text:span>система за автоматизирано допълване на кода<text:span text:style-name="T1046">)</text:span>,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text:span text:style-name="T1047">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1048">Visual Stu</text:span>dio поддържка много на брой езици, сред които<text:s/><text:span text:style-name="T1049">C/C++, VB.NET, C#,<text:s/></text:span>и<text:s/><text:span text:style-name="T1050">F#.<text:s/></text:span>Съществуват плъгини и за<text:s/><text:span text:style-name="T1051">M, Python, Ruby, и други. Съществува и поддръжка на XML/XSLT, HTML/XHTML, Jav</text:span><text:span text:style-name="T1052">aScript,<text:s/></text:span>и<text:s/><text:span text:style-name="T1053">CSS.</text:span></text:p>
      <text:p text:style-name="Paragraph"><text:span text:style-name="T1054">Microsoft<text:s/></text:span>предлага безплатни версии на<text:s/><text:span text:style-name="T1055">Visual Studio<text:s/></text:span>– така нареченото<text:s/><text:span text:style-name="T1056">Visual Studio Express.<text:s/></text:span>Ученици и студенти към програмата<text:s/><text:span text:style-name="T1057">DreamSpark<text:s/></text:span>на<text:s/><text:span text:style-name="T1058">Microsoft<text:s/></text:span>пък могат да изтеглят безплатно и<text:s/><text:span text:style-name="T1059">Visual Studio Professional.</text:span></text:p>
      <text:p text:style-name="Paragraph">Най-съвременната версия на<text:s/><text:span text:style-name="T1060">Visual Studio<text:s/></text:span>към февруари, 2012 г. е<text:s/><text:span text:style-name="T1061">Microsoft Visual Studio 2012.</text:span></text:p>
      <text:p text:style-name="P1062"/>
      <text:p text:style-name="P1063"><text:span text:style-name="T1064">Глава<text:s/></text:span><text:span text:style-name="T1065">2</text:span><text:span text:style-name="T1066">:</text:span></text:p>
      <text:p text:style-name="P1067">Структура на приложението</text:p>
      <text:p text:style-name="P1068"><text:span text:style-name="T1069">Торент клиентът се състои от два основни модула – торент библиотеката, която осъществява управлението на торент трансфери, и потребителското приложение</text:span><text:span text:style-name="T1070">, което предлага потребителски интерфейс за управление на торент библиотеката от потребителя.</text:span></text:p>
      <text:list text:style-name="LFO9" text:continue-numbering="true">
        <text:list-item>
          <text:p text:style-name="P1071"><text:span text:style-name="T1072">Структура на торент библиотеката<text:s/></text:span></text:p>
        </text:list-item>
      </text:list>
      <text:p text:style-name="P1073">Торент библиотеката изпълнява следните задачи:</text:p>
      <text:list text:style-name="LFO5" text:continue-numbering="true">
        <text:list-item>
          <text:p text:style-name="P1074"><text:span text:style-name="T1075">разкодиране на бенкодиран<text:s/></text:span><text:span text:style-name="T1076">torrent<text:s/></text:span><text:span text:style-name="T1077">файл с метаданни</text:span></text:p>
        </text:list-item>
        <text:list-item>
          <text:p text:style-name="P1078">свързване с тракера, указан в<text:s/>разчетените метаданни и извличане на списък от пиъри</text:p>
        </text:list-item>
        <text:list-item>
          <text:p text:style-name="P1079"><text:span text:style-name="T1080">обмен на данни с пиърите с цел изтегляне на данните, указани в метаданните от<text:s/></text:span><text:span text:style-name="T1081">torrent<text:s/></text:span><text:span text:style-name="T1082">файла</text:span></text:p>
        </text:list-item>
        <text:list-item>
          <text:p text:style-name="P1083">проверка на данните, спрямо хеш-стойностите, указани в метаданните</text:p>
        </text:list-item>
        <text:list-item>
          <text:p text:style-name="P1084">подреждане и запис на получените данни с цел<text:s/>получаване на файловата структура, указана в метаданните</text:p>
        </text:list-item>
        <text:list-item>
          <text:p text:style-name="P1085">регулярно докладване за прогреса на изтеглянето към торент тракера, и свързване към допълнителни пиъри</text:p>
        </text:list-item>
        <text:list-item>
          <text:p text:style-name="P1086">поддържане на информация за статуса на трансфера, и осигуряване на достъп до информацията от външни модули</text:p>
        </text:list-item>
      </text:list>
      <text:p text:style-name="Paragraph"><text:span text:style-name="T1087">За изпълнението на всяка задача се грижи един или няколко отделни класа<text:s/></text:span><text:span text:style-name="T1088">(</text:span><text:span text:style-name="T1089">подсистеми</text:span><text:span text:style-name="T1090">)</text:span><text:span text:style-name="T1091">, които работят съвместно.</text:span></text:p>
      <text:p text:style-name="Paragraph"><text:span text:style-name="T1092">За разкодирането на<text:s/></text:span><text:span text:style-name="T1093">bencoded<text:s/></text:span><text:span text:style-name="T1094">данни се грижат класовете в пространството от имена<text:s/></text:span><text:span text:style-name="T1095">Torrent.Client.Bencoding</text:span><text:span text:style-name="T1096">.</text:span></text:p>
      <text:p text:style-name="Paragraph"><text:span text:style-name="T1097">За съхраняването и проверк</text:span><text:span text:style-name="T1098">ата на разкодираните метаданни се грижи класът<text:s/></text:span><text:span text:style-name="T1099">TorrentData</text:span><text:span text:style-name="T1100">.</text:span></text:p>
      <text:p text:style-name="Paragraph"><text:span text:style-name="T1101">За връзката с тракера се грижат класовете<text:s/></text:span><text:span text:style-name="T1102">AnnounceManager</text:span><text:span text:style-name="T1103"><text:s/></text:span><text:span text:style-name="T1104">и<text:s/></text:span><text:span text:style-name="T1105">TrackerClient</text:span><text:span text:style-name="T1106">, а<text:s/></text:span><text:span text:style-name="T1107">TrackerRequest</text:span><text:span text:style-name="T1108"><text:s/></text:span><text:span text:style-name="T1109">и<text:s/></text:span><text:span text:style-name="T1110">TrackerResponse</text:span><text:span text:style-name="T1111"><text:s/></text:span><text:span text:style-name="T1112">са класове, които действат като структури от данни, съдържащи съответно заявка и отгов</text:span><text:span text:style-name="T1113">ор на тракера.</text:span><text:span text:style-name="T1114"><text:s/></text:span><text:span text:style-name="T1115">TrackerInfo</text:span><text:span text:style-name="T1116"><text:s/></text:span><text:span text:style-name="T1117">съдържа данни за състоянието на отделен тракер.</text:span></text:p>
      <text:p text:style-name="Paragraph"><text:span text:style-name="T1118">За изтегляне и проверка на данните се грижат съответно класовете<text:s/></text:span><text:span text:style-name="T1119">DownloadMode</text:span><text:span text:style-name="T1120"><text:s/></text:span><text:span text:style-name="T1121">и<text:s/></text:span><text:span text:style-name="T1122">HashingMode</text:span><text:span text:style-name="T1123">,<text:s/></text:span><text:span text:style-name="T1124">с обща функционалност наследена от класа<text:s/></text:span><text:span text:style-name="T1125">TorrentMode</text:span><text:span text:style-name="T1126">.</text:span></text:p>
      <text:soft-page-break/>
      <text:p text:style-name="Paragraph"><text:span text:style-name="T1127">За следене на изтеглените парчета<text:s/></text:span><text:span text:style-name="T1128">и планиране за бъдещи заявки за парчета към пиърите, като част от изтеглянето, се грижи класът<text:s/></text:span><text:span text:style-name="T1129">BlockStrategist</text:span><text:span text:style-name="T1130">.</text:span></text:p>
      <text:p text:style-name="Paragraph"><text:span text:style-name="T1131">За подреждане на изтеглените данни се грижи класът<text:s/></text:span><text:span text:style-name="T1132">BlockManager</text:span><text:span text:style-name="T1133">.</text:span></text:p>
      <text:p text:style-name="Paragraph"><text:span text:style-name="T1134">За файлов достъп на ниско ниво се грижи класът<text:s/></text:span><text:span text:style-name="T1135">DiskIO</text:span><text:span text:style-name="T1136">.</text:span></text:p>
      <text:p text:style-name="Paragraph"><text:span text:style-name="T1137">За мрежов достъп на ниск</text:span><text:span text:style-name="T1138">о ниво се грижи класът<text:s/></text:span><text:span text:style-name="T1139">NetworkIO</text:span><text:span text:style-name="T1140">.</text:span></text:p>
      <text:p text:style-name="Paragraph"><text:span text:style-name="T1141">За предаването и приемането на<text:s/></text:span><text:span text:style-name="T1142">BitTorrent<text:s/></text:span><text:span text:style-name="T1143">съобщения по мрежата отговаря класът<text:s/></text:span><text:span text:style-name="T1144">MessageIO</text:span><text:span text:style-name="T1145">.</text:span></text:p>
      <text:p text:style-name="Paragraph"><text:span text:style-name="T1146">За следене на изтеглените, записаните, прочетените и изпратените данни се грижи класът<text:s/></text:span><text:span text:style-name="T1147">TransferMonitor</text:span><text:span text:style-name="T1148">.</text:span></text:p>
      <text:p text:style-name="Paragraph"><text:span text:style-name="T1149">За приемането на нови<text:s/></text:span><text:span text:style-name="T1150">входящи връзки от пиъри се грижи класът<text:s/></text:span><text:span text:style-name="T1151">PeerListener</text:span><text:span text:style-name="T1152">.</text:span></text:p>
      <text:p text:style-name="Paragraph"><text:span text:style-name="T1153">За имплементацията на поведението на отделните<text:s/></text:span><text:span text:style-name="T1154">BitTorrent<text:s/></text:span><text:span text:style-name="T1155">съобщения се грижат класовете в пространството от имена<text:s/></text:span><text:span text:style-name="T1156">Torrent.Client.Messages</text:span><text:span text:style-name="T1157">.</text:span></text:p>
      <text:p text:style-name="Paragraph"><text:span text:style-name="T1158">За координиране на цялостната дейност по изтеглянето се грижи к</text:span><text:span text:style-name="T1159">ласът<text:s/></text:span><text:span text:style-name="T1160">TorrentTransfer</text:span><text:span text:style-name="T1161">.</text:span></text:p>
      <text:p text:style-name="Paragraph"><text:span text:style-name="T1162">За поддържане на глобални ресурси се грижи класът<text:s/></text:span><text:span text:style-name="T1163">Global</text:span><text:span text:style-name="T1164">.</text:span></text:p>
      <text:p text:style-name="Paragraph"><text:span text:style-name="T1165">За осигуряване на кеш функционалност се грижи класът<text:s/></text:span><text:span text:style-name="T1166">Cache</text:span><text:span text:style-name="T1167">.</text:span></text:p>
      <text:p text:style-name="Paragraph"><text:span text:style-name="T1168">За поддържане на информация за торент блокове се грижат класовете<text:s/></text:span><text:span text:style-name="T1169">Block</text:span><text:span text:style-name="T1170"><text:s/></text:span><text:span text:style-name="T1171">и<text:s/></text:span><text:span text:style-name="T1172">BlockInfo</text:span><text:span text:style-name="T1173">.</text:span></text:p>
      <text:p text:style-name="Paragraph"><text:span text:style-name="T1174">Други класове, изпълняващи осн</text:span><text:span text:style-name="T1175">овна роля на структури от данни, са<text:s/></text:span><text:span text:style-name="T1176">InfoHash</text:span><text:span text:style-name="T1177">,<text:s/></text:span><text:span text:style-name="T1178">FileEntry</text:span><text:span text:style-name="T1179">,<text:s/></text:span><text:span text:style-name="T1180">PeerState</text:span><text:span text:style-name="T1181">.</text:span></text:p>
      <text:p text:style-name="Paragraph"><text:span text:style-name="T1182">Различни допълнителни функции осигуряват класовете в пространството от имена<text:s/></text:span><text:span text:style-name="T1183">Torrent.Client.Extensions</text:span><text:span text:style-name="T1184">.</text:span></text:p>
      <text:p text:style-name="Paragraph"><text:span text:style-name="T1185">Структурите от данни, предавани при изпълнението на събития са в пространството от и</text:span><text:span text:style-name="T1186">мена<text:s/></text:span><text:span text:style-name="T1187">Torrent.Client.Events</text:span><text:span text:style-name="T1188">.</text:span></text:p>
      <text:p text:style-name="Paragraph"><text:span text:style-name="T1189">Като стандартно изключение, хвърляно от библиотеката, служи класът<text:s/></text:span><text:span text:style-name="T1190">TorrentException</text:span><text:span text:style-name="T1191">.</text:span></text:p>
      <text:list text:style-name="LFO10" text:continue-numbering="true">
        <text:list-item>
          <text:list>
            <text:list-item>
              <text:p text:style-name="P1192">Torrent.Client.Bencoding</text:p>
            </text:list-item>
          </text:list>
        </text:list-item>
      </text:list>
      <text:p text:style-name="P1193"><text:span text:style-name="T1194">В това пространство от имена са разположени класовете<text:s/></text:span><text:span text:style-name="T1195">BencodedDictionary</text:span><text:span text:style-name="T1196">,<text:s/></text:span><text:span text:style-name="T1197">BencodedInteger</text:span><text:span text:style-name="T1198">,<text:s/></text:span><text:span text:style-name="T1199">BencodedList</text:span><text:span text:style-name="T1200"><text:s/></text:span><text:span text:style-name="T1201">и</text:span><text:span text:style-name="T1202"><text:s/></text:span><text:span text:style-name="T1203">BencodedStri</text:span><text:span text:style-name="T1204">ng</text:span><text:span text:style-name="T1205">, които представляват съответно<text:s/></text:span><text:span text:style-name="T1206">bencoding<text:s/></text:span><text:span text:style-name="T1207">елементите речник, цяло число, списък, и низ. Те имплементират интерфейса<text:s/></text:span><text:span text:style-name="T1208">IBencodedElement</text:span><text:span text:style-name="T1209">.<text:s/></text:span></text:p>
      <text:p text:style-name="P1210"><text:span text:style-name="T1211">Самото разкодиране на<text:s/></text:span><text:span text:style-name="T1212">bencoded<text:s/></text:span><text:span text:style-name="T1213">данни се извършва от класа<text:s/></text:span><text:span text:style-name="T1214">BencodingParser</text:span><text:span text:style-name="T1215">, чийто метод<text:s/></text:span><text:span text:style-name="T1216">Decode<text:s/></text:span><text:span text:style-name="T1217">приема масив от байтове<text:s/></text:span><text:span text:style-name="T1218">или текстов низ, и връща върховия елемент на дървото от елементи, съдържащо се в подадените данни.</text:span></text:p>
      <text:p text:style-name="P1219"><text:span text:style-name="T1220">Изключенията, хвърляни от<text:s/></text:span><text:span text:style-name="T1221">BencodingParser</text:span><text:span text:style-name="T1222"><text:s/></text:span><text:span text:style-name="T1223">са от тип<text:s/></text:span><text:span text:style-name="T1224">BencodingParserException</text:span><text:span text:style-name="T1225">.</text:span></text:p>
      <text:soft-page-break/>
      <text:p text:style-name="Normal"><text:tab/></text:p>
      <text:list text:style-name="LFO10" text:continue-numbering="true">
        <text:list-item>
          <text:list>
            <text:list-item>
              <text:p text:style-name="P1226">TorrentData</text:p>
            </text:list-item>
          </text:list>
        </text:list-item>
      </text:list>
      <text:p text:style-name="P1227"><text:span text:style-name="T1228">Класът<text:s/></text:span><text:span text:style-name="T1229">TorrentData</text:span><text:span text:style-name="T1230"><text:s/></text:span><text:span text:style-name="T1231">пази логическата структура на метаданните,<text:s/></text:span><text:span text:style-name="T1232">съдържащи се в<text:s/></text:span><text:span text:style-name="T1233">един torrent<text:s/></text:span><text:span text:style-name="T1234">файл<text:s/></text:span><text:span text:style-name="T1235">–<text:s/></text:span><text:span text:style-name="T1236">списък с адреси на тракери, масив от хешове на парчетата, списък с файловете, инфо хеша, и така нататък.</text:span></text:p>
      <text:p text:style-name="P1237"><text:span text:style-name="T1238">Пътят до<text:s/></text:span><text:span text:style-name="T1239">torrent<text:s/></text:span><text:span text:style-name="T1240">файла, или масивът с байтове, се п</text:span><text:span text:style-name="T1241">одават на конструктора на класа, който отваря съответния файл или масив, и извлича данните от него.</text:span></text:p>
      <text:p text:style-name="P1242">Класът също така извършва детайлна проверка на метаданните.</text:p>
      <text:p text:style-name="P1243"/>
      <text:list text:style-name="LFO10" text:continue-numbering="true">
        <text:list-item>
          <text:list>
            <text:list-item>
              <text:p text:style-name="P1244"><text:span text:style-name="T1245">Връзка с тракера<text:s/></text:span><text:span text:style-name="T1246">(AnnounceManager, TrackerClient, TrackerRequest, TrackerResponse, TrackerInfo)</text:span></text:p>
            </text:list-item>
          </text:list>
        </text:list-item>
      </text:list>
      <text:p text:style-name="P1247"/>
      <text:p text:style-name="P1248"><text:span text:style-name="T1249">Класът<text:s/></text:span><text:span text:style-name="T1250">AnnounceManager</text:span><text:span text:style-name="T1251"><text:s/></text:span><text:span text:style-name="T1252">управлява заявките до всички тракери, асоциирани с даден торент трансфер. Във себе си пази списък<text:s/></text:span><text:span text:style-name="T1253">от класове<text:s/></text:span><text:span text:style-name="T1254">TrackerInfo</text:span><text:span text:style-name="T1255">, които пазят състоянието на отделните тракери. На определен период от време се активира таймер, който проверява всеки отделен<text:s/></text:span><text:span text:style-name="T1256">TrackerInfo<text:s/></text:span><text:span text:style-name="T1257">и при нужда, изпраща съответната заявка до определения тракер. Ако дадена заявка приключи успеш</text:span><text:span text:style-name="T1258">но и върне списък с пиъри, се изпълнява събитието<text:s/></text:span><text:span text:style-name="T1259">PeersReceived.</text:span></text:p>
      <text:p text:style-name="P1260"/>
      <text:p text:style-name="P1261"><text:span text:style-name="T1262">Класът<text:s/></text:span><text:span text:style-name="T1263">TrackerInfo</text:span><text:span text:style-name="T1264"><text:s/></text:span><text:span text:style-name="T1265">пази времето на получаване на последния отговор от тракера, както и периодът на обновяване, заявен от тракера, и състоянието на последната заявка до тракера<text:s/></text:span><text:span text:style-name="T1266">(</text:span><text:span text:style-name="T1267">AnnounceState</text:span><text:span text:style-name="T1268">).<text:s/></text:span></text:p>
      <text:p text:style-name="P1269"/>
      <text:p text:style-name="P1270"><text:span text:style-name="T1271">Класът<text:s/></text:span><text:span text:style-name="T1272">TrackerClient</text:span><text:span text:style-name="T1273"><text:s/></text:span><text:span text:style-name="T1274">съдържа логиката за изпращане на<text:s/></text:span><text:span text:style-name="T1275">HTTP GET<text:s/></text:span><text:span text:style-name="T1276">заявка с данни, съхранявани в<text:s/></text:span><text:span text:style-name="T1277">TrackerRequest</text:span><text:span text:style-name="T1278"><text:s/></text:span><text:span text:style-name="T1279">до определен тракер, и връща отговора на тракера, пакетиран в<text:s/></text:span><text:span text:style-name="T1280">TrackerResponse</text:span><text:span text:style-name="T1281">.</text:span></text:p>
      <text:p text:style-name="P1282"><text:span text:style-name="T1283">Класовете<text:s/></text:span><text:span text:style-name="T1284">TrackerRequest</text:span><text:span text:style-name="T1285"><text:s/></text:span><text:span text:style-name="T1286">и<text:s/></text:span><text:span text:style-name="T1287">TrackerResponse</text:span><text:span text:style-name="T1288"><text:s/></text:span><text:span text:style-name="T1289">съответно съдържат<text:s/></text:span><text:span text:style-name="T1290">данни за заявката и отговора на заявката.</text:span></text:p>
      <text:p text:style-name="P1291"/>
      <text:list text:style-name="LFO10" text:continue-numbering="true">
        <text:list-item>
          <text:list>
            <text:list-item>
              <text:p text:style-name="P1292">DownloadMode, HashingMode, TorrentMode</text:p>
            </text:list-item>
          </text:list>
        </text:list-item>
      </text:list>
      <text:p text:style-name="P1293"/>
      <text:p text:style-name="P1294"><text:span text:style-name="T1295">Класовете<text:s/></text:span><text:span text:style-name="T1296">DownloadMode, SeedMode</text:span><text:span text:style-name="T1297">,<text:s/></text:span><text:span text:style-name="T1298">HashingMode</text:span><text:span text:style-name="T1299"><text:s/></text:span><text:span text:style-name="T1300">и<text:s/></text:span><text:span text:style-name="T1301">TorrentMode</text:span><text:span text:style-name="T1302"><text:s/></text:span><text:span text:style-name="T1303">имплементират „състояние“ на<text:s/></text:span><text:span text:style-name="T1304">BitTorrent<text:s/></text:span><text:span text:style-name="T1305">трансфера, и логиката за обмен на данни между пиърите или хешване.</text:span></text:p>
      <text:p text:style-name="P1306"><text:span text:style-name="T1307">Downloa</text:span><text:span text:style-name="T1308">dMode, SeedingMode</text:span><text:span text:style-name="T1309"><text:s/></text:span><text:span text:style-name="T1310">и<text:s/></text:span><text:span text:style-name="T1311">HashingMode</text:span><text:span text:style-name="T1312"><text:s/></text:span><text:span text:style-name="T1313">наследяват по-голямата част от функционалността си от абстрактния клас<text:s/></text:span><text:span text:style-name="T1314">TorrentMode</text:span><text:span text:style-name="T1315">,<text:s/></text:span><text:span text:style-name="T1316">който дефинира методи за обработка на получени съобщения и осъществяване на връзки между пиърите.</text:span></text:p>
      <text:soft-page-break/>
      <text:p text:style-name="P1317"><text:span text:style-name="T1318">Всеки<text:s/></text:span><text:span text:style-name="T1319">TorrentMode</text:span><text:span text:style-name="T1320"><text:s/></text:span><text:span text:style-name="T1321">съдържа в себе си инста</text:span><text:span text:style-name="T1322">нция на<text:s/></text:span><text:span text:style-name="T1323">BlockManager</text:span><text:span text:style-name="T1324">,<text:s/></text:span><text:span text:style-name="T1325">BlockStrategist</text:span><text:span text:style-name="T1326">,<text:s/></text:span><text:span text:style-name="T1327">TransferMonitor</text:span><text:span text:style-name="T1328">,<text:s/></text:span><text:span text:style-name="T1329">TorrentData</text:span><text:span text:style-name="T1330"><text:s/>(</text:span><text:span text:style-name="T1331">метаданните на торента</text:span><text:span text:style-name="T1332">),<text:s/></text:span><text:span text:style-name="T1333">и списък със свързаните в момента пиъри<text:s/></text:span><text:span text:style-name="T1334">(</text:span><text:span text:style-name="T1335">в структурата от данни<text:s/></text:span><text:span text:style-name="T1336">PeerState</text:span><text:span text:style-name="T1337">).</text:span></text:p>
      <text:p text:style-name="P1338"><text:span text:style-name="T1339">Той разкрива методите<text:s/></text:span><text:span text:style-name="T1340">Start, Stop,<text:s/></text:span><text:span text:style-name="T1341">и<text:s/></text:span><text:span text:style-name="T1342">AddEndpoints –<text:s/></text:span><text:span text:style-name="T1343">следователно за стартиране</text:span><text:span text:style-name="T1344"><text:s/></text:span><text:span text:style-name="T1345">на съст</text:span><text:span text:style-name="T1346">оянието, спиране, и добавяне на нови адреси към пиъри.</text:span></text:p>
      <text:p text:style-name="P1347"><text:span text:style-name="T1348">Класовете, наследяващи<text:s/></text:span><text:span text:style-name="T1349">TorrentMode</text:span><text:span text:style-name="T1350"><text:s/></text:span><text:span text:style-name="T1351">работят в асинхронен режим – не блокират основната нишка на приложението. Важно е да се отбележи, че въпреки това изричната употреба на нишки в тези класове е<text:s/></text:span><text:span text:style-name="T1352">избегната с цел чистота на реализацията и ограничение на<text:s/></text:span><text:span text:style-name="T1353">грешките</text:span><text:span text:style-name="T1354">.</text:span></text:p>
      <text:p text:style-name="P1355"><text:span text:style-name="T1356">TorrentMode</text:span><text:span text:style-name="T1357"><text:s/></text:span><text:span text:style-name="T1358">предоставя имплементации за обработката на повечето съобщения, с две изключения –<text:s/></text:span><text:span text:style-name="T1359">HandlePiece<text:s/></text:span><text:span text:style-name="T1360">и<text:s/></text:span><text:span text:style-name="T1361">HandleRequest,<text:s/></text:span><text:span text:style-name="T1362">коита са съответно методите за обработка на<text:s/></text:span><text:span text:style-name="T1363">Piece<text:s/></text:span><text:span text:style-name="T1364">и<text:s/></text:span><text:span text:style-name="T1365">Request<text:s/></text:span><text:span text:style-name="T1366">съобще</text:span><text:span text:style-name="T1367">ния. Те се имплементират по различен начин в класовете-наследници.</text:span></text:p>
      <text:p text:style-name="P1368"><text:span text:style-name="T1369">Почти всички методи във<text:s/></text:span><text:span text:style-name="T1370">TorrentMode</text:span><text:span text:style-name="T1371"><text:s/></text:span><text:span text:style-name="T1372">са виртуални, и позволяват модификация в класовете-наследници, в случай на нужда.</text:span></text:p>
      <text:p text:style-name="P1373"><text:span text:style-name="T1374">Тъй като<text:s/></text:span><text:span text:style-name="T1375">TorrentMode</text:span><text:span text:style-name="T1376"><text:s/></text:span><text:span text:style-name="T1377">работи асинхронно, той предлага събитието<text:s/></text:span><text:span text:style-name="T1378">RaisedEx</text:span><text:span text:style-name="T1379">ception,<text:s/></text:span><text:span text:style-name="T1380">което позволява изключенията, генерирани в класа, да се прехвърлят на главната нишка за обработка.</text:span></text:p>
      <text:p text:style-name="P1381"><text:span text:style-name="T1382">DownloadMode</text:span><text:span text:style-name="T1383"><text:s/></text:span><text:span text:style-name="T1384">предлага събитията<text:s/></text:span><text:span text:style-name="T1385">DownloadComplete,<text:s/></text:span><text:span text:style-name="T1386">което се изпълнява когато всички данни са изтеглени, и<text:s/></text:span><text:span text:style-name="T1387">FlushedToDisk –<text:s/></text:span><text:span text:style-name="T1388">когато всички данни са<text:s/></text:span><text:span text:style-name="T1389">записани.</text:span></text:p>
      <text:p text:style-name="P1390"><text:span text:style-name="T1391">HashingMode<text:s/></text:span><text:span text:style-name="T1392">предлага събитието<text:s/></text:span><text:span text:style-name="T1393">HashingComplete</text:span><text:span text:style-name="T1394">, което се изпълнява когато хешването приключи, независимо от целостта на данните, която е установена.</text:span></text:p>
      <text:p text:style-name="P1395"><text:span text:style-name="T1396">SeedMode<text:s/></text:span><text:span text:style-name="T1397">не предлага никакви събития – процеса на сийдването предължава безкрайно.</text:span></text:p>
      <text:p text:style-name="P1398">Последователността на действие на трите класа е следната:</text:p>
      <text:list text:style-name="LFO11" text:continue-numbering="true">
        <text:list-item>
          <text:list>
            <text:list-item>
              <text:p text:style-name="P1399"><text:span text:style-name="T1400">Начална проверка на данните с<text:s/></text:span><text:span text:style-name="T1401">HashingMode</text:span><text:span text:style-name="T1402"><text:s/>–<text:s/></text:span><text:span text:style-name="T1403">ако не всички данни са налични, се минава към стъпка<text:s/></text:span><text:span text:style-name="T1404">b,<text:s/></text:span><text:span text:style-name="T1405">ако всички данни са налични, се минава към стъпка</text:span><text:span text:style-name="T1406"><text:s/>d</text:span></text:p>
            </text:list-item>
            <text:list-item>
              <text:p text:style-name="P1407"><text:span text:style-name="T1408">Изтегляне на липсващите данни от торента с<text:s/></text:span><text:span text:style-name="T1409">DownloadMode</text:span></text:p>
            </text:list-item>
            <text:list-item>
              <text:p text:style-name="P1410"><text:span text:style-name="T1411">Пров</text:span><text:span text:style-name="T1412">ерка на данните с<text:s/></text:span><text:span text:style-name="T1413">HashingMode</text:span><text:span text:style-name="T1414"><text:s/>–<text:s/></text:span><text:span text:style-name="T1415">ако всички данни са изтеглени коректно, се минава към стъпка<text:s/></text:span><text:span text:style-name="T1416">d,<text:s/></text:span><text:span text:style-name="T1417">в противен случай се повтаря стъпка<text:s/></text:span><text:span text:style-name="T1418">b</text:span></text:p>
            </text:list-item>
            <text:list-item>
              <text:p text:style-name="P1419"><text:span text:style-name="T1420">Стартиране на сийд процеса чрез<text:s/></text:span><text:span text:style-name="T1421">SeedMode</text:span></text:p>
            </text:list-item>
          </text:list>
        </text:list-item>
      </text:list>
      <text:p text:style-name="P1422"><text:span text:style-name="T1423">Блокова схема на основния алгоритъм на действие може да бъде намерен на фигура 1.</text:span><text:span text:style-name="T1424">4</text:span><text:span text:style-name="T1425">.1.<text:s/></text:span></text:p>
      <text:p text:style-name="P1426"><text:span text:style-name="T1427">Действието на всеки от класовете може да бъде прекъснато във всеки един момент чрез публичния метод<text:s/></text:span><text:span text:style-name="T1428">Stop.</text:span></text:p>
      <text:p text:style-name="P1429"><draw:frame draw:z-index="251665408" draw:id="id2" draw:style-name="a8" draw:name="Object 1" text:anchor-type="as-char" svg:x="0in" svg:y="0in" svg:width="2.33333in" svg:height="7.0416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1430"><text:span text:style-name="T1431">Фигура 1.</text:span>4<text:span text:style-name="T1432">.1</text:span><text:s/><text:span text:style-name="T1433">Блок-схема на последователността на действието на класовете<text:s/></text:span>DownloadMode, SeedMode, HashingMode.</text:p>
      <text:p text:style-name="P1434"/>
      <text:soft-page-break/>
      <text:list text:style-name="LFO10" text:continue-numbering="true">
        <text:list-item>
          <text:list>
            <text:list-item>
              <text:p text:style-name="P1435">BlockStrategist</text:p>
            </text:list-item>
          </text:list>
        </text:list-item>
      </text:list>
      <text:p text:style-name="P1436"/>
      <text:p text:style-name="P1437"><text:span text:style-name="T1438">Задачата на този клас е да посочва на<text:s/></text:span><text:span text:style-name="T1439">TorrentMode</text:span><text:span text:style-name="T1440">-a,<text:s/></text:span><text:span text:style-name="T1441">който го използва, следващия блок, който да поръча от даден пиър.<text:s/></text:span><text:span text:style-name="T1442">BlockStrategist</text:span><text:span text:style-name="T1443"><text:s/></text:span><text:span text:style-name="T1444">следи за състоянието на парчетата и блоковете в торента, и базира стратегията си спрямо тях. Той също така съдържа събитието<text:s/></text:span><text:span text:style-name="T1445">HavePiece,<text:s/></text:span><text:span text:style-name="T1446">което се извиква в случай че всички блокове, съставяще някое торент парче, са намерени.<text:s/></text:span><text:span text:style-name="T1447">Свойството<text:s/></text:span><text:span text:style-name="T1448">Complete<text:s/></text:span><text:span text:style-name="T1449">показва дали всички парчета са налични. Методът<text:s/></text:span><text:span text:style-name="T1450">Next (</text:span><text:span text:style-name="T1451">с параметър – битполе на пиър</text:span><text:span text:style-name="T1452">),<text:s/></text:span><text:span text:style-name="T1453">избира несъществуващ блок</text:span><text:span text:style-name="T1454">,<text:s/></text:span><text:span text:style-name="T1455">наличен в битполето</text:span><text:span text:style-name="T1456">, и го връща</text:span><text:span text:style-name="T1457">. С методът<text:s/></text:span><text:span text:style-name="T1458">Received<text:s/></text:span><text:span text:style-name="T1459">се информира класа, че даден блок е получен. Класът е подходящ за употреба от много нишки</text:span><text:span text:style-name="T1460">.</text:span></text:p>
      <text:p text:style-name="P1461"/>
      <text:list text:style-name="LFO10" text:continue-numbering="true">
        <text:list-item>
          <text:list>
            <text:list-item>
              <text:p text:style-name="P1462">BlockManager</text:p>
            </text:list-item>
          </text:list>
        </text:list-item>
      </text:list>
      <text:p text:style-name="P1463"/>
      <text:p text:style-name="P1464"><text:span text:style-name="T1465">Този клас осъществява връзката между<text:s/></text:span><text:span text:style-name="T1466">TorrentMode</text:span><text:span text:style-name="T1467">-a,<text:s/></text:span><text:span text:style-name="T1468">асоцииран с него, и асинхронния клас за достъп до диска<text:s/></text:span><text:span text:style-name="T1469">DiskIO</text:span><text:span text:style-name="T1470">. BlockManager<text:s/></text:span><text:span text:style-name="T1471">извършва записване и четене на пакети от данни с адрес и големина, върху колекцията от файлове, съхранена в<text:s/></text:span><text:span text:style-name="T1472">TorrentData</text:span><text:span text:style-name="T1473"><text:s/>инстанцията му.</text:span></text:p>
      <text:p text:style-name="P1474"><text:span text:style-name="T1475">Една основна функция на класа е пренасянето на данни, с адреси, базирани на целия торент файл</text:span><text:span text:style-name="T1476">(</text:span><text:span text:style-name="T1477">без разграничение между отделните файлове</text:span><text:span text:style-name="T1478">),<text:s/></text:span><text:span text:style-name="T1479">към данни с адреси, базирани на файла, в който попадат тези данни, спрямо адреса и големината на файла, указани в метаданните. В доста голям брой случаи един пакет данни трябва да бъде разделен между два или повече файла, като логиката за извършване на това действие е капсулирана изцяло в този клас. Класът е асинхронен и използва асинхронните методи на класа<text:s/></text:span><text:span text:style-name="T1480">DiskIO</text:span><text:span text:style-name="T1481">,<text:s/></text:span><text:span text:style-name="T1482">за да извършва отделните файлови операции. Разчита се на делегати и обратни извиквания, за да се върнат прочетените от класа данни към поръчителя на данните<text:s/></text:span><text:span text:style-name="T1483">(</text:span><text:span text:style-name="T1484">обикновено<text:s/></text:span><text:span text:style-name="T1485">TorrentMode</text:span><text:span text:style-name="T1486">).</text:span></text:p>
      <text:p text:style-name="P1487"/>
      <text:list text:style-name="LFO10" text:continue-numbering="true">
        <text:list-item>
          <text:list>
            <text:list-item>
              <text:p text:style-name="P1488">DiskIO</text:p>
            </text:list-item>
          </text:list>
        </text:list-item>
      </text:list>
      <text:p text:style-name="P1489"/>
      <text:p text:style-name="P1490"><text:span text:style-name="T1491">Този клас осъществява дисковите операции записване и четене на ниско ниво, по асинхронен начин. Той предлага методи за записване и четене, които изискват адрес и големина на желания блок данни, поток към желания файл, и делегат към код, който да бъде извикан с резултата от завършването на операцията.<text:s/></text:span><text:span text:style-name="T1492">DiskIO<text:s/></text:span><text:span text:style-name="T1493">използва една нишка и две опашки, на които се редят съответно изчакващите заявки за писане и четене. Нишката итерира през опашките, докато те не останат празни, и изпълнява заявките, съдържащи се в тях.</text:span><text:span text:style-name="T1494"><text:s/></text:span><text:span text:style-name="T1495">По този начин се намалява натоварването на диска, и се избягва достъпът до диска само за един блок данни – класът изчаква да се натрупа известен брой заявки, преди да ги изпълни.</text:span></text:p>
      <text:p text:style-name="P14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2"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3-10T12:40:00Z</dc:date>
    <meta:template xlink:href="Normal.dotm" xlink:type="simple"/>
    <meta:editing-cycles>226</meta:editing-cycles>
    <meta:editing-duration>PT90360S</meta:editing-duration>
    <meta:document-statistic meta:page-count="31" meta:paragraph-count="480" meta:word-count="6751" meta:character-count="45157" meta:row-count="904" meta:non-whitespace-character-count="38886"/>
  </office:meta>
</office:document-meta>
</file>